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93cm"/>
    </style:style>
    <style:style style:name="co3" style:family="table-column">
      <style:table-column-properties fo:break-before="auto" style:column-width="3.27cm"/>
    </style:style>
    <style:style style:name="co4" style:family="table-column">
      <style:table-column-properties fo:break-before="auto" style:column-width="18.036cm"/>
    </style:style>
    <style:style style:name="co5" style:family="table-column">
      <style:table-column-properties fo:break-before="auto" style:column-width="16.588cm"/>
    </style:style>
    <style:style style:name="co6" style:family="table-column">
      <style:table-column-properties fo:break-before="auto" style:column-width="14.395cm"/>
    </style:style>
    <style:style style:name="co7" style:family="table-column">
      <style:table-column-properties fo:break-before="auto" style:column-width="10.735cm"/>
    </style:style>
    <style:style style:name="co8" style:family="table-column">
      <style:table-column-properties fo:break-before="auto" style:column-width="3.664cm"/>
    </style:style>
    <style:style style:name="co9" style:family="table-column">
      <style:table-column-properties fo:break-before="auto" style:column-width="3.614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6.821cm"/>
    </style:style>
    <style:style style:name="co12" style:family="table-column">
      <style:table-column-properties fo:break-before="auto" style:column-width="8.407cm"/>
    </style:style>
    <style:style style:name="co13" style:family="table-column">
      <style:table-column-properties fo:break-before="auto" style:column-width="6.701cm"/>
    </style:style>
    <style:style style:name="co14" style:family="table-column">
      <style:table-column-properties fo:break-before="auto" style:column-width="1.972cm"/>
    </style:style>
    <style:style style:name="co15" style:family="table-column">
      <style:table-column-properties fo:break-before="auto" style:column-width="3.494cm"/>
    </style:style>
    <style:style style:name="co16" style:family="table-column">
      <style:table-column-properties fo:break-before="auto" style:column-width="4.357cm"/>
    </style:style>
    <style:style style:name="co17" style:family="table-column">
      <style:table-column-properties fo:break-before="auto" style:column-width="4.221cm"/>
    </style:style>
    <style:style style:name="co18" style:family="table-column">
      <style:table-column-properties fo:break-before="auto" style:column-width="4.764cm"/>
    </style:style>
    <style:style style:name="co19" style:family="table-column">
      <style:table-column-properties fo:break-before="auto" style:column-width="3.993cm"/>
    </style:style>
    <style:style style:name="co20" style:family="table-column">
      <style:table-column-properties fo:break-before="auto" style:column-width="12.114cm"/>
    </style:style>
    <style:style style:name="co21" style:family="table-column">
      <style:table-column-properties fo:break-before="auto" style:column-width="2.768cm"/>
    </style:style>
    <style:style style:name="co22" style:family="table-column">
      <style:table-column-properties fo:break-before="auto" style:column-width="9.758cm"/>
    </style:style>
    <style:style style:name="co23" style:family="table-column">
      <style:table-column-properties fo:break-before="auto" style:column-width="5.842cm"/>
    </style:style>
    <style:style style:name="co24" style:family="table-column">
      <style:table-column-properties fo:break-before="auto" style:column-width="13.667cm"/>
    </style:style>
    <style:style style:name="co25" style:family="table-column">
      <style:table-column-properties fo:break-before="auto" style:column-width="13.134cm"/>
    </style:style>
    <style:style style:name="co26" style:family="table-column">
      <style:table-column-properties fo:break-before="auto" style:column-width="3.593cm"/>
    </style:style>
    <style:style style:name="co27" style:family="table-column">
      <style:table-column-properties fo:break-before="auto" style:column-width="3.658cm"/>
    </style:style>
    <style:style style:name="co28" style:family="table-column">
      <style:table-column-properties fo:break-before="auto" style:column-width="6.426cm"/>
    </style:style>
    <style:style style:name="co29" style:family="table-column">
      <style:table-column-properties fo:break-before="auto" style:column-width="6.535cm"/>
    </style:style>
    <style:style style:name="co30" style:family="table-column">
      <style:table-column-properties fo:break-before="auto" style:column-width="15.572cm"/>
    </style:style>
    <style:style style:name="co31" style:family="table-column">
      <style:table-column-properties fo:break-before="auto" style:column-width="13.234cm"/>
    </style:style>
    <style:style style:name="co32" style:family="table-column">
      <style:table-column-properties fo:break-before="auto" style:column-width="12.726cm"/>
    </style:style>
    <style:style style:name="co33" style:family="table-column">
      <style:table-column-properties fo:break-before="auto" style:column-width="10.181cm"/>
    </style:style>
    <style:style style:name="ro1" style:family="table-row">
      <style:table-row-properties style:row-height="0.94cm" fo:break-before="auto" style:use-optimal-row-height="tru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3.343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2.226cm" fo:break-before="auto" style:use-optimal-row-height="true"/>
    </style:style>
    <style:style style:name="ro6" style:family="table-row">
      <style:table-row-properties style:row-height="2.723cm" fo:break-before="auto" style:use-optimal-row-height="false"/>
    </style:style>
    <style:style style:name="ro7" style:family="table-row">
      <style:table-row-properties style:row-height="2.852cm" fo:break-before="auto" style:use-optimal-row-height="false"/>
    </style:style>
    <style:style style:name="ro8" style:family="table-row">
      <style:table-row-properties style:row-height="2.685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3.29cm" fo:break-before="auto" style:use-optimal-row-height="true"/>
    </style:style>
    <style:style style:name="ro12" style:family="table-row">
      <style:table-row-properties style:row-height="2.983cm" fo:break-before="auto" style:use-optimal-row-height="false"/>
    </style:style>
    <style:style style:name="ro13" style:family="table-row">
      <style:table-row-properties style:row-height="3.395cm" fo:break-before="auto" style:use-optimal-row-height="true"/>
    </style:style>
    <style:style style:name="ro14" style:family="table-row">
      <style:table-row-properties style:row-height="2.842cm" fo:break-before="auto" style:use-optimal-row-height="true"/>
    </style:style>
    <style:style style:name="ro15" style:family="table-row">
      <style:table-row-properties style:row-height="3.23cm" fo:break-before="auto" style:use-optimal-row-height="true"/>
    </style:style>
    <style:style style:name="ro16" style:family="table-row">
      <style:table-row-properties style:row-height="1.72cm" fo:break-before="auto" style:use-optimal-row-height="false"/>
    </style:style>
    <style:style style:name="ro17" style:family="table-row">
      <style:table-row-properties style:row-height="2.593cm" fo:break-before="auto" style:use-optimal-row-height="fals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3.51cm" fo:break-before="auto" style:use-optimal-row-height="false"/>
    </style:style>
    <style:style style:name="ro20" style:family="table-row">
      <style:table-row-properties style:row-height="3.064cm" fo:break-before="auto" style:use-optimal-row-height="false"/>
    </style:style>
    <style:style style:name="ro21" style:family="table-row">
      <style:table-row-properties style:row-height="2.526cm" fo:break-before="auto" style:use-optimal-row-height="false"/>
    </style:style>
    <style:style style:name="ro22" style:family="table-row">
      <style:table-row-properties style:row-height="3.791cm" fo:break-before="auto" style:use-optimal-row-height="true"/>
    </style:style>
    <style:style style:name="ro23" style:family="table-row">
      <style:table-row-properties style:row-height="2.263cm" fo:break-before="auto" style:use-optimal-row-height="false"/>
    </style:style>
    <style:style style:name="ro24" style:family="table-row">
      <style:table-row-properties style:row-height="0.683cm" fo:break-before="auto" style:use-optimal-row-height="true"/>
    </style:style>
    <style:style style:name="ro25" style:family="table-row">
      <style:table-row-properties style:row-height="0.526cm" fo:break-before="auto" style:use-optimal-row-height="false"/>
    </style:style>
    <style:style style:name="ro26" style:family="table-row">
      <style:table-row-properties style:row-height="0.452cm" fo:break-before="auto" style:use-optimal-row-height="false"/>
    </style:style>
    <style:style style:name="ro27" style:family="table-row">
      <style:table-row-properties style:row-height="0.753cm" fo:break-before="auto" style:use-optimal-row-height="true"/>
    </style:style>
    <style:style style:name="ro28" style:family="table-row">
      <style:table-row-properties style:row-height="2.263cm" fo:break-before="auto" style:use-optimal-row-height="true"/>
    </style:style>
    <style:style style:name="ro29" style:family="table-row">
      <style:table-row-properties style:row-height="0.965cm" fo:break-before="auto" style:use-optimal-row-height="true"/>
    </style:style>
    <style:style style:name="ro30" style:family="table-row">
      <style:table-row-properties style:row-height="4.29cm" fo:break-before="auto" style:use-optimal-row-height="true"/>
    </style:style>
    <style:style style:name="ro31" style:family="table-row">
      <style:table-row-properties style:row-height="4.369cm" fo:break-before="auto" style:use-optimal-row-height="true"/>
    </style:style>
    <style:style style:name="ro32" style:family="table-row">
      <style:table-row-properties style:row-height="4.844cm" fo:break-before="auto" style:use-optimal-row-height="true"/>
    </style:style>
    <style:style style:name="ro33" style:family="table-row">
      <style:table-row-properties style:row-height="3.685cm" fo:break-before="auto" style:use-optimal-row-height="false"/>
    </style:style>
    <style:style style:name="ro34" style:family="table-row">
      <style:table-row-properties style:row-height="4.413cm" fo:break-before="auto" style:use-optimal-row-height="false"/>
    </style:style>
    <style:style style:name="ro35" style:family="table-row">
      <style:table-row-properties style:row-height="4.343cm" fo:break-before="auto" style:use-optimal-row-height="true"/>
    </style:style>
    <style:style style:name="ro36" style:family="table-row">
      <style:table-row-properties style:row-height="3.055cm" fo:break-before="auto" style:use-optimal-row-height="false"/>
    </style:style>
    <style:style style:name="ro37" style:family="table-row">
      <style:table-row-properties style:row-height="3.401cm" fo:break-before="auto" style:use-optimal-row-height="false"/>
    </style:style>
    <style:style style:name="ro38" style:family="table-row">
      <style:table-row-properties style:row-height="4.33cm" fo:break-before="auto" style:use-optimal-row-height="true"/>
    </style:style>
    <style:style style:name="ro39" style:family="table-row">
      <style:table-row-properties style:row-height="4.897cm" fo:break-before="auto" style:use-optimal-row-height="true"/>
    </style:style>
    <style:style style:name="ro40" style:family="table-row">
      <style:table-row-properties style:row-height="2.237cm" fo:break-before="auto" style:use-optimal-row-height="true"/>
    </style:style>
    <style:style style:name="ro41" style:family="table-row">
      <style:table-row-properties style:row-height="3.738cm" fo:break-before="auto" style:use-optimal-row-height="true"/>
    </style:style>
    <style:style style:name="ro42" style:family="table-row">
      <style:table-row-properties style:row-height="3.475cm" fo:break-before="auto" style:use-optimal-row-height="true"/>
    </style:style>
    <style:style style:name="ro43" style:family="table-row">
      <style:table-row-properties style:row-height="3.9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0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style:font-size-asian="14pt" style:font-size-complex="14pt"/>
    </style:style>
    <style:style style:name="ce180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182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205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206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208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209" style:family="table-cell" style:parent-style-name="Default">
      <style:table-cell-properties fo:border-bottom="0.74pt solid #000000" style:text-align-source="fix" style:repeat-content="false" fo:border-left="none" fo:padding="0.199cm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10" style:family="table-cell" style:parent-style-name="Default">
      <style:table-cell-properties style:text-align-source="fix" style:repeat-content="false" fo:background-color="transparent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211" style:family="table-cell" style:parent-style-name="Default">
      <style:table-cell-properties fo:background-color="#ffffff" fo:padding="0.199cm" style:vertical-align="middle"/>
      <style:text-properties fo:font-size="14pt" style:font-size-asian="14pt" style:font-size-complex="14pt"/>
    </style:style>
    <style:style style:name="ce212" style:family="table-cell" style:parent-style-name="Default">
      <style:table-cell-properties fo:border-bottom="none" fo:background-color="#ffffff" fo:border-left="none" fo:padding="0.199cm" fo:border-right="none" fo:border-top="0.74pt solid #000000" style:vertical-align="middle"/>
      <style:text-properties fo:font-size="14pt" style:font-size-asian="14pt" style:font-size-complex="14pt"/>
    </style:style>
    <style:style style:name="ce213" style:family="table-cell" style:parent-style-name="Default">
      <style:table-cell-properties fo:border-bottom="0.74pt solid #000000" fo:background-color="#ffffff" fo:border-left="none" fo:padding="0.199cm" fo:border-right="none" fo:border-top="none" style:vertical-align="middle"/>
      <style:text-properties fo:font-size="14pt" style:font-size-asian="14pt" style:font-size-complex="14pt"/>
    </style:style>
    <style:style style:name="ce214" style:family="table-cell" style:parent-style-name="Default">
      <style:table-cell-properties fo:padding="0.199cm" style:vertical-align="middle"/>
      <style:text-properties fo:font-size="14pt" style:font-size-asian="14pt" style:font-size-complex="14pt"/>
    </style:style>
    <style:style style:name="ce217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219" style:family="table-cell" style:parent-style-name="Default">
      <style:table-cell-properties fo:border-bottom="0.74pt solid #000000" fo:background-color="#e0c2cd" style:text-align-source="fix" style:repeat-content="false" fo:border-left="0.74pt solid #000000" fo:padding="0.199cm" fo:border-right="none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20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able-cell-properties fo:border-bottom="0.74pt solid #000000" fo:background-color="#e0c2cd" fo:border-left="none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222" style:family="table-cell" style:parent-style-name="Default">
      <style:table-cell-properties fo:border="0.74pt solid #000000" fo:padding="0.199cm" style:vertical-align="middle"/>
      <style:text-properties fo:font-size="14pt" style:font-size-asian="14pt" style:font-size-complex="14pt"/>
    </style:style>
    <style:style style:name="ce223" style:family="table-cell" style:parent-style-name="Default">
      <style:table-cell-properties fo:background-color="#cccccc" fo:border="0.74pt solid #000000" fo:padding="0.199cm" style:vertical-align="middle"/>
      <style:text-properties fo:font-size="14pt" style:font-size-asian="14pt" style:font-size-complex="14pt"/>
    </style:style>
    <style:style style:name="ce224" style:family="table-cell" style:parent-style-name="Default">
      <style:table-cell-properties fo:background-color="transparent" fo:border="0.74pt solid #000000" fo:padding="0.199cm" style:vertical-align="middle"/>
      <style:text-properties fo:font-size="14pt" style:font-size-asian="14pt" style:font-size-complex="14pt"/>
    </style:style>
    <style:style style:name="ce225" style:family="table-cell" style:parent-style-name="Default">
      <style:table-cell-properties fo:border-bottom="none" fo:background-color="#cccccc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226" style:family="table-cell" style:parent-style-name="Default">
      <style:table-cell-properties fo:background-color="#cccccc" fo:border="none" fo:padding="0.199cm" style:vertical-align="middle"/>
      <style:text-properties fo:font-size="14pt" style:font-size-asian="14pt" style:font-size-complex="14pt"/>
    </style:style>
    <style:style style:name="ce227" style:family="table-cell" style:parent-style-name="Default">
      <style:table-cell-properties fo:border-bottom="0.74pt solid #000000" fo:background-color="#cccccc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232" style:family="table-cell" style:parent-style-name="Default">
      <style:table-cell-properties fo:background-color="#ffffff" fo:border="0.74pt solid #000000" fo:padding="0.199cm" style:vertical-align="middle"/>
      <style:text-properties fo:font-size="14pt" style:font-size-asian="14pt" style:font-size-complex="14pt"/>
    </style:style>
    <style:style style:name="ce235" style:family="table-cell" style:parent-style-name="Default">
      <style:table-cell-properties fo:border-bottom="none" fo:background-color="#ffffff" fo:border-left="none" fo:padding="0.199cm" fo:border-right="0.74pt solid #000000" fo:border-top="none" style:vertical-align="middle"/>
      <style:text-properties fo:font-size="14pt" style:font-size-asian="14pt" style:font-size-complex="14pt"/>
    </style:style>
    <style:style style:name="ce237" style:family="table-cell" style:parent-style-name="Default">
      <style:table-cell-properties fo:border-bottom="none" fo:background-color="#ffffff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238" style:family="table-cell" style:parent-style-name="Default">
      <style:table-cell-properties fo:border-bottom="0.74pt solid #000000" fo:background-color="#ffffff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239" style:family="table-cell" style:parent-style-name="Default">
      <style:table-cell-properties fo:border-bottom="none" fo:background-color="#cccccc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240" style:family="table-cell" style:parent-style-name="Default">
      <style:table-cell-properties fo:border-bottom="none" fo:background-color="#cccccc" fo:border-left="none" fo:padding="0.199cm" fo:border-right="0.74pt solid #000000" fo:border-top="none" style:vertical-align="middle"/>
      <style:text-properties fo:font-size="14pt" style:font-size-asian="14pt" style:font-size-complex="14pt"/>
    </style:style>
    <style:style style:name="ce241" style:family="table-cell" style:parent-style-name="Default">
      <style:table-cell-properties fo:border-bottom="none" fo:background-color="#cccccc" style:text-align-source="fix" style:repeat-content="false" fo:border-left="none" fo:padding="0.199cm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242" style:family="table-cell" style:parent-style-name="Default">
      <style:table-cell-properties fo:background-color="#ffffff" fo:border="0.74pt solid #000000" fo:padding="0.199cm" style:vertical-align="middle"/>
      <style:text-properties fo:color="#000000" fo:font-size="14pt" style:font-size-asian="14pt" style:font-size-complex="14pt"/>
    </style:style>
    <style:style style:name="ce243" style:family="table-cell" style:parent-style-name="Default">
      <style:table-cell-properties fo:background-color="#cccccc" fo:border="0.06pt solid #000000" fo:padding="0.199cm" style:vertical-align="middle"/>
      <style:text-properties fo:font-size="14pt" style:font-size-asian="14pt" style:font-size-complex="14pt"/>
    </style:style>
    <style:style style:name="ce245" style:family="table-cell" style:parent-style-name="Default">
      <style:table-cell-properties fo:border-bottom="none" fo:background-color="#ffffff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246" style:family="table-cell" style:parent-style-name="Default">
      <style:table-cell-properties fo:border-bottom="none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247" style:family="table-cell" style:parent-style-name="Default">
      <style:table-cell-properties fo:border-bottom="0.74pt solid #000000" style:text-align-source="value-type" style:repeat-content="false" fo:border-left="0.74pt solid #000000" fo:padding="0.199cm" fo:border-right="0.74pt solid #000000" fo:border-top="none" style:vertical-align="middle"/>
      <style:paragraph-properties fo:margin-left="0cm"/>
      <style:text-properties fo:font-size="14pt" style:font-size-asian="14pt" style:font-size-complex="14pt"/>
    </style:style>
    <style:style style:name="ce248" style:family="table-cell" style:parent-style-name="Default">
      <style:table-cell-properties fo:background-color="#b2b2b2" fo:border="0.06pt solid #000000" fo:padding="0.199cm" style:vertical-align="middle"/>
      <style:text-properties fo:font-size="14pt" style:font-size-asian="14pt" style:font-size-complex="14pt"/>
    </style:style>
    <style:style style:name="ce249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250" style:family="table-cell" style:parent-style-name="Default">
      <style:table-cell-properties fo:border-bottom="none" fo:background-color="#ffffff" fo:border-left="0.06pt solid #000000" fo:padding="0.199cm" fo:border-right="0.06pt solid #000000" fo:border-top="0.06pt solid #000000" style:vertical-align="middle"/>
      <style:text-properties fo:font-size="14pt" style:font-size-asian="14pt" style:font-size-complex="14pt"/>
    </style:style>
    <style:style style:name="ce251" style:family="table-cell" style:parent-style-name="Default">
      <style:table-cell-properties fo:border-bottom="none" fo:background-color="#ffffff" fo:border-left="0.06pt solid #000000" fo:padding="0.199cm" fo:border-right="0.06pt solid #000000" fo:border-top="none" style:vertical-align="middle"/>
      <style:text-properties fo:font-size="14pt" style:font-size-asian="14pt" style:font-size-complex="14pt"/>
    </style:style>
    <style:style style:name="ce252" style:family="table-cell" style:parent-style-name="Default">
      <style:table-cell-properties fo:border-bottom="none" fo:background-color="#cccccc" fo:border-left="0.06pt solid #000000" fo:padding="0.199cm" fo:border-right="0.06pt solid #000000" fo:border-top="none" style:vertical-align="middle"/>
      <style:text-properties fo:font-size="14pt" style:font-size-asian="14pt" style:font-size-complex="14pt"/>
    </style:style>
    <style:style style:name="ce253" style:family="table-cell" style:parent-style-name="Default">
      <style:table-cell-properties fo:border-bottom="none" fo:background-color="#ffffff" fo:border-left="0.06pt solid #000000" fo:padding="0.199cm" fo:border-right="0.06pt solid #000000" fo:border-top="none" style:vertical-align="middle"/>
      <style:text-properties fo:color="#000000" fo:font-size="14pt" style:font-size-asian="14pt" style:font-size-complex="14pt"/>
    </style:style>
    <style:style style:name="ce255" style:family="table-cell" style:parent-style-name="Default">
      <style:table-cell-properties fo:border-bottom="0.06pt solid #000000" fo:background-color="#cccccc" fo:border-left="0.06pt solid #000000" fo:padding="0.199cm" fo:border-right="0.06pt solid #000000" fo:border-top="none" style:vertical-align="middle"/>
      <style:text-properties fo:font-size="14pt" style:font-size-asian="14pt" style:font-size-complex="14pt"/>
    </style:style>
    <style:style style:name="ce256" style:family="table-cell" style:parent-style-name="Default">
      <style:table-cell-properties fo:background-color="#e0c2cd" fo:border="0.74pt solid #000000" fo:padding="0.199cm" style:vertical-align="middle"/>
      <style:text-properties fo:font-size="14pt" style:font-size-asian="14pt" style:font-size-complex="14pt"/>
    </style:style>
    <style:style style:name="ce257" style:family="table-cell" style:parent-style-name="Default">
      <style:table-cell-properties fo:border-bottom="none" style:text-align-source="value-type" style:repeat-content="false" fo:border-left="0.74pt solid #000000" fo:padding="0.199cm" fo:border-right="0.74pt solid #000000" fo:border-top="none" style:vertical-align="middle"/>
      <style:paragraph-properties fo:margin-left="0cm"/>
      <style:text-properties fo:font-size="14pt" style:font-size-asian="14pt" style:font-size-complex="14pt"/>
    </style:style>
    <style:style style:name="ce258" style:family="table-cell" style:parent-style-name="Default">
      <style:table-cell-properties fo:border-bottom="none" fo:background-color="#cccccc" fo:border-left="0.74pt solid #000000" fo:border-right="0.74pt solid #000000" fo:border-top="none" style:vertical-align="middle"/>
      <style:text-properties fo:font-size="14pt" style:font-size-asian="14pt" style:font-size-complex="14pt"/>
    </style:style>
    <style:style style:name="ce259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start" fo:margin-left="0cm"/>
      <style:text-properties fo:font-size="14pt" style:font-size-asian="14pt" style:font-size-complex="14pt"/>
    </style:style>
    <style:style style:name="ce260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start" fo:margin-left="0cm"/>
      <style:text-properties fo:font-size="14pt" style:font-size-asian="14pt" style:font-size-complex="14pt"/>
    </style:style>
    <style:style style:name="ce261" style:family="table-cell" style:parent-style-name="Default">
      <style:table-cell-properties fo:background-color="transparent" fo:padding="0.199cm" style:vertical-align="middle"/>
      <style:text-properties fo:color="#c9211e" fo:font-size="14pt" style:font-size-asian="14pt" style:font-size-complex="14pt"/>
    </style:style>
    <style:style style:name="ce262" style:family="table-cell" style:parent-style-name="Default">
      <style:table-cell-properties fo:background-color="transparent" fo:padding="0.199cm" style:vertical-align="middle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b7b3ca" style:text-align-source="fix" style:repeat-content="false" fo:border="0.74pt solid #000000" fo:padding="0.801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6" style:family="table-cell" style:parent-style-name="Default">
      <style:table-cell-properties fo:border-bottom="0.06pt solid #000000" fo:background-color="#ffa6a6" style:text-align-source="fix" style:repeat-content="false" fo:border-left="0.06pt solid #000000" fo:padding="0.801cm" fo:border-right="none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 fo:border="0.74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>
      <style:table-cell-properties fo:border="0.06pt solid #000000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84" style:family="table-cell" style:parent-style-name="Default">
      <style:table-cell-properties fo:border="0.74pt solid #000000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91" style:family="table-cell" style:parent-style-name="Default">
      <style:table-cell-properties fo:background-color="#dddddd" fo:border="0.06pt solid #000000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92" style:family="table-cell" style:parent-style-name="Default">
      <style:table-cell-properties fo:background-color="transparent" fo:border="0.06pt solid #000000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76" style:family="table-cell" style:parent-style-name="Default">
      <style:table-cell-properties fo:border-bottom="0.06pt solid #000000" fo:background-color="#ffa6a6" style:text-align-source="fix" style:repeat-content="false" fo:border-left="none" fo:padding="0.801cm" fo:border-right="none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style:text-align-source="value-type" style:repeat-content="false" fo:border="0.74pt solid #000000" fo:padding="0.801cm" style:vertical-align="middle"/>
      <style:paragraph-properties fo:margin-left="0cm"/>
      <style:text-properties fo:font-size="16pt" fo:font-weight="normal" style:font-size-asian="16pt" style:font-weight-asian="normal" style:font-size-complex="16pt" style:font-weight-complex="normal"/>
    </style:style>
    <style:style style:name="ce88" style:family="table-cell" style:parent-style-name="Default">
      <style:table-cell-properties fo:border="0.74pt solid #000000" fo:padding="0.801cm" style:vertical-align="middle"/>
      <style:text-properties fo:font-size="16pt" style:font-size-asian="16pt" style:font-size-complex="16pt"/>
    </style:style>
    <style:style style:name="ce85" style:family="table-cell" style:parent-style-name="Default">
      <style:table-cell-properties fo:background-color="transparent" fo:border="0.74pt solid #000000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51" style:family="table-cell" style:parent-style-name="Default">
      <style:table-cell-properties fo:border-bottom="0.06pt solid #000000" fo:background-color="#ffa6a6" style:text-align-source="fix" style:repeat-content="false" fo:border-left="none" fo:padding="0.801cm" fo:border-right="none" fo:border-top="0.06pt solid #000000" style:vertical-align="middle"/>
      <style:paragraph-properties fo:text-align="center" fo:margin-left="0cm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order="0.06pt solid #000000" fo:padding="0.801cm" style:vertical-align="middle"/>
      <style:text-properties fo:font-size="16pt" style:font-size-asian="16pt" style:font-size-complex="16pt"/>
    </style:style>
    <style:style style:name="ce156" style:family="table-cell" style:parent-style-name="Default">
      <style:table-cell-properties fo:background-color="transparent" fo:border="0.74pt solid #000000" fo:padding="0.801cm" style:vertical-align="middle"/>
      <style:text-properties fo:font-size="16pt" style:font-size-asian="16pt" style:font-size-complex="16pt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706cm"/>
      <style:text-properties fo:font-size="16pt" style:font-size-asian="16pt" style:font-size-complex="16pt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font-size="16pt" style:font-size-asian="16pt" style:font-size-complex="16pt"/>
    </style:style>
    <style:style style:name="ce1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.706cm"/>
      <style:text-properties fo:font-size="16pt" style:font-size-asian="16pt" style:font-size-complex="16pt"/>
    </style:style>
    <style:style style:name="ce165" style:family="table-cell" style:parent-style-name="Default">
      <style:table-cell-properties fo:background-color="#dddddd" fo:border="0.06pt solid #000000" fo:padding="0.801cm" style:vertical-align="middle"/>
      <style:text-properties fo:font-size="16pt" style:font-size-asian="16pt" style:font-size-complex="16pt"/>
    </style:style>
    <style:style style:name="ce1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.706cm"/>
      <style:text-properties fo:font-size="16pt" style:font-size-asian="16pt" style:font-size-complex="16pt"/>
    </style:style>
    <style:style style:name="ce167" style:family="table-cell" style:parent-style-name="Default">
      <style:table-cell-properties fo:background-color="#ffffff" fo:border="0.06pt solid #000000" fo:padding="0.801cm" style:vertical-align="middle"/>
      <style:text-properties fo:font-size="16pt" style:font-size-asian="16pt" style:font-size-complex="16pt"/>
    </style:style>
    <style:style style:name="ce265" style:family="table-cell" style:parent-style-name="Default">
      <style:table-cell-properties style:text-align-source="fix" style:repeat-content="false" fo:background-color="transparent" fo:border="0.74pt solid #000000" fo:padding="0.199cm" style:vertical-align="middle"/>
      <style:paragraph-properties fo:text-align="start" fo:margin-left="0cm"/>
      <style:text-properties fo:font-size="16pt" style:font-size-asian="16pt" style:font-size-complex="16pt"/>
    </style:style>
    <style:style style:name="ce2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6pt" style:font-size-asian="16pt" style:font-size-complex="16pt"/>
    </style:style>
    <style:style style:name="ce173" style:family="table-cell" style:parent-style-name="Default">
      <style:table-cell-properties style:text-align-source="fix" style:repeat-content="false" fo:background-color="transparent" fo:border="0.74pt solid #000000" fo:padding="0.199cm" style:vertical-align="middle"/>
      <style:paragraph-properties fo:text-align="start" fo:margin-left="0cm"/>
      <style:text-properties fo:font-size="16pt" style:font-size-asian="12pt" style:font-size-complex="12pt"/>
    </style:style>
    <style:style style:name="ce178" style:family="table-cell" style:parent-style-name="Default">
      <style:table-cell-properties style:text-align-source="fix" style:repeat-content="false" fo:background-color="transparent" fo:border="0.74pt solid #000000" fo:padding="0.199cm" style:vertical-align="middle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270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83" style:family="table-cell" style:parent-style-name="Default">
      <style:table-cell-properties style:text-align-source="fix" style:repeat-content="false" fo:border="0.74pt solid #000000" fo:padding="0.801cm" style:vertical-align="middle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90" style:family="table-cell" style:parent-style-name="Default">
      <style:table-cell-properties fo:border="0.74pt solid #000000" fo:padding="0.801cm" style:vertical-align="middle"/>
      <style:text-properties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order="0.06pt solid #000000" fo:padding="0.801cm" style:vertical-align="middle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94" style:family="table-cell" style:parent-style-name="Default">
      <style:table-cell-properties fo:border="0.06pt solid #000000" fo:padding="0.801cm" style:vertical-align="middle"/>
      <style:text-properties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 fo:padding="0.801cm" style:vertical-align="middle"/>
      <style:paragraph-properties fo:text-align="start" fo:margin-left="0cm"/>
      <style:text-properties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>
      <style:table-cell-properties fo:border-bottom="0.06pt solid #000000" fo:background-color="#ffa6a6" fo:border-left="none" fo:padding="0.801cm" fo:border-right="none" fo:border-top="0.06pt solid #000000" style:vertical-align="middle"/>
      <style:text-properties fo:font-size="16pt" style:font-size-asian="16pt" style:font-size-complex="16pt"/>
    </style:style>
    <style:style style:name="ce103" style:family="table-cell" style:parent-style-name="Default">
      <style:table-cell-properties fo:border="0.74pt solid #000000" fo:padding="0.801cm" style:vertical-align="automatic"/>
      <style:text-properties fo:font-size="16pt" fo:font-weight="normal" style:font-size-asian="16pt" style:font-weight-asian="normal" style:font-size-complex="16pt" style:font-weight-complex="normal"/>
    </style:style>
    <style:style style:name="ce104" style:family="table-cell" style:parent-style-name="Default">
      <style:table-cell-properties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Kufi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font-size="16pt" style:font-size-asian="16pt" style:font-size-complex="16pt"/>
    </style:style>
    <style:style style:name="ce164" style:family="table-cell" style:parent-style-name="Default">
      <style:table-cell-properties fo:background-color="transparent" fo:border="0.06pt solid #000000" fo:padding="0.801cm" style:vertical-align="middle"/>
      <style:text-properties fo:font-size="16pt" style:font-size-asian="16pt" style:font-size-complex="16pt"/>
    </style:style>
    <style:style style:name="ce233" style:family="table-cell" style:parent-style-name="Default">
      <style:table-cell-properties fo:background-color="#dddddd" fo:border="0.06pt solid #000000" fo:padding="0.801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transparent" fo:border="0.74pt solid #000000" fo:padding="0.801cm"/>
      <style:text-properties fo:font-size="16pt" style:font-size-asian="16pt" style:font-size-complex="16pt"/>
    </style:style>
    <style:style style:name="ce105" style:family="table-cell" style:parent-style-name="Default" style:data-style-name="N121">
      <style:table-cell-properties fo:border="0.06pt solid #000000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12" style:family="table-cell" style:parent-style-name="Default">
      <style:table-cell-properties fo:border-bottom="0.06pt solid #000000" fo:background-color="#ffa6a6" fo:border-left="none" fo:border-right="none" fo:border-top="0.06pt solid #000000"/>
      <style:text-properties fo:font-size="16pt" style:font-size-asian="16pt" style:font-size-complex="16pt"/>
    </style:style>
    <style:style style:name="ce109" style:family="table-cell" style:parent-style-name="Default">
      <style:table-cell-properties fo:wrap-option="wrap" fo:border="0.74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Kufi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 fo:wrap-option="wrap" fo:border="0.74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Kufi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Kufi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bold" style:font-name-complex="Noto Kufi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Kufi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wrap-option="wrap" fo:border="0.74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dddddd"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Kufi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ffff"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Kufi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dddddd"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706cm"/>
      <style:text-properties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000000" fo:background-color="#ffa6a6" fo:border-left="none" fo:padding="0.801cm" fo:border-right="none" fo:border-top="0.06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34" style:family="table-cell" style:parent-style-name="Default">
      <style:table-cell-properties fo:border="0.06pt solid #000000" fo:padding="0.801cm" style:vertical-align="middle"/>
      <style:text-properties style:font-name="Liberation Serif" fo:font-size="16pt" fo:font-weight="normal" style:font-name-asian="Cantarell" style:font-size-asian="16pt" style:font-weight-asian="normal" style:font-name-complex="Noto Kufi Arabic" style:font-size-complex="16pt" style:font-weight-complex="normal"/>
    </style:style>
    <style:style style:name="ce299" style:family="table-cell" style:parent-style-name="Default">
      <style:table-cell-properties fo:border="0.74pt solid #000000"/>
    </style:style>
    <style:style style:name="ce300" style:family="table-cell" style:parent-style-name="Default">
      <style:table-cell-properties fo:background-color="transparent"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dddddd"/>
    </style:style>
    <style:style style:name="ce302" style:family="table-cell" style:parent-style-name="Default">
      <style:table-cell-properties fo:background-color="#dddddd" fo:border="0.74pt solid #000000"/>
    </style:style>
    <style:style style:name="ce218" style:family="table-cell" style:parent-style-name="Default">
      <style:table-cell-properties fo:background-color="#dddddd"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dddddd" fo:wrap-option="wrap" fo:border="0.06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Kufi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transparent" fo:border="0.74pt solid #000000"/>
    </style:style>
    <style:style style:name="ce19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317" style:family="table-cell" style:parent-style-name="Default">
      <style:table-cell-properties fo:border="0.74pt solid #000000" style:vertical-align="middle"/>
    </style:style>
    <style:style style:name="ce127" style:family="table-cell" style:parent-style-name="Default">
      <style:table-cell-properties fo:border-bottom="0.06pt solid #000000" fo:background-color="#ffa6a6" style:text-align-source="fix" style:repeat-content="false" fo:border-left="none" fo:padding="0.801cm" fo:border-right="none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  <style:map style:condition="cell-content()=&quot;Fail&quot;" style:apply-style-name="Без_20_имени4" style:base-cell-address="pairWise.F2"/>
      <style:map style:condition="cell-content()=&quot;Pass&quot;" style:apply-style-name="Без_20_имени3" style:base-cell-address="pairWise.F2"/>
    </style:style>
    <style:style style:name="ce394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  <style:map style:condition="cell-content()=&quot;Fail&quot;" style:apply-style-name="Без_20_имени4" style:base-cell-address="pairWise.F2"/>
      <style:map style:condition="cell-content()=&quot;Pass&quot;" style:apply-style-name="Без_20_имени3" style:base-cell-address="pairWise.F2"/>
    </style:style>
    <style:style style:name="ce398" style:family="table-cell" style:parent-style-name="Default">
      <style:table-cell-properties style:text-align-source="fix" style:repeat-content="false" fo:background-color="transparent" fo:border="0.06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  <style:map style:condition="cell-content()=&quot;Fail&quot;" style:apply-style-name="Без_20_имени4" style:base-cell-address="pairWise.F2"/>
      <style:map style:condition="cell-content()=&quot;Pass&quot;" style:apply-style-name="Без_20_имени3" style:base-cell-address="pairWise.F2"/>
    </style:style>
    <style:style style:name="ce268" style:family="table-cell" style:parent-style-name="Default">
      <style:table-cell-properties fo:border-bottom="0.06pt solid #000000" fo:background-color="#ffa6a6" style:text-align-source="fix" style:repeat-content="false" fo:border-left="none" fo:padding="0.801cm" fo:border-right="none" fo:border-top="0.06pt solid #000000" style:vertical-align="middle"/>
      <style:paragraph-properties fo:text-align="center" fo:margin-left="0cm"/>
      <style:text-properties fo:color="#ffa6a6" fo:font-size="16pt" fo:font-weight="bold" style:font-size-asian="16pt" style:font-weight-asian="bold" style:font-size-complex="16pt" style:font-weight-complex="bold"/>
    </style:style>
    <style:style style:name="ce216" style:family="table-cell" style:parent-style-name="Default">
      <style:table-cell-properties fo:background-color="#f8b8b8" style:text-align-source="fix" style:repeat-content="false" fo:border="0.06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  <style:map style:condition="cell-content()=&quot;Fail&quot;" style:apply-style-name="Без_20_имени4" style:base-cell-address="pairWise.F2"/>
      <style:map style:condition="cell-content()=&quot;Pass&quot;" style:apply-style-name="Без_20_имени3" style:base-cell-address="pairWise.F2"/>
    </style:style>
    <style:style style:name="ce244" style:family="table-cell" style:parent-style-name="Default">
      <style:table-cell-properties fo:border-bottom="0.06pt solid #000000" fo:background-color="#ffa6a6" style:text-align-source="fix" style:repeat-content="false" fo:border-left="none" fo:padding="0.801cm" fo:border-right="none" fo:border-top="0.06pt solid #000000" style:vertical-align="middle"/>
      <style:paragraph-properties fo:text-align="center" fo:margin-left="0cm"/>
      <style:text-properties fo:color="#ffa6a6" fo:font-size="16pt" fo:font-weight="bold" style:font-size-asian="16pt" style:font-weight-asian="bold" style:font-size-complex="16pt" style:font-weight-complex="bold"/>
      <style:map style:condition="cell-content()=&quot;Fail&quot;" style:apply-style-name="Без_20_имени4" style:base-cell-address="pairWise.F2"/>
      <style:map style:condition="cell-content()=&quot;Pass&quot;" style:apply-style-name="Без_20_имени3" style:base-cell-address="pairWise.F2"/>
    </style:style>
    <style:style style:name="ce135" style:family="table-cell" style:parent-style-name="Default">
      <style:table-cell-properties fo:border-bottom="0.06pt solid #000000" fo:background-color="#ffa6a6" fo:border-left="none" fo:padding="0.801cm" fo:border-right="none" fo:border-top="0.06pt solid #000000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330" style:family="table-cell" style:parent-style-name="Default">
      <style:table-cell-properties style:text-align-source="fix" style:repeat-content="false" fo:border="0.74pt solid #000000" fo:padding="0.212cm" style:vertical-align="middle"/>
      <style:paragraph-properties fo:text-align="center" fo:margin-left="0cm"/>
      <style:text-properties fo:font-size="16pt" fo:font-style="normal" style:font-size-asian="16pt" style:font-style-asian="normal" style:font-size-complex="16pt" style:font-style-complex="normal"/>
    </style:style>
    <style:style style:name="ce107" style:family="table-cell" style:parent-style-name="Default">
      <style:table-cell-properties fo:border-bottom="0.06pt solid #000000" fo:background-color="#ffa6a6" fo:border-left="none" fo:padding="0.801cm" fo:border-right="none" fo:border-top="0.06pt solid #000000"/>
      <style:text-properties fo:font-size="16pt" style:font-size-asian="16pt" style:font-size-complex="16pt"/>
    </style:style>
    <style:style style:name="ce152" style:family="table-cell" style:parent-style-name="Default">
      <style:table-cell-properties fo:border="0.06pt solid #000000" fo:padding="0.801cm"/>
      <style:text-properties fo:font-size="16pt" style:font-size-asian="16pt" style:font-size-complex="16pt"/>
    </style:style>
    <style:style style:name="ce154" style:family="table-cell" style:parent-style-name="Default">
      <style:table-cell-properties fo:background-color="transparent" fo:border="0.06pt solid #000000" fo:padding="0.801cm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>
      <style:table-cell-properties fo:border="none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39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143" style:family="table-cell" style:parent-style-name="Default">
      <style:table-cell-properties fo:background-color="transparent" fo:border="0.06pt solid #000000" fo:padding="0.801cm"/>
      <style:text-properties fo:font-size="16pt" style:font-size-asian="16pt" style:font-size-complex="16pt"/>
    </style:style>
    <style:style style:name="ce166" style:family="table-cell" style:parent-style-name="Default">
      <style:table-cell-properties fo:border-bottom="0.06pt solid #000000" fo:background-color="#ffa6a6" fo:border-left="none" fo:padding="0.801cm" fo:border-right="0.06pt solid #000000" fo:border-top="0.06pt solid #000000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90" style:family="table-cell" style:parent-style-name="Default">
      <style:table-cell-properties fo:border-bottom="0.06pt solid #000000" fo:background-color="#ffa6a6" fo:border-left="none" fo:padding="0.801cm" fo:border-right="0.06pt solid #000000" fo:border-top="0.06pt solid #000000"/>
      <style:text-properties fo:font-size="16pt" style:font-size-asian="16pt" style:font-size-complex="16pt"/>
    </style:style>
    <style:style style:name="ce181" style:family="table-cell" style:parent-style-name="Default">
      <style:table-cell-properties style:text-align-source="fix" style:repeat-content="false" fo:border="0.06pt solid #000000" fo:padding="0.801cm" style:vertical-align="middle"/>
      <style:paragraph-properties fo:text-align="center" fo:margin-left="0cm"/>
      <style:text-properties fo:font-size="16pt" style:font-size-asian="16pt" style:font-size-complex="16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5" style:family="table-cell" style:parent-style-name="Default">
      <style:table-cell-properties fo:background-color="transparent" fo:wrap-option="wrap" fo:border="none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Kufi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336" style:family="table-cell" style:parent-style-name="Default">
      <style:table-cell-properties style:text-align-source="fix" style:repeat-content="false" fo:border="none" fo:padding="0.212cm" style:vertical-align="middle"/>
      <style:paragraph-properties fo:text-align="center" fo:margin-left="0cm"/>
      <style:text-properties fo:font-size="14pt" fo:font-style="normal" style:font-size-asian="14pt" style:font-style-asian="normal" style:font-size-complex="14pt" style:font-style-complex="normal"/>
    </style:style>
    <style:style style:name="ce144" style:family="table-cell" style:parent-style-name="Default">
      <style:table-cell-properties fo:padding="0.801cm"/>
      <style:text-properties fo:font-size="16pt" style:font-size-asian="16pt" style:font-size-complex="16pt"/>
    </style:style>
    <style:style style:name="ce201" style:family="table-cell" style:parent-style-name="Default">
      <style:table-cell-properties fo:background-color="transparent" fo:border="none" fo:padding="0.801cm" style:vertical-align="middle"/>
      <style:text-properties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Kufi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style:text-align-source="fix" style:repeat-content="false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202" style:family="table-cell" style:parent-style-name="Default">
      <style:table-cell-properties fo:background-color="#355269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203" style:family="table-cell" style:parent-style-name="Default">
      <style:table-cell-properties fo:background-color="#666666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7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5" style:family="table-cell" style:parent-style-name="Default">
      <style:table-cell-properties fo:padding="0.071cm"/>
      <style:text-properties fo:font-size="14pt" style:font-size-asian="14pt" style:font-size-complex="14pt"/>
    </style:style>
    <style:style style:name="ce179" style:family="table-cell" style:parent-style-name="Default">
      <style:table-cell-properties fo:padding="0.106cm"/>
      <style:text-properties fo:font-size="14pt" style:font-size-asian="14pt" style:font-size-complex="14pt"/>
    </style:style>
    <style:style style:name="ce319" style:family="table-cell" style:parent-style-name="Default">
      <style:table-cell-properties style:text-align-source="fix" style:repeat-content="false" fo:border="0.74pt solid #000000" fo:padding="0.15cm" style:vertical-align="middle"/>
      <style:paragraph-properties fo:text-align="center" fo:margin-left="0cm"/>
      <style:text-properties fo:font-size="14pt" style:font-size-asian="14pt" style:font-size-complex="14pt"/>
    </style:style>
    <style:style style:name="ce183" style:family="table-cell" style:parent-style-name="Default">
      <style:table-cell-properties fo:border="0.74pt solid #000000" fo:padding="0.15cm"/>
      <style:text-properties fo:font-size="14pt" style:font-size-asian="14pt" style:font-size-complex="14pt"/>
    </style:style>
    <style:style style:name="ce184" style:family="table-cell" style:parent-style-name="Default">
      <style:table-cell-properties fo:background-color="#e38888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87" style:family="table-cell" style:parent-style-name="Default">
      <style:table-cell-properties fo:background-color="#b4ed6c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88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24" style:family="table-cell" style:parent-style-name="Default">
      <style:table-cell-properties style:text-align-source="fix" style:repeat-content="false" fo:border="0.74pt solid #000000" fo:padding="0.15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>
      <style:table-cell-properties fo:background-color="transparent" fo:padding="0.106cm"/>
      <style:text-properties fo:font-size="14pt" style:font-size-asian="14pt" style:font-size-complex="14pt"/>
    </style:style>
    <style:style style:name="ce192" style:family="table-cell" style:parent-style-name="Default">
      <style:table-cell-properties style:text-align-source="fix" style:repeat-content="false" fo:background-color="transparent" fo:border="none" fo:padding="0.801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fo:background-color="transparent" fo:border="none" fo:padding="0.801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4pt" style:font-size-asian="14pt" style:font-size-complex="14pt"/>
    </style:style>
    <style:style style:name="ce101" style:family="table-cell" style:parent-style-name="Default">
      <style:text-properties fo:font-size="14pt" style:font-size-asian="14pt" style:font-size-complex="14pt"/>
    </style:style>
    <style:style style:name="ce19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74pt solid #000000" fo:padding="0.15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>
      <style:table-cell-properties style:text-align-source="fix" style:repeat-content="false" fo:border="0.74pt solid #000000" fo:padding="0.15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style:text-align-source="fix" style:repeat-content="false" fo:background-color="transparent" fo:border="0.06pt solid #000000" fo:padding="0.801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P19"/>
      <style:map style:condition="cell-content()=&quot;Pass&quot;" style:apply-style-name="Без_20_имени3" style:base-cell-address="CheckList.P19"/>
    </style:style>
    <style:style style:name="ce200" style:family="table-cell" style:parent-style-name="Default">
      <style:table-cell-properties fo:border="0.74pt solid #000000" fo:padding="0.15cm"/>
      <style:text-properties fo:font-size="14pt" style:font-size-asian="14pt" style:font-size-complex="14pt"/>
      <style:map style:condition="cell-content()=&quot;Fail&quot;" style:apply-style-name="Без_20_имени4" style:base-cell-address="CheckList.P19"/>
      <style:map style:condition="cell-content()=&quot;Pass&quot;" style:apply-style-name="Без_20_имени3" style:base-cell-address="CheckList.P19"/>
    </style:style>
    <style:style style:name="ce343" style:family="table-cell" style:parent-style-name="Default">
      <style:table-cell-properties fo:background-color="#b4c7dc" style:text-align-source="fix" style:repeat-content="false" fo:border="0.74pt solid #000000" fo:padding="0.212cm" style:vertical-align="middle"/>
      <style:paragraph-properties fo:text-align="center" fo:margin-left="0cm"/>
      <style:text-properties fo:font-size="14pt" style:font-size-asian="14pt" style:font-size-complex="14pt"/>
    </style:style>
    <style:style style:name="ce358" style:family="table-cell" style:parent-style-name="Default">
      <style:table-cell-properties fo:background-color="#ffdbb6" style:text-align-source="fix" style:repeat-content="false" fo:border="0.74pt solid #000000" fo:padding="0.212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4" style:family="table-cell" style:parent-style-name="Default">
      <style:table-cell-properties style:text-align-source="fix" style:repeat-content="false" fo:border="0.74pt solid #000000" fo:padding="0.212cm" style:vertical-align="middle"/>
      <style:paragraph-properties fo:text-align="center" fo:margin-left="0cm"/>
      <style:text-properties fo:font-size="14pt" fo:font-style="normal" style:font-size-asian="14pt" style:font-style-asian="normal" style:font-size-complex="14pt" style:font-style-complex="normal"/>
    </style:style>
    <style:style style:name="ce456" style:family="table-cell" style:parent-style-name="Default">
      <style:table-cell-properties fo:background-color="#ffdbb6" style:text-align-source="fix" style:repeat-content="false" fo:border="0.06pt solid #000000" fo:padding="0.212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able-cell-properties fo:padding="0.212cm"/>
      <style:text-properties fo:font-size="14pt" style:font-size-asian="14pt" style:font-size-complex="14pt"/>
    </style:style>
    <style:style style:name="ce349" style:family="table-cell" style:parent-style-name="Default">
      <style:table-cell-properties fo:border-bottom="0.74pt solid #000000" fo:background-color="#b4c7dc" style:text-align-source="fix" style:repeat-content="false" fo:border-left="0.74pt solid #000000" fo:padding="0.212cm" fo:border-right="none" fo:border-top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5" style:family="table-cell" style:parent-style-name="Default">
      <style:table-cell-properties fo:border-bottom="0.74pt solid #000000" fo:border-left="none" fo:padding="0.212cm" fo:border-right="none" fo:border-top="0.74pt solid #000000"/>
    </style:style>
    <style:style style:name="ce460" style:family="table-cell" style:parent-style-name="Default">
      <style:table-cell-properties fo:border="0.74pt solid #000000" fo:padding="0.212cm" style:vertical-align="middle"/>
      <style:text-properties fo:font-size="14pt" style:font-size-asian="16pt" style:font-size-complex="16pt"/>
    </style:style>
    <style:style style:name="ce348" style:family="table-cell" style:parent-style-name="Default">
      <style:table-cell-properties fo:border="0.74pt solid #000000" fo:padding="0.212cm" style:vertical-align="middle"/>
      <style:text-properties fo:font-size="14pt" style:font-size-asian="14pt" style:font-size-complex="14pt"/>
    </style:style>
    <style:style style:name="ce462" style:family="table-cell" style:parent-style-name="Default">
      <style:table-cell-properties fo:border="0.06pt solid #000000" fo:padding="0.212cm" style:vertical-align="middle"/>
      <style:text-properties fo:font-size="14pt" style:font-size-asian="16pt" style:font-size-complex="16pt"/>
    </style:style>
    <style:style style:name="ce463" style:family="table-cell" style:parent-style-name="Default">
      <style:table-cell-properties fo:border="0.06pt solid #000000" fo:padding="0.212cm"/>
    </style:style>
    <style:style style:name="ce464" style:family="table-cell" style:parent-style-name="Default">
      <style:table-cell-properties fo:background-color="transparent" fo:border="0.06pt solid #000000" fo:padding="0.212cm" style:vertical-align="middle"/>
      <style:text-properties fo:font-size="14pt" style:font-size-asian="16pt" style:font-size-complex="16pt"/>
    </style:style>
    <style:style style:name="ce388" style:family="table-cell" style:parent-style-name="Default">
      <style:table-cell-properties fo:background-color="transparent" fo:border="0.74pt solid #000000" fo:padding="0.212cm" style:vertical-align="middle"/>
      <style:text-properties fo:font-size="14pt" style:font-size-asian="16pt" style:font-size-complex="16pt"/>
    </style:style>
    <style:style style:name="ce354" style:family="table-cell" style:parent-style-name="Default">
      <style:table-cell-properties fo:border="0.06pt solid #000000" fo:padding="0.212cm" style:vertical-align="middle"/>
      <style:text-properties fo:font-size="14pt" style:font-size-asian="14pt" style:font-size-complex="14pt"/>
    </style:style>
    <style:style style:name="ce357" style:family="table-cell" style:parent-style-name="Default">
      <style:table-cell-properties fo:border-bottom="0.74pt solid #000000" fo:background-color="#b4c7dc" style:text-align-source="fix" style:repeat-content="false" fo:border-left="none" fo:padding="0.212cm" fo:border-right="none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56" style:family="table-cell" style:parent-style-name="Default">
      <style:table-cell-properties fo:background-color="transparent" fo:border="0.06pt solid #000000" fo:padding="0.212cm" style:vertical-align="middle"/>
      <style:text-properties fo:font-size="14pt" style:font-size-asian="14pt" style:font-size-complex="14pt"/>
    </style:style>
    <style:style style:name="ce359" style:family="table-cell" style:parent-style-name="Default">
      <style:table-cell-properties fo:background-color="transparent" fo:border="0.74pt solid #000000" fo:padding="0.212cm" style:vertical-align="middle"/>
      <style:text-properties fo:font-size="14pt" style:font-size-asian="14pt" style:font-size-complex="14pt"/>
    </style:style>
    <style:style style:name="ce360" style:family="table-cell" style:parent-style-name="Default">
      <style:table-cell-properties fo:border-bottom="0.74pt solid #000000" fo:background-color="#b4c7dc" fo:border-left="none" fo:padding="0.212cm" fo:border-right="none" fo:border-top="0.74pt solid #000000" style:vertical-align="middle"/>
      <style:text-properties fo:font-size="14pt" style:font-size-asian="14pt" style:font-size-complex="14pt"/>
    </style:style>
    <style:style style:name="ce376" style:family="table-cell" style:parent-style-name="Default">
      <style:table-cell-properties fo:padding="0.212cm" style:vertical-align="middle"/>
      <style:text-properties fo:font-size="14pt" style:font-size-asian="14pt" style:font-size-complex="14pt"/>
    </style:style>
    <style:style style:name="ce362" style:family="table-cell" style:parent-style-name="Default">
      <style:table-cell-properties fo:border-bottom="0.74pt solid #000000" fo:background-color="#b4c7dc" fo:border-left="none" fo:padding="0.212cm" fo:border-right="0.74pt solid #000000" fo:border-top="0.74pt solid #000000" style:vertical-align="middle"/>
      <style:text-properties fo:font-size="14pt" style:font-size-asian="14pt" style:font-size-complex="14pt"/>
    </style:style>
    <style:style style:name="ce469" style:family="table-cell" style:parent-style-name="Default">
      <style:table-cell-properties fo:border="0.74pt solid #000000" fo:padding="0.212cm"/>
      <style:text-properties fo:font-size="14pt" style:font-size-asian="14pt" style:font-size-complex="14pt"/>
    </style:style>
    <style:style style:name="ce470" style:family="table-cell" style:parent-style-name="Default">
      <style:table-cell-properties fo:background-color="transparent" fo:border="0.06pt solid #000000" fo:padding="0.212cm"/>
      <style:text-properties fo:font-size="14pt" style:font-size-asian="14pt" style:font-size-complex="14pt"/>
    </style:style>
    <style:style style:name="ce471" style:family="table-cell" style:parent-style-name="Default">
      <style:table-cell-properties fo:border="0.06pt solid #000000" fo:padding="0.212cm"/>
      <style:text-properties fo:font-size="14pt" style:font-size-asian="14pt" style:font-size-complex="14pt"/>
    </style:style>
    <style:style style:name="ce408" style:family="table-cell" style:parent-style-name="Default">
      <style:table-cell-properties fo:background-color="transparent" fo:border="0.74pt solid #000000" fo:padding="0.212cm"/>
      <style:text-properties fo:font-size="14pt" style:font-size-asian="14pt" style:font-size-complex="14pt"/>
    </style:style>
    <style:style style:name="ce372" style:family="table-cell" style:parent-style-name="Default">
      <style:table-cell-properties fo:background-color="#b4c7dc" style:text-align-source="fix" style:repeat-content="false" fo:border="0.74pt solid #000000" fo:padding="0.212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72" style:family="table-cell" style:parent-style-name="Default">
      <style:table-cell-properties style:text-align-source="fix" style:repeat-content="false" fo:border="0.74pt solid #000000" fo:padding="0.212cm" style:vertical-align="middle"/>
      <style:paragraph-properties fo:text-align="start" fo:margin-left="0cm"/>
      <style:text-properties fo:font-size="14pt" style:font-size-asian="14pt" style:font-size-complex="14pt"/>
    </style:style>
    <style:style style:name="ce368" style:family="table-cell" style:parent-style-name="Default">
      <style:table-cell-properties fo:background-color="#b4c7dc" fo:padding="0.212cm" style:vertical-align="middle"/>
      <style:text-properties fo:font-size="14pt" style:font-size-asian="14pt" style:font-size-complex="14pt"/>
    </style:style>
    <style:style style:name="ce473" style:family="table-cell" style:parent-style-name="Default">
      <style:table-cell-properties fo:background-color="#b4c7dc" style:text-align-source="fix" style:repeat-content="false" fo:padding="0.212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77" style:family="table-cell" style:parent-style-name="Default">
      <style:table-cell-properties style:text-align-source="fix" style:repeat-content="false" fo:border="0.74pt solid #000000" fo:padding="0.212cm" style:vertical-align="middle"/>
      <style:paragraph-properties fo:text-align="center" fo:margin-left="0cm"/>
      <style:text-properties fo:font-size="14pt" style:font-size-asian="14pt" style:font-size-complex="14pt"/>
    </style:style>
    <style:style style:name="ce378" style:family="table-cell" style:parent-style-name="Default">
      <style:table-cell-properties style:text-align-source="fix" style:repeat-content="false" fo:border="0.06pt solid #000000" fo:padding="0.212cm" style:vertical-align="middle"/>
      <style:paragraph-properties fo:text-align="center" fo:margin-left="0cm"/>
      <style:text-properties fo:font-size="14pt" style:font-size-asian="14pt" style:font-size-complex="14pt"/>
    </style:style>
    <style:style style:name="ce477" style:family="table-cell" style:parent-style-name="Default">
      <style:table-cell-properties style:text-align-source="fix" style:repeat-content="false" fo:background-color="transparent" fo:border="0.06pt solid #000000" fo:padding="0.212cm" style:vertical-align="middle"/>
      <style:paragraph-properties fo:text-align="center" fo:margin-left="0cm"/>
      <style:text-properties fo:font-size="14pt" style:font-size-asian="14pt" style:font-size-complex="14pt"/>
    </style:style>
    <style:style style:name="ce478" style:family="table-cell" style:parent-style-name="Default">
      <style:table-cell-properties style:text-align-source="fix" style:repeat-content="false" fo:background-color="transparent" fo:border="0.06pt solid #000000" fo:padding="0.212cm" style:vertical-align="middle"/>
      <style:paragraph-properties fo:text-align="center" fo:margin-left="0cm"/>
      <style:text-properties fo:font-size="16pt" style:font-size-asian="16pt" style:font-size-complex="16pt"/>
    </style:style>
    <style:style style:name="ce417" style:family="table-cell" style:parent-style-name="Default">
      <style:table-cell-properties style:text-align-source="fix" style:repeat-content="false" fo:background-color="transparent" fo:border="0.74pt solid #000000" fo:padding="0.212cm" style:vertical-align="middle"/>
      <style:paragraph-properties fo:text-align="center" fo:margin-left="0cm"/>
      <style:text-properties fo:font-size="16pt" style:font-size-asian="16pt" style:font-size-complex="16pt"/>
    </style:style>
    <style:style style:name="ce406" style:family="table-cell" style:parent-style-name="Default">
      <style:table-cell-properties style:text-align-source="fix" style:repeat-content="false" fo:background-color="transparent" fo:border="0.74pt solid #000000" fo:padding="0.212cm" style:vertical-align="middle"/>
      <style:paragraph-properties fo:text-align="center" fo:margin-left="0cm"/>
      <style:text-properties fo:font-size="14pt" style:font-size-asian="14pt" style:font-size-complex="14pt"/>
    </style:style>
    <style:style style:name="ce476" style:family="table-cell" style:parent-style-name="Default">
      <style:table-cell-properties style:text-align-source="fix" style:repeat-content="false" fo:border="0.74pt solid #000000" fo:padding="0.212cm" style:vertical-align="middle"/>
      <style:paragraph-properties fo:text-align="center" fo:margin-left="0cm"/>
      <style:text-properties fo:font-size="14pt" style:font-size-asian="16pt" style:font-size-complex="16pt"/>
    </style:style>
    <style:style style:name="ce407" style:family="table-cell" style:parent-style-name="Default">
      <style:table-cell-properties style:text-align-source="fix" style:repeat-content="false" fo:background-color="transparent" fo:border="0.06pt solid #000000" fo:padding="0.212cm" style:vertical-align="automatic"/>
      <style:paragraph-properties fo:text-align="center" fo:margin-left="0cm"/>
      <style:text-properties fo:font-size="16pt" style:font-size-asian="16pt" style:font-size-complex="16pt"/>
    </style:style>
    <style:style style:name="ce391" style:family="table-cell" style:parent-style-name="Default">
      <style:table-cell-properties fo:border-bottom="0.74pt solid #000000" style:text-align-source="fix" style:repeat-content="false" fo:border-left="none" fo:padding="0.212cm" fo:border-right="none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92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393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395" style:family="table-cell" style:parent-style-name="Default">
      <style:table-cell-properties fo:border-bottom="0.74pt solid #000000" style:text-align-source="fix" style:repeat-content="false" fo:border-left="none" fo:padding="0.212cm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=&quot;Fail&quot;" style:apply-style-name="Без_20_имени4" style:base-cell-address="Bug_report.R2"/>
      <style:map style:condition="cell-content()=&quot;Pass&quot;" style:apply-style-name="Без_20_имени3" style:base-cell-address="Bug_report.R2"/>
    </style:style>
    <style:style style:name="ce483" style:family="table-cell" style:parent-style-name="Default">
      <style:table-cell-properties style:text-align-source="fix" style:repeat-content="false" fo:border="0.74pt solid #000000" fo:padding="0.212cm" style:vertical-align="middle"/>
      <style:paragraph-properties fo:text-align="center" fo:margin-left="0cm"/>
      <style:text-properties fo:font-size="14pt" style:font-size-asian="14pt" style:font-size-complex="14pt"/>
      <style:map style:condition="cell-content()=&quot;Fail&quot;" style:apply-style-name="Без_20_имени4" style:base-cell-address="Bug_report.R2"/>
      <style:map style:condition="cell-content()=&quot;Pass&quot;" style:apply-style-name="Без_20_имени3" style:base-cell-address="Bug_report.R2"/>
    </style:style>
    <style:style style:name="ce484" style:family="table-cell" style:parent-style-name="Default">
      <style:table-cell-properties style:text-align-source="fix" style:repeat-content="false" fo:border="0.06pt solid #000000" fo:padding="0.212cm" style:vertical-align="middle"/>
      <style:paragraph-properties fo:text-align="center" fo:margin-left="0cm"/>
      <style:text-properties fo:font-size="14pt" style:font-size-asian="14pt" style:font-size-complex="14pt"/>
      <style:map style:condition="cell-content()=&quot;Fail&quot;" style:apply-style-name="Без_20_имени4" style:base-cell-address="Bug_report.R2"/>
      <style:map style:condition="cell-content()=&quot;Pass&quot;" style:apply-style-name="Без_20_имени3" style:base-cell-address="Bug_report.R2"/>
    </style:style>
    <style:style style:name="ce421" style:family="table-cell" style:parent-style-name="Default">
      <style:map style:condition="cell-content()=&quot;Fail&quot;" style:apply-style-name="Без_20_имени4" style:base-cell-address="Bug_report.R2"/>
      <style:map style:condition="cell-content()=&quot;Pass&quot;" style:apply-style-name="Без_20_имени3" style:base-cell-address="Bug_report.R2"/>
    </style:style>
    <style:style style:name="ce485" style:family="table-cell" style:parent-style-name="Default">
      <style:table-cell-properties style:text-align-source="fix" style:repeat-content="false" fo:border="0.06pt solid #000000" fo:padding="0.212cm" style:vertical-align="middle"/>
      <style:paragraph-properties fo:text-align="center" fo:margin-left="0cm"/>
      <style:text-properties fo:font-size="14pt" style:font-size-asian="14pt" style:font-size-complex="14pt"/>
      <style:map style:condition="cell-content()=&quot;Fail&quot;" style:apply-style-name="Без_20_имени4" style:base-cell-address="Bug_report.R2"/>
      <style:map style:condition="cell-content()=&quot;Pass&quot;" style:apply-style-name="Без_20_имени3" style:base-cell-address="Bug_report.R2"/>
    </style:style>
    <style:style style:name="ce400" style:family="table-cell" style:parent-style-name="Default">
      <style:table-cell-properties fo:padding="0.212cm"/>
    </style:style>
    <style:style style:name="ce480" style:family="table-cell" style:parent-style-name="Default">
      <style:table-cell-properties fo:background-color="transparent" fo:padding="0.212cm"/>
      <style:text-properties fo:font-size="14pt" style:font-size-asian="14pt" style:font-size-complex="14pt"/>
    </style:style>
    <style:style style:name="ce486" style:family="table-cell" style:parent-style-name="Default">
      <style:table-cell-properties style:text-align-source="fix" style:repeat-content="false" fo:border="0.74pt solid #000000" fo:padding="0.212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transparent" fo:border="none" fo:padding="0.801cm" style:vertical-align="middle"/>
      <style:text-properties fo:font-size="16pt" style:font-size-asian="16pt" style:font-size-complex="16pt"/>
    </style:style>
    <style:style style:name="ce75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79" style:family="table-cell" style:parent-style-name="Default">
      <style:table-cell-properties fo:background-color="#afd095" style:text-align-source="fix" style:repeat-content="false" fo:border="0.06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411" style:family="table-cell" style:parent-style-name="Default">
      <style:table-cell-properties fo:background-color="#eeeeee" style:text-align-source="fix" style:repeat-content="false" fo:border="0.06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81" style:family="table-cell" style:parent-style-name="Default">
      <style:table-cell-properties fo:background-color="#b7b3ca" fo:border="0.74pt solid #000000" fo:padding="0.801cm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ackground-color="#ffe994" fo:border="0.06pt solid #000000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96" style:family="table-cell" style:parent-style-name="Default">
      <style:table-cell-properties fo:background-color="#cccccc" fo:border="0.06pt solid #000000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>
      <style:table-cell-properties fo:background-color="transparent" fo:border="0.06pt solid #000000" fo:padding="0.199cm" style:vertical-align="middle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#afd095" fo:border="0.06pt solid #000000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13" style:family="table-cell" style:parent-style-name="Default">
      <style:table-cell-properties fo:background-color="#ffffff" fo:border="0.74pt solid #000000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15" style:family="table-cell" style:parent-style-name="Default">
      <style:table-cell-properties fo:background-color="#ffffff" fo:border="0.06pt solid #000000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23" style:family="table-cell" style:parent-style-name="Default">
      <style:table-cell-properties fo:wrap-option="wrap" fo:border="0.74pt solid #000000" fo:padding="0.801cm" style:vertical-align="middle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Kufi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padding="0.801cm" style:vertical-align="middle"/>
      <style:text-properties fo:font-size="16pt" style:font-size-asian="16pt" style:font-size-complex="16pt"/>
    </style:style>
    <style:style style:name="ce423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  <style:map style:condition="cell-content()=&quot;Fail&quot;" style:apply-style-name="Без_20_имени4" style:base-cell-address="'Boundary Value'.F3"/>
      <style:map style:condition="cell-content()=&quot;Pass&quot;" style:apply-style-name="Без_20_имени3" style:base-cell-address="'Boundary Value'.F3"/>
    </style:style>
    <style:style style:name="ce126" style:family="table-cell" style:parent-style-name="Default">
      <style:text-properties fo:font-size="16pt" style:font-size-asian="16pt" style:font-size-complex="16pt"/>
      <style:map style:condition="cell-content()=&quot;Fail&quot;" style:apply-style-name="Без_20_имени4" style:base-cell-address="'Boundary Value'.F3"/>
      <style:map style:condition="cell-content()=&quot;Pass&quot;" style:apply-style-name="Без_20_имени3" style:base-cell-address="'Boundary Value'.F3"/>
    </style:style>
    <style:style style:name="ce425" style:family="table-cell" style:parent-style-name="Default">
      <style:table-cell-properties fo:border-bottom="0.06pt solid #000000" fo:background-color="#ffa6a6" style:text-align-source="fix" style:repeat-content="false" fo:border-left="none" fo:padding="0.801cm" fo:border-right="none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  <style:map style:condition="cell-content()=&quot;Fail&quot;" style:apply-style-name="Без_20_имени4" style:base-cell-address="'Boundary Value'.F3"/>
      <style:map style:condition="cell-content()=&quot;Pass&quot;" style:apply-style-name="Без_20_имени3" style:base-cell-address="'Boundary Value'.F3"/>
    </style:style>
    <style:style style:name="ce129" style:family="table-cell" style:parent-style-name="Default">
      <style:table-cell-properties fo:background-color="transparent" fo:border="none" fo:padding="0.801cm" style:vertical-align="middle"/>
      <style:text-properties fo:font-size="16pt" style:font-size-asian="16pt" style:font-size-complex="16pt"/>
      <style:map style:condition="cell-content()=&quot;Fail&quot;" style:apply-style-name="Без_20_имени4" style:base-cell-address="'Boundary Value'.F3"/>
      <style:map style:condition="cell-content()=&quot;Pass&quot;" style:apply-style-name="Без_20_имени3" style:base-cell-address="'Boundary Value'.F3"/>
    </style:style>
    <style:style style:name="ce427" style:family="table-cell" style:parent-style-name="Default">
      <style:table-cell-properties style:text-align-source="fix" style:repeat-content="false" fo:background-color="transparent" fo:border="0.06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  <style:map style:condition="cell-content()=&quot;Fail&quot;" style:apply-style-name="Без_20_имени4" style:base-cell-address="'Boundary Value'.F3"/>
      <style:map style:condition="cell-content()=&quot;Pass&quot;" style:apply-style-name="Без_20_имени3" style:base-cell-address="'Boundary Value'.F3"/>
    </style:style>
    <style:style style:name="ce131" style:family="table-cell" style:parent-style-name="Default">
      <style:table-cell-properties fo:background-color="transparent" fo:border="none"/>
      <style:text-properties fo:font-size="16pt" style:font-size-asian="16pt" style:font-size-complex="16pt"/>
      <style:map style:condition="cell-content()=&quot;Fail&quot;" style:apply-style-name="Без_20_имени4" style:base-cell-address="'Boundary Value'.F3"/>
      <style:map style:condition="cell-content()=&quot;Pass&quot;" style:apply-style-name="Без_20_имени3" style:base-cell-address="'Boundary Value'.F3"/>
    </style:style>
    <style:style style:name="ce133" style:family="table-cell" style:parent-style-name="Default">
      <style:table-cell-properties fo:background-color="#ffe994" fo:border="0.06pt solid #000000" fo:padding="0.801cm" style:vertical-align="middle"/>
      <style:text-properties fo:font-size="16pt" fo:font-weight="normal" style:font-size-asian="16pt" style:font-weight-asian="normal" style:font-size-complex="16pt" style:font-weight-complex="normal"/>
      <style:map style:condition="cell-content()=&quot;Fail&quot;" style:apply-style-name="Без_20_имени4" style:base-cell-address="'Boundary Value'.F3"/>
      <style:map style:condition="cell-content()=&quot;Pass&quot;" style:apply-style-name="Без_20_имени3" style:base-cell-address="'Boundary Value'.F3"/>
    </style:style>
    <style:style style:name="ce134" style:family="table-cell" style:parent-style-name="Default">
      <style:table-cell-properties fo:background-color="#cccccc" fo:border="0.06pt solid #000000" fo:padding="0.801cm" style:vertical-align="middle"/>
      <style:text-properties fo:font-size="16pt" fo:font-weight="normal" style:font-size-asian="16pt" style:font-weight-asian="normal" style:font-size-complex="16pt" style:font-weight-complex="normal"/>
      <style:map style:condition="cell-content()=&quot;Fail&quot;" style:apply-style-name="Без_20_имени4" style:base-cell-address="'Boundary Value'.F3"/>
      <style:map style:condition="cell-content()=&quot;Pass&quot;" style:apply-style-name="Без_20_имени3" style:base-cell-address="'Boundary Value'.F3"/>
    </style:style>
    <style:style style:name="ce158" style:family="table-cell" style:parent-style-name="Default">
      <style:table-cell-properties fo:background-color="transparent" fo:border="none" fo:padding="0.801cm"/>
      <style:text-properties fo:font-size="16pt" style:font-size-asian="16pt" style:font-size-complex="16pt"/>
    </style:style>
    <style:style style:name="ce161" style:family="table-cell" style:parent-style-name="Default">
      <style:table-cell-properties fo:border="none" fo:padding="0.801cm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transparent" fo:border="none" fo:padding="0.801c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border="0.06pt solid #000000" fo:padding="0.801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9" style:family="table-cell" style:parent-style-name="Default">
      <style:table-cell-properties style:text-align-source="fix" style:repeat-content="false" fo:padding="0.801cm" style:vertical-align="middle"/>
      <style:paragraph-properties fo:text-align="center" fo:margin-left="0cm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size-complex="14pt" fo:color="#55308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6" style:family="text">
      <style:text-properties fo:font-weight="bold" style:font-weight-asian="bold" style:font-weight-complex="bold" style:text-underline-style="solid" style:text-underline-width="auto" style:text-underline-color="font-color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20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21" style:family="text">
      <style:text-properties style:font-name="Liberation Sans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Liberation Sans" fo:font-size="18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Liberation Sans" fo:font-size="14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18pt" style:font-size-asian="18pt" style:font-size-complex="18pt"/>
    </style:style>
    <style:style style:name="T26" style:family="text">
      <style:text-properties style:font-name="Liberation Sans" fo:font-size="16pt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27" style:family="text">
      <style:text-properties style:font-name="Liberation Sans" fo:font-size="16pt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28" style:family="text">
      <style:text-properties style:font-name="Liberation Sans" fo:font-size="16pt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6pt" style:font-size-complex="16pt" style:font-style-asian="normal" style:font-style-complex="normal" style:text-emphasize="none" style:font-relief="none" style:text-overline-style="none" style:text-overline-color="font-color" style:text-underline-style="none" style:text-underline-color="font-color" fo:font-weight="bold" style:font-weight-asian="bold" style:font-weight-complex="bold"/>
    </style:style>
    <style:style style:name="T29" style:family="text">
      <style:text-properties style:font-name="Liberation Sans" fo:font-size="16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6pt" style:font-size-complex="16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2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Liberation Sans" fo:font-size="16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6pt" style:font-size-complex="16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8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 style:language-asian="zh" style:country-asian="CN" style:font-name-complex="Noto Sans Devanagari" fo:font-size="14pt" style:font-relief="none" style:text-emphasize="none" style:font-style-complex="normal" style:font-style-asian="normal" style:font-weight-complex="bold" style:font-weight-asian="bold" style:font-size-complex="14pt" style:font-size-asian="14pt" style:font-name-asian="Noto Sans"/>
    </style:style>
    <style:style style:name="T39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style:text-underline-style="none" style:text-underline-color="font-color" style:font-name="Liberation Sans" style:language-asian="zh" style:country-asian="CN" style:font-name-complex="Noto Sans Devanagari" fo:font-size="14pt" style:font-relief="none" style:text-emphasize="none" style:font-style-complex="normal" style:font-style-asian="normal" style:font-size-complex="14pt" style:font-size-asian="14pt" style:font-name-asian="Noto Sans" fo:font-weight="normal" style:font-weight-asian="normal" style:font-weight-complex="normal"/>
    </style:style>
    <style:style style:name="T40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style:text-underline-style="none" style:text-underline-color="font-color" style:font-name="Liberation Sans" style:language-asian="zh" style:country-asian="CN" style:font-name-complex="Noto Sans Devanagari" style:font-relief="none" style:text-emphasize="none" style:font-style-complex="normal" style:font-style-asian="normal" style:font-name-asian="Noto Sans" fo:font-weight="normal" style:font-weight-asian="normal" style:font-weight-complex="normal" fo:font-size="16pt" style:font-size-asian="16pt" style:font-size-complex="16pt"/>
    </style:style>
    <style:style style:name="T41" style:family="text">
      <style:text-properties style:font-name-asian="Noto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Noto Sans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-asian="Noto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Noto Sans Devanagari" style:font-name="Liberation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4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Noto Sans Devanagari" style:font-name-asian="Noto Sans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4pt"/>
    </style:style>
    <style:style style:name="T45" style:family="text">
      <style:text-properties style:font-name-asian="Noto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Liberation Serif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" style:font-name-complex="Noto Sans Devanagari"/>
    </style:style>
    <style:style style:name="T48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" style:font-name-complex="Noto Sans Devanagari"/>
    </style:style>
    <style:style style:name="T5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Noto Kufi Arabic"/>
    </style:style>
    <style:style style:name="T5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Liberation Serif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Liberation Serif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54" style:family="text">
      <style:text-properties style:font-name="Liberation Sans" fo:font-size="16pt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5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tyle-asian="normal" style:font-style-complex="normal" style:text-emphasize="none" style:font-relief="none" style:text-overline-style="none" style:text-overline-color="font-color" fo:font-size="14pt" fo:font-weight="bold" style:font-size-asian="14pt" style:font-size-complex="14pt" style:font-weight-asian="bold" style:font-weight-complex="bold"/>
    </style:style>
    <style:style style:name="T57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erif" fo:font-size="16pt" style:font-name-asian="Cantarell" style:font-name-complex="Noto Kufi Arabic" style:font-size-asian="16pt" style:font-size-complex="16pt"/>
    </style:style>
    <style:style style:name="T59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16pt" style:font-size-asian="16pt" style:font-size-complex="16pt"/>
    </style:style>
    <style:style style:name="T60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language-asian="zh" style:country-asian="CN" style:font-name-complex="Noto Sans Devanagari" fo:font-size="14pt" style:font-relief="none" style:text-emphasize="none" style:font-style-complex="normal" style:font-style-asian="normal" style:font-weight-complex="normal" style:font-weight-asian="normal" style:font-size-complex="14pt" style:font-size-asian="14pt" style:font-name-asian="Noto Sans"/>
    </style:style>
    <style:style style:name="T61" style:family="text">
      <style:text-properties style:text-overline-style="none" style:text-overline-color="font-color" style:language-complex="hi" style:country-complex="IN" fo:language="ru" fo:country="RU" style:text-line-through-mode="continuous" fo:text-shadow="none" style:text-outline="false" fo:font-style="normal" style:text-line-through-type="none" style:text-underline-style="none" style:text-underline-color="font-color" style:font-name="Liberation Sans" style:language-asian="zh" style:country-asian="CN" style:font-name-complex="Noto Sans Devanagari" fo:font-size="14pt" style:font-relief="none" style:text-emphasize="none" style:font-style-complex="normal" style:font-style-asian="normal" style:font-size-complex="14pt" style:font-size-asian="14pt" style:font-name-asian="Noto Sans" fo:font-weight="bold" style:font-weight-asian="bold" style:font-weight-complex="bold"/>
    </style:style>
    <style:style style:name="T62" style:family="text">
      <style:text-properties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ntarell" style:font-name-complex="Noto Kufi Arabi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6pt" style:font-name-asian="Noto Sans" style:font-name-complex="Noto Sans Devanagari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'Boundary Value'.F7">
          <table:help-message table:display="true"/>
          <table:error-message table:message-type="stop" table:display="true"/>
        </table:content-validation>
        <table:content-validation table:name="val2" table:condition="of:cell-content-is-in-list(&quot;High&quot;;&quot;Medium&quot;;&quot;Low&quot;)" table:allow-empty-cell="true" table:display-list="unsorted" table:base-cell-address="Bug_report.P3">
          <table:help-message table:display="true"/>
          <table:error-message table:message-type="stop" table:display="true"/>
        </table:content-validation>
        <table:content-validation table:name="val3" table:condition="of:cell-content-is-in-list(&quot;Blocker&quot;;&quot;Critical&quot;;&quot;Major&quot;;&quot;Minor&quot;;&quot;Trivial&quot;;&quot;&quot;)" table:allow-empty-cell="true" table:display-list="unsorted" table:base-cell-address="Bug_report.P3">
          <table:help-message table:display="true"/>
          <table:error-message table:message-type="stop" table:display="true"/>
        </table:content-validation>
      </table:content-validations>
      <table:table table:name="Требован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06"/>
        <table:table-column table:style-name="co2" table:default-cell-style-name="ce214"/>
        <table:table-column table:style-name="co1" table:number-columns-repeated="1022" table:default-cell-style-name="ce214"/>
        <table:table-row table:style-name="ro1">
          <table:table-cell table:style-name="ce150"/>
          <table:table-cell table:style-name="ce220" office:value-type="string" calcext:value-type="string">
            <text:p>Общие требования Формы регистрации <text:s/>itcareer.pythonanywhere.com</text:p>
          </table:table-cell>
          <table:table-cell table:number-columns-repeated="1022"/>
        </table:table-row>
        <table:table-row table:style-name="ro1">
          <table:table-cell table:style-name="ce180" office:value-type="string" calcext:value-type="string">
            <text:p>ID</text:p>
          </table:table-cell>
          <table:table-cell table:style-name="ce221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GR-1</text:p>
          </table:table-cell>
          <table:table-cell table:style-name="ce222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GR-2</text:p>
          </table:table-cell>
          <table:table-cell table:style-name="ce223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GR-3</text:p>
          </table:table-cell>
          <table:table-cell table:style-name="ce222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GR-4</text:p>
          </table:table-cell>
          <table:table-cell table:style-name="ce223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GR-5</text:p>
          </table:table-cell>
          <table:table-cell table:style-name="ce224" office:value-type="string" calcext:value-type="string">
            <text:p>Обязательные поля отмечены звездочкой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GR-6</text:p>
          </table:table-cell>
          <table:table-cell table:style-name="ce225" office:value-type="string" calcext:value-type="string">
            <text:p>Валидация проходит при нажатии кнопки Submit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GR-7</text:p>
          </table:table-cell>
          <table:table-cell table:style-name="ce226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GR-8</text:p>
          </table:table-cell>
          <table:table-cell table:style-name="ce227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GR-9</text:p>
          </table:table-cell>
          <table:table-cell table:style-name="ce224" office:value-type="string" calcext:value-type="string">
            <text:p>Label вкладки в браузере <text:s/>«Форма регистрации»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GR-10</text:p>
          </table:table-cell>
          <table:table-cell table:style-name="ce223" office:value-type="string" calcext:value-type="string">
            <text:p>Favicon веб - страницы <text:s/>(SNAKE.jpg) 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GR-11</text:p>
          </table:table-cell>
          <table:table-cell table:style-name="ce232" office:value-type="string" calcext:value-type="string">
            <text:p>Пользователь не может ввести смайлики в формы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GR-12</text:p>
          </table:table-cell>
          <table:table-cell table:style-name="ce223" office:value-type="string" calcext:value-type="string">
            <text:p>Label формы — «Форма регистрации»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7"/>
          <table:table-cell table:style-name="ce220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80" office:value-type="string" calcext:value-type="string">
            <text:p>ID</text:p>
          </table:table-cell>
          <table:table-cell table:style-name="ce221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208"/>
          <table:table-cell table:style-name="ce235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209" office:value-type="string" calcext:value-type="string">
            <text:p>NR-1.1</text:p>
          </table:table-cell>
          <table:table-cell table:style-name="ce237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R-1.2</text:p>
          </table:table-cell>
          <table:table-cell table:style-name="ce238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208"/>
          <table:table-cell table:style-name="ce2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NR-2.1</text:p>
          </table:table-cell>
          <table:table-cell table:style-name="ce23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NR-2.2</text:p>
          </table:table-cell>
          <table:table-cell table:style-name="ce239" office:value-type="string" calcext:value-type="string">
            <text:p><text:span text:style-name="T8">Пользователь может вводить в поле а</text:span><text:span text:style-name="T9">рабские цифры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NR-2.3</text:p>
          </table:table-cell>
          <table:table-cell table:style-name="ce239" office:value-type="string" calcext:value-type="string">
            <text:p><text:span text:style-name="T8">Пользователь может вводить в поле спец.символы 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NR-2.4</text:p>
          </table:table-cell>
          <table:table-cell table:style-name="ce239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NR-2.5</text:p>
          </table:table-cell>
          <table:table-cell table:style-name="ce240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NR-2.6</text:p>
          </table:table-cell>
          <table:table-cell table:style-name="ce240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NR-2.7</text:p>
          </table:table-cell>
          <table:table-cell table:style-name="ce241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NR-3</text:p>
          </table:table-cell>
          <table:table-cell table:style-name="ce232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NR-4</text:p>
          </table:table-cell>
          <table:table-cell table:style-name="ce223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NR-5</text:p>
          </table:table-cell>
          <table:table-cell table:style-name="ce242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NR-6</text:p>
          </table:table-cell>
          <table:table-cell table:style-name="ce223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NR-7</text:p>
          </table:table-cell>
          <table:table-cell table:style-name="ce232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NR-8</text:p>
          </table:table-cell>
          <table:table-cell table:style-name="ce22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NR-9</text:p>
          </table:table-cell>
          <table:table-cell table:style-name="ce222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NR-10</text:p>
          </table:table-cell>
          <table:table-cell table:style-name="ce243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7"/>
          <table:table-cell table:style-name="ce220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80" office:value-type="string" calcext:value-type="string">
            <text:p>ID</text:p>
          </table:table-cell>
          <table:table-cell table:style-name="ce221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208"/>
          <table:table-cell table:style-name="ce245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-1.1</text:p>
          </table:table-cell>
          <table:table-cell table:style-name="ce246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-1.2</text:p>
          </table:table-cell>
          <table:table-cell table:style-name="ce247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208"/>
          <table:table-cell table:style-name="ce2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SR-2.1</text:p>
          </table:table-cell>
          <table:table-cell table:style-name="ce23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SR-2.2</text:p>
          </table:table-cell>
          <table:table-cell table:style-name="ce239" office:value-type="string" calcext:value-type="string">
            <text:p><text:span text:style-name="T5">Пользователь может вводить в поле а</text:span><text:span text:style-name="T11">рабские цифры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SR-2.3</text:p>
          </table:table-cell>
          <table:table-cell table:style-name="ce239" office:value-type="string" calcext:value-type="string">
            <text:p><text:span text:style-name="T5">Пользователь может вводить в поле спец.символы </text:span><text:span text:style-name="T12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SR-2.4</text:p>
          </table:table-cell>
          <table:table-cell table:style-name="ce239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SR-2.5</text:p>
          </table:table-cell>
          <table:table-cell table:style-name="ce240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SR-2.6</text:p>
          </table:table-cell>
          <table:table-cell table:style-name="ce241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SR-2.7</text:p>
          </table:table-cell>
          <table:table-cell table:style-name="ce241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SR-3</text:p>
          </table:table-cell>
          <table:table-cell table:style-name="ce232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SR-4</text:p>
          </table:table-cell>
          <table:table-cell table:style-name="ce223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SR-5</text:p>
          </table:table-cell>
          <table:table-cell table:style-name="ce242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SR-6</text:p>
          </table:table-cell>
          <table:table-cell table:style-name="ce223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SR-7</text:p>
          </table:table-cell>
          <table:table-cell table:style-name="ce232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SR-8</text:p>
          </table:table-cell>
          <table:table-cell table:style-name="ce22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210" office:value-type="string" calcext:value-type="string">
            <text:p>SR-9</text:p>
          </table:table-cell>
          <table:table-cell table:style-name="ce222" office:value-type="string" calcext:value-type="string">
            <text:p>Поле является не обязательным.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SR-10</text:p>
          </table:table-cell>
          <table:table-cell table:style-name="ce248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07"/>
          <table:table-cell table:style-name="ce220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80" office:value-type="string" calcext:value-type="string">
            <text:p>ID</text:p>
          </table:table-cell>
          <table:table-cell table:style-name="ce221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E-1</text:p>
          </table:table-cell>
          <table:table-cell table:style-name="ce222" office:value-type="string" calcext:value-type="string">
            <text:p>Поле является обязательным для ввода.</text:p>
          </table:table-cell>
          <table:table-cell table:number-columns-repeated="1022"/>
        </table:table-row>
        <table:table-row table:style-name="ro1">
          <table:table-cell table:style-name="ce208"/>
          <table:table-cell table:style-name="ce225" office:value-type="string" calcext:value-type="string">
            <text:p>Допустимое количество вводимых символов пользователем <text:span text:style-name="T13">до @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2.1</text:p>
          </table:table-cell>
          <table:table-cell table:style-name="ce239" office:value-type="string" calcext:value-type="string">
            <text:p>Минимальное количество символов: 4 (включительно)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2.2</text:p>
          </table:table-cell>
          <table:table-cell table:style-name="ce239" office:value-type="string" calcext:value-type="string">
            <text:p>Максимальное количество символов: 32 (включительно)</text:p>
          </table:table-cell>
          <table:table-cell table:number-columns-repeated="1022"/>
        </table:table-row>
        <table:table-row table:style-name="ro1">
          <table:table-cell table:style-name="ce211"/>
          <table:table-cell table:style-name="ce237" office:value-type="string" calcext:value-type="string">
            <text:p>Допустимое количество вводимых символов пользователем <text:span text:style-name="T13">в доменной части (до точки)</text:span></text:p>
          </table:table-cell>
          <table:table-cell table:number-columns-repeated="1022"/>
        </table:table-row>
        <table:table-row table:style-name="ro1">
          <table:table-cell table:style-name="ce212" office:value-type="string" calcext:value-type="string">
            <text:p>E-3.1</text:p>
          </table:table-cell>
          <table:table-cell table:style-name="ce237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1">
          <table:table-cell table:style-name="ce213" office:value-type="string" calcext:value-type="string">
            <text:p>E-3.2</text:p>
          </table:table-cell>
          <table:table-cell table:style-name="ce238" office:value-type="string" calcext:value-type="string">
            <text:p>Максимальное количество символов: 24 (включительно)</text:p>
          </table:table-cell>
          <table:table-cell table:number-columns-repeated="1022"/>
        </table:table-row>
        <table:table-row table:style-name="ro1">
          <table:table-cell table:style-name="ce214"/>
          <table:table-cell table:style-name="ce239" office:value-type="string" calcext:value-type="string">
            <text:p><text:span text:style-name="T8">Допустимое количество вводимых символов пользователем </text:span><text:span text:style-name="T14">в доменной зоне (после посл. точки)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4.1</text:p>
          </table:table-cell>
          <table:table-cell table:style-name="ce239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4.2</text:p>
          </table:table-cell>
          <table:table-cell table:style-name="ce239" office:value-type="string" calcext:value-type="string">
            <text:p>Максимальное количество символов: 16 (включительно)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E-5.1</text:p>
          </table:table-cell>
          <table:table-cell table:style-name="ce245" office:value-type="string" calcext:value-type="string">
            <text:p>Пользователь может вводить в поле только одну @ («собака»)</text:p>
          </table:table-cell>
          <table:table-cell table:number-columns-repeated="1022"/>
        </table:table-row>
        <table:table-row table:style-name="ro1">
          <table:table-cell table:style-name="ce208"/>
          <table:table-cell table:style-name="ce225" office:value-type="string" calcext:value-type="string">
            <text:p>Допустимые вводимые символы <text:span text:style-name="T15">до @;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6.1</text:p>
          </table:table-cell>
          <table:table-cell table:style-name="ce23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6.2</text:p>
          </table:table-cell>
          <table:table-cell table:style-name="ce239" office:value-type="string" calcext:value-type="string">
            <text:p><text:span text:style-name="T5">Пользователь может вводить в поле а</text:span><text:span text:style-name="T11">рабские цифры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6.3</text:p>
          </table:table-cell>
          <table:table-cell table:style-name="ce239" office:value-type="string" calcext:value-type="string">
            <text:p>Пользователь может вводить в поле спец.символы <text:s/>. (точка), _(нижнее подчеркивание), - (минус), ` ( верх. запятая)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6.4</text:p>
          </table:table-cell>
          <table:table-cell table:style-name="ce249" office:value-type="string" calcext:value-type="string">
            <text:p><text:s/>Пользователь НЕ может вводить спец символы подряд</text:p>
          </table:table-cell>
          <table:table-cell table:number-columns-repeated="1022"/>
        </table:table-row>
        <table:table-row table:style-name="ro1">
          <table:table-cell table:style-name="ce208"/>
          <table:table-cell table:style-name="ce250" office:value-type="string" calcext:value-type="string">
            <text:p>Допустимые вводимые символы <text:span text:style-name="T13">до последней точки</text:span>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E-7.1</text:p>
          </table:table-cell>
          <table:table-cell table:style-name="ce251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E-7.2</text:p>
          </table:table-cell>
          <table:table-cell table:style-name="ce251" office:value-type="string" calcext:value-type="string">
            <text:p>Пользователь может вводить в поле спец.символы <text:s/>. (точка), _(нижнее подчеркивание), - (минус), ` ( верх. запятая)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E-7.3</text:p>
          </table:table-cell>
          <table:table-cell table:style-name="ce251" office:value-type="string" calcext:value-type="string">
            <text:p>Пользователь может вводить в поле арабские цифры</text:p>
          </table:table-cell>
          <table:table-cell table:number-columns-repeated="1022"/>
        </table:table-row>
        <table:table-row table:style-name="ro1">
          <table:table-cell table:style-name="ce182"/>
          <table:table-cell table:style-name="ce252" office:value-type="string" calcext:value-type="string">
            <text:p>Допустимые вводимые символы <text:span text:style-name="T13">в доменной зоне (</text:span><text:span text:style-name="T16">после последней точки)</text:span><text:span text:style-name="T17">: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7.1</text:p>
          </table:table-cell>
          <table:table-cell table:style-name="ce252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E-8.1</text:p>
          </table:table-cell>
          <table:table-cell table:style-name="ce251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8.2</text:p>
          </table:table-cell>
          <table:table-cell table:style-name="ce252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E-8.3</text:p>
          </table:table-cell>
          <table:table-cell table:style-name="ce251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8.4</text:p>
          </table:table-cell>
          <table:table-cell table:style-name="ce252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E-8.5</text:p>
          </table:table-cell>
          <table:table-cell table:style-name="ce253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8.6</text:p>
          </table:table-cell>
          <table:table-cell table:style-name="ce252" office:value-type="string" calcext:value-type="string">
            <text:p>Placeholder поля — Your email addres.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E-8.7</text:p>
          </table:table-cell>
          <table:table-cell table:style-name="ce251" office:value-type="string" calcext:value-type="string">
            <text:p>Выравние label поля по левому краю</text:p>
          </table:table-cell>
          <table:table-cell table:style-name="ce237"/>
          <table:table-cell table:number-columns-repeated="1021"/>
        </table:table-row>
        <table:table-row table:style-name="ro1">
          <table:table-cell table:style-name="ce205" office:value-type="string" calcext:value-type="string">
            <text:p>E-8.8</text:p>
          </table:table-cell>
          <table:table-cell table:style-name="ce252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E-8.9</text:p>
          </table:table-cell>
          <table:table-cell table:style-name="ce251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E-8.10</text:p>
          </table:table-cell>
          <table:table-cell table:style-name="ce255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ce214"/>
          <table:table-cell table:number-columns-repeated="1023"/>
        </table:table-row>
        <table:table-row table:style-name="ro1">
          <table:table-cell table:style-name="ce217"/>
          <table:table-cell table:style-name="ce220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180" office:value-type="string" calcext:value-type="string">
            <text:p>ID</text:p>
          </table:table-cell>
          <table:table-cell table:style-name="ce256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82"/>
          <table:table-cell table:style-name="ce232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-1.1</text:p>
          </table:table-cell>
          <table:table-cell table:style-name="ce257" office:value-type="string" calcext:value-type="string">
            <text:p>Минимальное количетсво символов: 6 (включительно)</text:p>
          </table:table-cell>
          <table:table-cell table:style-name="ce261"/>
          <table:table-cell table:number-columns-repeated="1021"/>
        </table:table-row>
        <table:table-row table:style-name="ro1">
          <table:table-cell office:value-type="string" calcext:value-type="string">
            <text:p>P1.2</text:p>
          </table:table-cell>
          <table:table-cell table:style-name="ce257" office:value-type="string" calcext:value-type="string">
            <text:p>Максимальное количетсво символов: 16 (включительно)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8"/>
          <table:table-cell table:style-name="ce225" office:value-type="string" calcext:value-type="string">
            <text:p>Допустимые вводимые символы: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5" office:value-type="string" calcext:value-type="string">
            <text:p>P-2.1</text:p>
          </table:table-cell>
          <table:table-cell table:style-name="ce239" office:value-type="string" calcext:value-type="string">
            <text:p>Пользователь может вводить в поле латинские символы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5" office:value-type="string" calcext:value-type="string">
            <text:p>P-2.2</text:p>
          </table:table-cell>
          <table:table-cell table:style-name="ce239" office:value-type="string" calcext:value-type="string">
            <text:p><text:span text:style-name="T5">Пользователь может вводить в поле а</text:span><text:span text:style-name="T11">рабские цифры</text:span>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5" office:value-type="string" calcext:value-type="string">
            <text:p>P-2.3</text:p>
          </table:table-cell>
          <table:table-cell table:style-name="ce239" office:value-type="string" calcext:value-type="string">
            <text:p>Пользователь может вводить в поле спец.символ @ («собака»)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5" office:value-type="string" calcext:value-type="string">
            <text:p>P-2.4</text:p>
          </table:table-cell>
          <table:table-cell table:style-name="ce258" office:value-type="string" calcext:value-type="string">
            <text:p>Пользователь не может ввести больше одной @ подряд.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8"/>
          <table:table-cell table:style-name="ce245" office:value-type="string" calcext:value-type="string">
            <text:p>Валидация пароля (обязательные условия ввода):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8" office:value-type="string" calcext:value-type="string">
            <text:p>Р-3.1</text:p>
          </table:table-cell>
          <table:table-cell table:style-name="ce237" office:value-type="string" calcext:value-type="string">
            <text:p>Не меньше одной заглавной буквы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8" office:value-type="string" calcext:value-type="string">
            <text:p>Р-3.2</text:p>
          </table:table-cell>
          <table:table-cell table:style-name="ce237" office:value-type="string" calcext:value-type="string">
            <text:p>Не меньше одной цифры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8" office:value-type="string" calcext:value-type="string">
            <text:p>Р-3.3</text:p>
          </table:table-cell>
          <table:table-cell table:style-name="ce238" office:value-type="string" calcext:value-type="string">
            <text:p>Обязательный ввод одной @ («собака»)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5" office:value-type="string" calcext:value-type="string">
            <text:p>P-4</text:p>
          </table:table-cell>
          <table:table-cell table:style-name="ce223" office:value-type="string" calcext:value-type="string">
            <text:p>Label поля — Password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8" office:value-type="string" calcext:value-type="string">
            <text:p>P-5</text:p>
          </table:table-cell>
          <table:table-cell table:style-name="ce242" office:value-type="string" calcext:value-type="string">
            <text:p>Цвет шрифта Placeholder - <text:s/>серый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5" office:value-type="string" calcext:value-type="string">
            <text:p>P-6</text:p>
          </table:table-cell>
          <table:table-cell table:style-name="ce259" office:value-type="string" calcext:value-type="string">
            <text:p>Placeholder поля — Enter a password.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8" office:value-type="string" calcext:value-type="string">
            <text:p>P-7</text:p>
          </table:table-cell>
          <table:table-cell table:style-name="ce232" office:value-type="string" calcext:value-type="string">
            <text:p>Выравние label поля по левому краю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5" office:value-type="string" calcext:value-type="string">
            <text:p>P-8</text:p>
          </table:table-cell>
          <table:table-cell table:style-name="ce223" office:value-type="string" calcext:value-type="string">
            <text:p>Выравнивание placeholder по левому краю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182" office:value-type="string" calcext:value-type="string">
            <text:p>P-9</text:p>
          </table:table-cell>
          <table:table-cell table:style-name="ce222" office:value-type="string" calcext:value-type="string">
            <text:p>Поле является обязательным.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182" office:value-type="string" calcext:value-type="string">
            <text:p>P-10</text:p>
          </table:table-cell>
          <table:table-cell table:style-name="ce260" office:value-type="string" calcext:value-type="string">
            <text:p>Ввод пробела недопустим</text:p>
          </table:table-cell>
          <table:table-cell table:style-name="ce262"/>
          <table:table-cell table:number-columns-repeated="1021"/>
        </table:table-row>
        <table:table-row table:style-name="ro1">
          <table:table-cell table:style-name="ce205" office:value-type="string" calcext:value-type="string">
            <text:p>P-11</text:p>
          </table:table-cell>
          <table:table-cell table:style-name="ce227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7"/>
          <table:table-cell table:style-name="ce220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219" office:value-type="string" calcext:value-type="string">
            <text:p>ID</text:p>
          </table:table-cell>
          <table:table-cell table:style-name="ce256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B-1</text:p>
          </table:table-cell>
          <table:table-cell table:style-name="ce232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B-2</text:p>
          </table:table-cell>
          <table:table-cell table:style-name="ce223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182" office:value-type="string" calcext:value-type="string">
            <text:p>B-3</text:p>
          </table:table-cell>
          <table:table-cell table:style-name="ce222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208"/>
          <table:table-cell table:style-name="ce225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B-4.1</text:p>
          </table:table-cell>
          <table:table-cell table:style-name="ce239" office:value-type="string" calcext:value-type="string">
            <text:p><text:span text:style-name="T18">В состоянии покоя — </text:span><text:span text:style-name="T19">светло-зеленый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B-4.2</text:p>
          </table:table-cell>
          <table:table-cell table:style-name="ce239" office:value-type="string" calcext:value-type="string">
            <text:p><text:span text:style-name="T18">При наведении курсора —</text:span><text:span text:style-name="T19">зеленый</text:span>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B-4.3</text:p>
          </table:table-cell>
          <table:table-cell table:style-name="ce227" office:value-type="string" calcext:value-type="string">
            <text:p><text:span text:style-name="T18">При нажатии на нёё — </text:span><text:span text:style-name="T20">темно-зеленый</text:span>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B-5</text:p>
          </table:table-cell>
          <table:table-cell table:style-name="ce232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>
            <text:p>B-6</text:p>
          </table:table-cell>
          <table:table-cell table:style-name="ce223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>
            <text:p>B-7</text:p>
          </table:table-cell>
          <table:table-cell table:style-name="ce232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office:forms form:automatic-focus="false" form:apply-design-mode="false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10" table:default-cell-style-name="ce77"/>
        <table:table-column table:style-name="co11" table:default-cell-style-name="ce77"/>
        <table:table-column table:style-name="co12" table:default-cell-style-name="ce77"/>
        <table:table-column table:style-name="co13" table:default-cell-style-name="ce77"/>
        <table:table-column table:style-name="co1" table:number-columns-repeated="1013" table:default-cell-style-name="ce77"/>
        <table:table-row table:style-name="ro2">
          <table:table-cell table:style-name="ce64" office:value-type="string" calcext:value-type="string">
            <text:p>ID</text:p>
          </table:table-cell>
          <table:table-cell table:style-name="ce64" office:value-type="string" calcext:value-type="string">
            <text:p>Title</text:p>
          </table:table-cell>
          <table:table-cell table:style-name="ce64" office:value-type="string" calcext:value-type="string">
            <text:p>input data</text:p>
          </table:table-cell>
          <table:table-cell table:style-name="ce64" office:value-type="string" calcext:value-type="string">
            <text:p>EX</text:p>
          </table:table-cell>
          <table:table-cell table:style-name="ce64" office:value-type="string" calcext:value-type="string">
            <text:p>AR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BR</text:p>
          </table:table-cell>
          <table:table-cell table:style-name="ce64" office:value-type="string" calcext:value-type="string">
            <text:p>Req_ID</text:p>
          </table:table-cell>
          <table:table-cell table:style-name="ce333" table:number-columns-repeated="2"/>
          <table:table-cell table:style-name="ce342" table:number-columns-repeated="1014"/>
        </table:table-row>
        <table:table-row table:style-name="ro3">
          <table:table-cell table:style-name="ce106" office:value-type="string" calcext:value-type="string">
            <text:p>Фильтр ID </text:p>
          </table:table-cell>
          <table:table-cell table:style-name="ce176" office:value-type="string" calcext:value-type="string">
            <text:p><text:span text:style-name="T21"> Полe Name</text:span></text:p>
            <text:p><text:span text:style-name="T8">В остальные поля ввести валидные данные и нажать кнопку Submit</text:span></text:p>
          </table:table-cell>
          <table:table-cell table:style-name="ce102" office:value-type="string" calcext:value-type="string">
            <text:p><text:span text:style-name="T13">Surname</text:span> :Mexico</text:p>
            <text:p><text:span text:style-name="T34">Email</text:span><text:span text:style-name="T35">: heheheh@yandex.ru</text:span></text:p>
            <text:p><text:span text:style-name="T36">Password</text:span><text:span text:style-name="T37"> :</text:span><text:span text:style-name="T37"><text:a xlink:href="mailto:Haa1@bry" xlink:type="simple">Haa1@bry</text:a></text:span></text:p>
          </table:table-cell>
          <table:table-cell table:style-name="ce112"/>
          <table:table-cell table:style-name="ce122"/>
          <table:table-cell table:style-name="ce127"/>
          <table:table-cell table:style-name="ce135"/>
          <table:table-cell table:style-name="ce166"/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ce67" office:value-type="string" calcext:value-type="string">
            <text:p>N1</text:p>
          </table:table-cell>
          <table:table-cell table:style-name="ce84" office:value-type="string" calcext:value-type="string">
            <text:p>Ввести Латинские символы в поле <text:s/></text:p>
          </table:table-cell>
          <table:table-cell table:style-name="ce103" office:value-type="string" calcext:value-type="string">
            <text:p> Bromigo</text:p>
            <text:p/>
          </table:table-cell>
          <table:table-cell table:style-name="ce84" office:value-type="string" calcext:value-type="string">
            <text:p>Success! Hello: Bromigo Mexico</text:p>
            <text:p/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76"/>
          <table:table-cell table:style-name="ce73" office:value-type="string" calcext:value-type="string">
            <text:p><text:a xlink:href="#Требования!A23" xlink:type="simple">NR-2.1</text:a>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ce67" office:value-type="string" calcext:value-type="string">
            <text:p>N2</text:p>
          </table:table-cell>
          <table:table-cell table:style-name="ce84" office:value-type="string" calcext:value-type="string">
            <text:p><text:span text:style-name="T22">Ввести а</text:span>рабские цифры в поле  </text:p>
          </table:table-cell>
          <table:table-cell table:style-name="ce84" office:value-type="string" calcext:value-type="string">
            <text:p> 1234567</text:p>
            <text:p/>
          </table:table-cell>
          <table:table-cell table:style-name="ce84" office:value-type="string" calcext:value-type="string">
            <text:p>Success! Hello: 1234567 Mexico</text:p>
            <text:p/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76"/>
          <table:table-cell table:style-name="ce73" office:value-type="string" calcext:value-type="string">
            <text:p><text:a xlink:href="#Требования!A24" xlink:type="simple">NR-2.2</text:a></text:p>
          </table:table-cell>
          <table:table-cell table:style-name="ce195"/>
          <table:table-cell table:style-name="ce201"/>
          <table:table-cell table:number-columns-repeated="1014"/>
        </table:table-row>
        <table:table-row table:style-name="ro4">
          <table:table-cell table:style-name="ce67" office:value-type="string" calcext:value-type="string">
            <text:p>N3</text:p>
          </table:table-cell>
          <table:table-cell office:value-type="string" calcext:value-type="string">
            <text:p><text:span text:style-name="T22">Ввести д</text:span>опустимые спец. Символы в поле  </text:p>
          </table:table-cell>
          <table:table-cell table:style-name="ce84" office:value-type="string" calcext:value-type="string">
            <text:p>  ._,`</text:p>
            <text:p> </text:p>
          </table:table-cell>
          <table:table-cell table:style-name="ce76" office:value-type="string" calcext:value-type="string">
            <text:p>Success! Hello: ._-` Mexico</text:p>
          </table:table-cell>
          <table:table-cell table:style-name="ce76"/>
          <table:table-cell table:style-name="ce394" table:content-validation-name="val1" office:value-type="string" calcext:value-type="string">
            <text:p>Pass</text:p>
          </table:table-cell>
          <table:table-cell table:style-name="ce76"/>
          <table:table-cell table:style-name="ce73" office:value-type="string" calcext:value-type="string">
            <text:p><text:a xlink:href="#Требования!A25" xlink:type="simple">NR-2.3</text:a></text:p>
          </table:table-cell>
          <table:table-cell table:style-name="ce198"/>
          <table:table-cell table:number-columns-repeated="1015"/>
        </table:table-row>
        <table:table-row table:style-name="ro4">
          <table:table-cell table:style-name="ce67" office:value-type="string" calcext:value-type="string">
            <text:p>N4</text:p>
          </table:table-cell>
          <table:table-cell table:style-name="ce84" office:value-type="string" calcext:value-type="string">
            <text:p><text:span text:style-name="T22">Ввести п</text:span>робел в начале в поле  </text:p>
          </table:table-cell>
          <table:table-cell table:style-name="ce84" office:value-type="string" calcext:value-type="string">
            <text:p>  Bromigo</text:p>
            <text:p> </text:p>
          </table:table-cell>
          <table:table-cell table:style-name="ce109" office:value-type="string" calcext:value-type="string">
            <text:p><text:span text:style-name="T46">Error: </text:span><text:span text:style-name="T47">The name you have entered is invalid</text:span></text:p>
          </table:table-cell>
          <table:table-cell table:style-name="ce84" office:value-type="string" calcext:value-type="string">
            <text:p>Success! Hello: Bromigo Mexico</text:p>
            <text:p/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330" office:value-type="string" calcext:value-type="string">
            <text:p><text:a xlink:href="#Bug_report!A3" xlink:type="simple">B1</text:a></text:p>
          </table:table-cell>
          <table:table-cell table:style-name="ce73" office:value-type="string" calcext:value-type="string">
            <text:p><text:a xlink:href="#Требования!A26" xlink:type="simple">NR-2.4</text:a></text:p>
          </table:table-cell>
          <table:table-cell table:style-name="ce198"/>
          <table:table-cell table:number-columns-repeated="1015"/>
        </table:table-row>
        <table:table-row table:style-name="ro4">
          <table:table-cell table:style-name="ce67" office:value-type="string" calcext:value-type="string">
            <text:p>N5</text:p>
          </table:table-cell>
          <table:table-cell table:style-name="ce84" office:value-type="string" calcext:value-type="string">
            <text:p><text:span text:style-name="T22">Ввести п</text:span>робел в конце поля  </text:p>
          </table:table-cell>
          <table:table-cell table:style-name="ce84" office:value-type="string" calcext:value-type="string">
            <text:p><text:s/>Bromigo </text:p>
          </table:table-cell>
          <table:table-cell table:style-name="ce109" office:value-type="string" calcext:value-type="string">
            <text:p><text:span text:style-name="T46">Error: </text:span><text:span text:style-name="T47">The name you have entered is invalid</text:span></text:p>
          </table:table-cell>
          <table:table-cell table:style-name="ce84" office:value-type="string" calcext:value-type="string">
            <text:p>Success! Hello: Bromigo Mexico</text:p>
            <text:p/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330" office:value-type="string" calcext:value-type="string">
            <text:p><text:a xlink:href="#Bug_report!A4" xlink:type="simple">B2</text:a></text:p>
          </table:table-cell>
          <table:table-cell table:style-name="ce73" office:value-type="string" calcext:value-type="string">
            <text:p><text:a xlink:href="#Требования!A27" xlink:type="simple">NR-2.5</text:a></text:p>
          </table:table-cell>
          <table:table-cell table:style-name="ce198"/>
          <table:table-cell table:number-columns-repeated="1015"/>
        </table:table-row>
        <table:table-row table:style-name="ro5">
          <table:table-cell table:style-name="ce67" office:value-type="string" calcext:value-type="string">
            <text:p>N6</text:p>
          </table:table-cell>
          <table:table-cell table:style-name="ce84" office:value-type="string" calcext:value-type="string">
            <text:p><text:span text:style-name="T22">Ввести 2 п</text:span>робела подряд в поле  </text:p>
          </table:table-cell>
          <table:table-cell table:style-name="ce84" office:value-type="string" calcext:value-type="string">
            <text:p><text:s/>Bro <text:s/>migo </text:p>
          </table:table-cell>
          <table:table-cell table:style-name="ce109" office:value-type="string" calcext:value-type="string">
            <text:p><text:span text:style-name="T46">Error: </text:span><text:span text:style-name="T47">The name you have entered is invalid</text:span></text:p>
          </table:table-cell>
          <table:table-cell table:style-name="ce109" office:value-type="string" calcext:value-type="string">
            <text:p>Success! Hello: Bro migo Mexico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330" office:value-type="string" calcext:value-type="string">
            <text:p><text:a xlink:href="#Bug_report!A4" xlink:type="simple">B3</text:a></text:p>
          </table:table-cell>
          <table:table-cell table:style-name="ce73" office:value-type="string" calcext:value-type="string">
            <text:p><text:a xlink:href="#Требования!A28" xlink:type="simple">NR-2.6</text:a>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N7</text:p>
          </table:table-cell>
          <table:table-cell table:style-name="ce86" office:value-type="string" calcext:value-type="string">
            <text:p><text:span text:style-name="T22">Ввести 1</text:span> пробел в поле  </text:p>
            <text:p/>
          </table:table-cell>
          <table:table-cell table:style-name="ce84" office:value-type="string" calcext:value-type="string">
            <text:p><text:s/>Bromi go </text:p>
          </table:table-cell>
          <table:table-cell table:style-name="ce109" office:value-type="string" calcext:value-type="string">
            <text:p>Success! Hello: Bromi go Mexico</text:p>
          </table:table-cell>
          <table:table-cell table:style-name="ce109"/>
          <table:table-cell table:style-name="ce394" table:content-validation-name="val1" office:value-type="string" calcext:value-type="string">
            <text:p>Pass</text:p>
          </table:table-cell>
          <table:table-cell table:style-name="ce76"/>
          <table:table-cell table:style-name="ce73" office:value-type="string" calcext:value-type="string">
            <text:p><text:a xlink:href="#Требования!A29" xlink:type="simple">NR-2.7</text:a></text:p>
          </table:table-cell>
          <table:table-cell table:number-columns-repeated="1016"/>
        </table:table-row>
        <table:table-row table:style-name="ro5">
          <table:table-cell table:style-name="ce67" office:value-type="string" calcext:value-type="string">
            <text:p>N8</text:p>
          </table:table-cell>
          <table:table-cell table:style-name="ce88" office:value-type="string" calcext:value-type="string">
            <text:p><text:span text:style-name="T22">Ввести </text:span>1 символ в поле  </text:p>
          </table:table-cell>
          <table:table-cell table:style-name="ce88" office:value-type="string" calcext:value-type="string">
            <text:p><text:s/>B</text:p>
          </table:table-cell>
          <table:table-cell table:style-name="ce109" office:value-type="string" calcext:value-type="string">
            <text:p>Success! Hello: B Mexico</text:p>
          </table:table-cell>
          <table:table-cell table:style-name="ce109" office:value-type="string" calcext:value-type="string">
            <text:p>Error: Error: All Fields are Required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0" xlink:type="simple">NR-1.1</text:a>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N9</text:p>
          </table:table-cell>
          <table:table-cell table:style-name="ce84" office:value-type="string" calcext:value-type="string">
            <text:p><text:span text:style-name="T22">Ввести </text:span>0 символов в поле</text:p>
          </table:table-cell>
          <table:table-cell table:style-name="ce84" office:value-type="string" calcext:value-type="string">
            <text:p/>
            <text:p/>
          </table:table-cell>
          <table:table-cell table:style-name="ce84" office:value-type="string" calcext:value-type="string">
            <text:p>Error: All Fields are Required</text:p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76"/>
          <table:table-cell table:style-name="ce73" office:value-type="string" calcext:value-type="string">
            <text:p><text:a xlink:href="#Требования!A36" xlink:type="simple">NR-9</text:a>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N10</text:p>
          </table:table-cell>
          <table:table-cell table:style-name="ce88" office:value-type="string" calcext:value-type="string">
            <text:p><text:span text:style-name="T22">Ввести </text:span>2 символа в поле</text:p>
          </table:table-cell>
          <table:table-cell table:style-name="ce88" office:value-type="string" calcext:value-type="string">
            <text:p> Br</text:p>
            <text:p/>
          </table:table-cell>
          <table:table-cell table:style-name="ce109" office:value-type="string" calcext:value-type="string">
            <text:p>Success! Hello: Br Mexico</text:p>
          </table:table-cell>
          <table:table-cell table:style-name="ce109" office:value-type="string" calcext:value-type="string">
            <text:p>Error: Error: All Fields are Required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0" xlink:type="simple">NR-1.1</text:a></text:p>
          </table:table-cell>
          <table:table-cell table:number-columns-repeated="1016"/>
        </table:table-row>
        <table:table-row table:style-name="ro6">
          <table:table-cell table:style-name="ce67" office:value-type="string" calcext:value-type="string">
            <text:p>N11</text:p>
          </table:table-cell>
          <table:table-cell table:style-name="ce88" office:value-type="string" calcext:value-type="string">
            <text:p><text:span text:style-name="T22">Ввести </text:span>32 символа в поле </text:p>
          </table:table-cell>
          <table:table-cell table:style-name="ce88" office:value-type="string" calcext:value-type="string">
            <text:p> BromigoBromigoBromigoBromigoB123</text:p>
            <text:p/>
          </table:table-cell>
          <table:table-cell table:style-name="ce109" office:value-type="string" calcext:value-type="string">
            <text:p>Success! Hello: BromigoBromigoBromigoBromigoB123 Mexico</text:p>
          </table:table-cell>
          <table:table-cell table:style-name="ce109" office:value-type="string" calcext:value-type="string">
            <text:p>Error: Error: All Fields are Required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0" xlink:type="simple">NR-1.1</text:a></text:p>
          </table:table-cell>
          <table:table-cell table:number-columns-repeated="1016"/>
        </table:table-row>
        <table:table-row table:style-name="ro7">
          <table:table-cell table:style-name="ce67" office:value-type="string" calcext:value-type="string">
            <text:p>N12</text:p>
          </table:table-cell>
          <table:table-cell table:style-name="ce88" office:value-type="string" calcext:value-type="string">
            <text:p><text:span text:style-name="T22">Ввести </text:span>63 символа в поле</text:p>
          </table:table-cell>
          <table:table-cell table:style-name="ce88" office:value-type="string" calcext:value-type="string">
            <text:p><text:span text:style-name="T8">BromigoBromigoBromigoBromigoBromigo</text:span></text:p>
            <text:p>BromigoBromigoBromigoBromigoBromigo</text:p>
          </table:table-cell>
          <table:table-cell table:style-name="ce109" office:value-type="string" calcext:value-type="string">
            <text:p><text:span text:style-name="T48">Success! Hello: </text:span><text:span text:style-name="T49">BromigoBromigoBromigoBromigoBromigo</text:span></text:p>
            <text:p><text:span text:style-name="T8">BromigoBromigoBromigoBromigoBromigo</text:span> Mexico</text:p>
          </table:table-cell>
          <table:table-cell table:style-name="ce109" office:value-type="string" calcext:value-type="string">
            <text:p>Error: Error: All Fields are Required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1" xlink:type="simple">NR-1.2</text:a></text:p>
          </table:table-cell>
          <table:table-cell table:number-columns-repeated="1016"/>
        </table:table-row>
        <table:table-row table:style-name="ro8">
          <table:table-cell table:style-name="ce67" office:value-type="string" calcext:value-type="string">
            <text:p>N13</text:p>
          </table:table-cell>
          <table:table-cell table:style-name="ce88" office:value-type="string" calcext:value-type="string">
            <text:p><text:span text:style-name="T22">Ввести </text:span>64 символа в поле</text:p>
          </table:table-cell>
          <table:table-cell table:style-name="ce88" office:value-type="string" calcext:value-type="string">
            <text:p><text:span text:style-name="T8"> BromigoBromigoBromigoBromigoBromigo</text:span></text:p>
            <text:p><text:span text:style-name="T8">BromigoBromigoBromigoBromigoBromigo1</text:span></text:p>
          </table:table-cell>
          <table:table-cell table:style-name="ce88" office:value-type="string" calcext:value-type="string">
            <text:p><text:span text:style-name="T48">Success! Hello: </text:span><text:span text:style-name="T49">BromigoBromigoBromigoBromigoBromigo</text:span></text:p>
            <text:p><text:span text:style-name="T8">BromigoBromigoBromigoBromigoBromigo1</text:span><text:span text:style-name="T50"> Mexico</text:span></text:p>
          </table:table-cell>
          <table:table-cell table:style-name="ce109" office:value-type="string" calcext:value-type="string">
            <text:p>Error: Error: All Fields are Required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1" xlink:type="simple">NR-1.2</text:a></text:p>
          </table:table-cell>
          <table:table-cell table:number-columns-repeated="1016"/>
        </table:table-row>
        <table:table-row table:style-name="ro8">
          <table:table-cell table:style-name="ce67" office:value-type="string" calcext:value-type="string">
            <text:p>N14</text:p>
          </table:table-cell>
          <table:table-cell table:style-name="ce88" office:value-type="string" calcext:value-type="string">
            <text:p><text:span text:style-name="T22">Ввести </text:span>65 символа в поле</text:p>
          </table:table-cell>
          <table:table-cell table:style-name="ce88" office:value-type="string" calcext:value-type="string">
            <text:p><text:span text:style-name="T8"> BromigoBromigoBromigoBromigoBromigo</text:span></text:p>
            <text:p><text:span text:style-name="T8">BromigoBromigoBromigoBromigoBromigo15</text:span></text:p>
          </table:table-cell>
          <table:table-cell table:style-name="ce109" office:value-type="string" calcext:value-type="string">
            <text:p><text:span text:style-name="T46">Error: </text:span><text:span text:style-name="T47">The name you have entered is invalid</text:span></text:p>
          </table:table-cell>
          <table:table-cell table:style-name="ce109" office:value-type="string" calcext:value-type="string">
            <text:p>Error: Error: All Fields are Required</text:p>
          </table:table-cell>
          <table:table-cell table:style-name="ce394" table:content-validation-name="val1" office:value-type="string" calcext:value-type="string">
            <text:p>Pass</text:p>
          </table:table-cell>
          <table:table-cell table:style-name="ce76"/>
          <table:table-cell table:style-name="ce73" office:value-type="string" calcext:value-type="string">
            <text:p><text:a xlink:href="#Требования!A21" xlink:type="simple">NR-1.2</text:a></text:p>
          </table:table-cell>
          <table:table-cell table:number-columns-repeated="1016"/>
        </table:table-row>
        <table:table-row table:style-name="ro9">
          <table:table-cell table:style-name="ce67" office:value-type="string" calcext:value-type="string">
            <text:p>N15</text:p>
          </table:table-cell>
          <table:table-cell table:style-name="ce85" office:value-type="string" calcext:value-type="string">
            <text:p>Нерегистрозависимость поля</text:p>
          </table:table-cell>
          <table:table-cell table:style-name="ce85" office:value-type="string" calcext:value-type="string">
            <text:p>BrOmIgO </text:p>
            <text:p> </text:p>
            <text:p> </text:p>
            <text:p/>
          </table:table-cell>
          <table:table-cell table:style-name="ce114" office:value-type="string" calcext:value-type="string">
            <text:p>Success! Hello: Bro mi go Mexico</text:p>
          </table:table-cell>
          <table:table-cell table:style-name="ce85"/>
          <table:table-cell table:style-name="ce394" table:content-validation-name="val1" office:value-type="string" calcext:value-type="string">
            <text:p>Pass</text:p>
          </table:table-cell>
          <table:table-cell table:style-name="ce76"/>
          <table:table-cell table:style-name="ce73" office:value-type="string" calcext:value-type="string">
            <text:p><text:a xlink:href="#Требования!A30" xlink:type="simple">NR-3</text:a></text:p>
          </table:table-cell>
          <table:table-cell table:number-columns-repeated="1016"/>
        </table:table-row>
        <table:table-row table:style-name="ro5">
          <table:table-cell table:style-name="ce67" office:value-type="string" calcext:value-type="string">
            <text:p>N22</text:p>
          </table:table-cell>
          <table:table-cell table:style-name="ce88" office:value-type="string" calcext:value-type="string">
            <text:p>Ввести кирилицу в поле</text:p>
          </table:table-cell>
          <table:table-cell table:style-name="ce88" office:value-type="string" calcext:value-type="string">
            <text:p>привет</text:p>
          </table:table-cell>
          <table:table-cell table:style-name="ce109" office:value-type="string" calcext:value-type="string">
            <text:p><text:span text:style-name="T46">Error: </text:span><text:span text:style-name="T47">The name you have entered is invalid</text:span></text:p>
          </table:table-cell>
          <table:table-cell table:style-name="ce109" office:value-type="string" calcext:value-type="string">
            <text:p>Success! Hello: привет Mexico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76"/>
          <table:table-cell table:style-name="ce73" table:formula="of:=[$Требования.A23]" office:value-type="string" office:string-value="NR-2.1" calcext:value-type="string">
            <text:p>NR-2.1</text:p>
          </table:table-cell>
          <table:table-cell table:style-name="ce336"/>
          <table:table-cell table:number-columns-repeated="1015"/>
        </table:table-row>
        <table:table-row table:style-name="ro5">
          <table:table-cell table:style-name="ce67" office:value-type="string" calcext:value-type="string">
            <text:p>N23</text:p>
          </table:table-cell>
          <table:table-cell table:style-name="ce88" office:value-type="string" calcext:value-type="string">
            <text:p>Ввести недопустимые спец.символы</text:p>
          </table:table-cell>
          <table:table-cell table:style-name="ce88" office:value-type="string" calcext:value-type="string">
            <text:p>!@?*+ </text:p>
          </table:table-cell>
          <table:table-cell table:style-name="ce109" office:value-type="string" calcext:value-type="string">
            <text:p><text:span text:style-name="T46">Error: </text:span><text:span text:style-name="T47">The name you have entered is invalid</text:span></text:p>
          </table:table-cell>
          <table:table-cell table:style-name="ce84" office:value-type="string" calcext:value-type="string">
            <text:p>Success! Hello: !@?*+ Mexico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76"/>
          <table:table-cell table:style-name="ce73" table:formula="of:=[$Требования.A25]" office:value-type="string" office:string-value="NR-2.3" calcext:value-type="string">
            <text:p>NR-2.3</text:p>
          </table:table-cell>
          <table:table-cell table:style-name="ce336"/>
          <table:table-cell table:number-columns-repeated="1015"/>
        </table:table-row>
        <table:table-row table:style-name="ro10">
          <table:table-cell table:style-name="ce67" office:value-type="string" calcext:value-type="string">
            <text:p>N24</text:p>
          </table:table-cell>
          <table:table-cell table:style-name="ce88" office:value-type="string" calcext:value-type="string">
            <text:p>Ввести 2 пробела в поле</text:p>
          </table:table-cell>
          <table:table-cell table:style-name="ce88" office:value-type="string" calcext:value-type="string">
            <text:p><text:span text:style-name="T8">Bro mi go</text:span></text:p>
            <text:p/>
          </table:table-cell>
          <table:table-cell table:style-name="ce109" office:value-type="string" calcext:value-type="string">
            <text:p><text:span text:style-name="T46">Error: </text:span><text:span text:style-name="T47">The name you have entered is invalid</text:span></text:p>
          </table:table-cell>
          <table:table-cell table:style-name="ce109" office:value-type="string" calcext:value-type="string">
            <text:p>Success! Hello: Bro mi go Mexico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76"/>
          <table:table-cell table:style-name="ce73" table:formula="of:=[$Требования.A29]" office:value-type="string" office:string-value="NR-2.7" calcext:value-type="string">
            <text:p>NR-2.7</text:p>
          </table:table-cell>
          <table:table-cell table:style-name="ce336"/>
          <table:table-cell table:number-columns-repeated="1015"/>
        </table:table-row>
        <table:table-row table:style-name="ro5" table:number-rows-repeated="4">
          <table:table-cell table:style-name="Default" table:number-columns-repeated="8"/>
          <table:table-cell table:number-columns-repeated="1016"/>
        </table:table-row>
        <table:table-row table:style-name="ro11">
          <table:table-cell table:style-name="ce106" office:value-type="string" calcext:value-type="string">
            <text:p>Фильтр ID </text:p>
          </table:table-cell>
          <table:table-cell table:style-name="ce151" office:value-type="string" calcext:value-type="string">
            <text:p><text:span text:style-name="T23">Поле Surname</text:span></text:p>
            <text:p><text:span text:style-name="T8">В остальные поля ввести валидные данные и нажать кнопку Submit</text:span></text:p>
          </table:table-cell>
          <table:table-cell table:style-name="ce102" office:value-type="string" calcext:value-type="string">
            <text:p><text:span text:style-name="T34">Name</text:span><text:span text:style-name="T35"> :Bromigo</text:span></text:p>
            <text:p><text:span text:style-name="T34">Email</text:span><text:span text:style-name="T35">: heheheh@yandex.ru</text:span></text:p>
            <text:p><text:span text:style-name="T38">Password</text:span><text:span text:style-name="T39"> :</text:span><text:span text:style-name="T40"><text:a xlink:href="mailto:Haa1@bry" xlink:type="simple">Haa1@bry</text:a></text:span></text:p>
          </table:table-cell>
          <table:table-cell table:style-name="ce112"/>
          <table:table-cell table:style-name="ce122"/>
          <table:table-cell table:style-name="ce127"/>
          <table:table-cell table:style-name="ce107"/>
          <table:table-cell table:style-name="ce190"/>
          <table:table-cell table:number-columns-repeated="1016"/>
        </table:table-row>
        <table:table-row table:style-name="ro4">
          <table:table-cell table:style-name="ce73" office:value-type="string" calcext:value-type="string">
            <text:p>SN1</text:p>
          </table:table-cell>
          <table:table-cell table:style-name="ce84" office:value-type="string" calcext:value-type="string">
            <text:p>Ввести Латинские символы в поле <text:s/></text:p>
          </table:table-cell>
          <table:table-cell table:style-name="ce76" office:value-type="string" calcext:value-type="string">
            <text:p>Mexico</text:p>
            <text:p/>
          </table:table-cell>
          <table:table-cell table:style-name="ce76" office:value-type="string" calcext:value-type="string">
            <text:p>Success! Hello: Bromigo Mexico</text:p>
            <text:p/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style-name="ce152" table:number-columns-repeated="2"/>
          <table:table-cell table:number-columns-repeated="1016"/>
        </table:table-row>
        <table:table-row table:style-name="ro4">
          <table:table-cell table:style-name="ce73" office:value-type="string" calcext:value-type="string">
            <text:p>SN2</text:p>
          </table:table-cell>
          <table:table-cell table:style-name="ce84" office:value-type="string" calcext:value-type="string">
            <text:p><text:span text:style-name="T22">Ввести а</text:span>рабские цифры в поле  </text:p>
          </table:table-cell>
          <table:table-cell table:style-name="ce76" office:value-type="string" calcext:value-type="string">
            <text:p>123456789</text:p>
            <text:p/>
          </table:table-cell>
          <table:table-cell table:style-name="ce76" office:value-type="string" calcext:value-type="string">
            <text:p>Success! Hello: Bromigo 123456789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style-name="ce152" table:number-columns-repeated="2"/>
          <table:table-cell/>
          <table:table-cell table:style-name="ce149" table:number-columns-repeated="3"/>
          <table:table-cell table:number-columns-repeated="1012"/>
        </table:table-row>
        <table:table-row table:style-name="ro5">
          <table:table-cell table:style-name="ce73" office:value-type="string" calcext:value-type="string">
            <text:p>SN3</text:p>
          </table:table-cell>
          <table:table-cell office:value-type="string" calcext:value-type="string">
            <text:p><text:span text:style-name="T22">Ввести д</text:span>опустимые спец. Cимволы в поле  </text:p>
          </table:table-cell>
          <table:table-cell table:style-name="ce76" office:value-type="string" calcext:value-type="string">
            <text:p><text:s/>._-`</text:p>
          </table:table-cell>
          <table:table-cell table:style-name="ce76" office:value-type="string" calcext:value-type="string">
            <text:p>Success! Hello: Bromigo ._-` 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style-name="ce152" table:number-columns-repeated="2"/>
          <table:table-cell table:number-columns-repeated="2"/>
          <table:table-cell table:style-name="ce144"/>
          <table:table-cell table:number-columns-repeated="1013"/>
        </table:table-row>
        <table:table-row table:style-name="ro12">
          <table:table-cell table:style-name="ce73" office:value-type="string" calcext:value-type="string">
            <text:p>SN4</text:p>
          </table:table-cell>
          <table:table-cell table:style-name="ce84" office:value-type="string" calcext:value-type="string">
            <text:p><text:span text:style-name="T22">Ввести п</text:span>робел в начале в поле  </text:p>
          </table:table-cell>
          <table:table-cell table:style-name="ce76" office:value-type="string" calcext:value-type="string">
            <text:p/>
            <text:p>Mexico</text:p>
            <text:p> </text:p>
          </table:table-cell>
          <table:table-cell table:style-name="ce109" office:value-type="string" calcext:value-type="string">
            <text:p><text:span text:style-name="T46">Error: </text:span><text:span text:style-name="T47">The Surname you have entered is invalid</text:span></text:p>
          </table:table-cell>
          <table:table-cell table:style-name="ce76" office:value-type="string" calcext:value-type="string">
            <text:p>Success! Hello: Bromigo Mexico</text:p>
            <text:p/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92" table:number-columns-repeated="2"/>
          <table:table-cell table:number-columns-repeated="1016"/>
        </table:table-row>
        <table:table-row table:style-name="ro13">
          <table:table-cell table:style-name="ce73" office:value-type="string" calcext:value-type="string">
            <text:p>SN5</text:p>
          </table:table-cell>
          <table:table-cell table:style-name="ce84" office:value-type="string" calcext:value-type="string">
            <text:p><text:span text:style-name="T22">Ввести п</text:span>робел в конце поля  </text:p>
          </table:table-cell>
          <table:table-cell table:style-name="ce76" office:value-type="string" calcext:value-type="string">
            <text:p/>
            <text:p>Mexico</text:p>
            <text:p/>
          </table:table-cell>
          <table:table-cell table:style-name="ce109" office:value-type="string" calcext:value-type="string">
            <text:p><text:span text:style-name="T46">Error: </text:span><text:span text:style-name="T47">The Surname you have entered is invalid</text:span></text:p>
          </table:table-cell>
          <table:table-cell table:style-name="ce76" office:value-type="string" calcext:value-type="string">
            <text:p>Success! Hello: Bromigo Mexico</text:p>
            <text:p/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style-name="ce198" table:number-columns-repeated="109"/>
          <table:table-cell table:style-name="ce203" table:number-columns-repeated="907"/>
        </table:table-row>
        <table:table-row table:style-name="ro5">
          <table:table-cell table:style-name="ce73" office:value-type="string" calcext:value-type="string">
            <text:p>SN6</text:p>
          </table:table-cell>
          <table:table-cell table:style-name="ce84" office:value-type="string" calcext:value-type="string">
            <text:p><text:span text:style-name="T22">Ввести п</text:span>робел подряд в поле  </text:p>
          </table:table-cell>
          <table:table-cell table:style-name="ce76" office:value-type="string" calcext:value-type="string">
            <text:p>Me <text:s/>xico</text:p>
          </table:table-cell>
          <table:table-cell table:style-name="ce109" office:value-type="string" calcext:value-type="string">
            <text:p><text:span text:style-name="T46">Error: </text:span><text:span text:style-name="T47">The Surname you have entered is invalid</text:span></text:p>
          </table:table-cell>
          <table:table-cell table:style-name="ce104" office:value-type="string" calcext:value-type="string">
            <text:p>Success! Hello: Bromigo Mex 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4">
          <table:table-cell table:style-name="ce73" office:value-type="string" calcext:value-type="string">
            <text:p>SN7</text:p>
          </table:table-cell>
          <table:table-cell table:style-name="ce86" office:value-type="string" calcext:value-type="string">
            <text:p><text:span text:style-name="T22">Ввести о</text:span>дин пробел в поле  </text:p>
            <text:p/>
          </table:table-cell>
          <table:table-cell table:style-name="ce76" office:value-type="string" calcext:value-type="string">
            <text:p>Mexi co</text:p>
            <text:p/>
          </table:table-cell>
          <table:table-cell table:style-name="ce116" office:value-type="string" calcext:value-type="string">
            <text:p>Success! Hello: Bromigo Mex ico</text:p>
          </table:table-cell>
          <table:table-cell table:style-name="ce104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3" office:value-type="string" calcext:value-type="string">
            <text:p>SN8</text:p>
          </table:table-cell>
          <table:table-cell table:style-name="ce88" office:value-type="string" calcext:value-type="string">
            <text:p><text:span text:style-name="T22">Ввести </text:span>1 символ в поле  </text:p>
          </table:table-cell>
          <table:table-cell table:style-name="ce89" office:value-type="string" calcext:value-type="string">
            <text:p>M</text:p>
          </table:table-cell>
          <table:table-cell table:style-name="ce117" office:value-type="string" calcext:value-type="string">
            <text:p>Success! Hello: Bromigo M</text:p>
          </table:table-cell>
          <table:table-cell table:style-name="ce104"/>
          <table:table-cell table:style-name="ce398" table:content-validation-name="val1" office:value-type="string" calcext:value-type="string">
            <text:p>Pass</text:p>
          </table:table-cell>
          <table:table-cell table:style-name="ce152" table:number-columns-repeated="2"/>
          <table:table-cell table:number-columns-repeated="1016"/>
        </table:table-row>
        <table:table-row table:style-name="ro5">
          <table:table-cell table:style-name="ce73" office:value-type="string" calcext:value-type="string">
            <text:p>SN9</text:p>
          </table:table-cell>
          <table:table-cell table:style-name="ce84" office:value-type="string" calcext:value-type="string">
            <text:p><text:span text:style-name="T22">Ввести </text:span>0 символов в поле</text:p>
          </table:table-cell>
          <table:table-cell table:style-name="ce89" office:value-type="string" calcext:value-type="string">
            <text:p><text:s/></text:p>
          </table:table-cell>
          <table:table-cell table:style-name="ce117" office:value-type="string" calcext:value-type="string">
            <text:p>Success! Hello: Bromigo</text:p>
          </table:table-cell>
          <table:table-cell table:style-name="ce104" office:value-type="string" calcext:value-type="string">
            <text:p>Error: Error: All Fields are Required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4">
          <table:table-cell table:style-name="ce73" office:value-type="string" calcext:value-type="string">
            <text:p>SN10</text:p>
          </table:table-cell>
          <table:table-cell table:style-name="ce88" office:value-type="string" calcext:value-type="string">
            <text:p><text:span text:style-name="T22">Ввести </text:span>2 символа в поле</text:p>
          </table:table-cell>
          <table:table-cell table:style-name="ce89" office:value-type="string" calcext:value-type="string">
            <text:p> Me</text:p>
            <text:p/>
          </table:table-cell>
          <table:table-cell table:style-name="ce118" office:value-type="string" calcext:value-type="string">
            <text:p><text:span text:style-name="T51">Success! Hello: Bromigo Me</text:span></text:p>
            <text:p/>
          </table:table-cell>
          <table:table-cell table:style-name="ce104"/>
          <table:table-cell table:style-name="ce398" table:content-validation-name="val1" office:value-type="string" calcext:value-type="string">
            <text:p>Pass</text:p>
          </table:table-cell>
          <table:table-cell table:style-name="ce92" table:number-columns-repeated="2"/>
          <table:table-cell table:number-columns-repeated="1016"/>
        </table:table-row>
        <table:table-row table:style-name="ro14">
          <table:table-cell table:style-name="ce73" office:value-type="string" calcext:value-type="string">
            <text:p>SN11</text:p>
          </table:table-cell>
          <table:table-cell table:style-name="ce88" office:value-type="string" calcext:value-type="string">
            <text:p><text:span text:style-name="T22">Ввести </text:span>32 символа в поле </text:p>
          </table:table-cell>
          <table:table-cell table:style-name="ce89" office:value-type="string" calcext:value-type="string">
            <text:p>MexicoMexicoMexicoMexicoMexicoMe</text:p>
          </table:table-cell>
          <table:table-cell table:style-name="ce116" office:value-type="string" calcext:value-type="string">
            <text:p>Success! Hello: Bromigo MexicoMexicoMexicoMexicoMexicoMe</text:p>
          </table:table-cell>
          <table:table-cell table:style-name="ce104"/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15">
          <table:table-cell table:style-name="ce73" office:value-type="string" calcext:value-type="string">
            <text:p>SN12</text:p>
          </table:table-cell>
          <table:table-cell table:style-name="ce88" office:value-type="string" calcext:value-type="string">
            <text:p><text:span text:style-name="T22">Ввести </text:span>63 символа в поле</text:p>
          </table:table-cell>
          <table:table-cell table:style-name="ce104" office:value-type="string" calcext:value-type="string">
            <text:p>MexicoMexicoMexicoMexicoMexicoMexicoMexicoMexicoMexicoMexico12`</text:p>
          </table:table-cell>
          <table:table-cell table:style-name="ce116" office:value-type="string" calcext:value-type="string">
            <text:p><text:span text:style-name="T52">Success! Hello: Bromigo </text:span><text:span text:style-name="T53">MexicoMexicoMexicoMexicoMexicoMexicoMexicoMexicoMexicoMexico12`</text:span></text:p>
          </table:table-cell>
          <table:table-cell table:style-name="ce104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9">
          <table:table-cell table:style-name="ce73" office:value-type="string" calcext:value-type="string">
            <text:p>SN13</text:p>
          </table:table-cell>
          <table:table-cell table:style-name="ce88" office:value-type="string" calcext:value-type="string">
            <text:p><text:span text:style-name="T22">Ввести </text:span>64 символа в поле</text:p>
          </table:table-cell>
          <table:table-cell table:style-name="ce89" office:value-type="string" calcext:value-type="string">
            <text:p><text:span text:style-name="T8">MexicoMexicoMexicoMexicoMexicoMexico</text:span></text:p>
            <text:p><text:span text:style-name="T8">MexicoMexicoMexicoMexico12`.</text:span></text:p>
          </table:table-cell>
          <table:table-cell table:style-name="ce89" office:value-type="string" calcext:value-type="string">
            <text:p>Success! Hello: Bromigo </text:p>
            <text:p>MexicoMexicoMexicoMexicoMexicoMexico</text:p>
            <text:p>MexicoMexicoMexicoMexico12`.</text:p>
            <text:p/>
          </table:table-cell>
          <table:table-cell table:style-name="ce104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style-name="ce198" table:number-columns-repeated="13"/>
          <table:table-cell table:style-name="ce202" table:number-columns-repeated="1003"/>
        </table:table-row>
        <table:table-row table:style-name="ro13">
          <table:table-cell table:style-name="ce73" office:value-type="string" calcext:value-type="string">
            <text:p>SN14</text:p>
          </table:table-cell>
          <table:table-cell table:style-name="ce88" office:value-type="string" calcext:value-type="string">
            <text:p><text:span text:style-name="T22">Ввести </text:span>65 символа в поле</text:p>
          </table:table-cell>
          <table:table-cell table:style-name="ce89" office:value-type="string" calcext:value-type="string">
            <text:p>MexicoMexicoMexicoMexicoMexico</text:p>
            <text:p>Mexico MexicoMexicoMexicoMexico12`.-</text:p>
          </table:table-cell>
          <table:table-cell table:style-name="ce89" office:value-type="string" calcext:value-type="string">
            <text:p>Success! Hello: Bromigo </text:p>
            <text:p>MexicoMexicoMexicoMexicoMexicoMexico</text:p>
            <text:p>MexicoMexicoMexicoMexico12`.-</text:p>
          </table:table-cell>
          <table:table-cell table:style-name="ce104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style-name="ce144" table:number-columns-repeated="2"/>
          <table:table-cell table:number-columns-repeated="1014"/>
        </table:table-row>
        <table:table-row table:style-name="ro14">
          <table:table-cell table:style-name="ce73" office:value-type="string" calcext:value-type="string">
            <text:p>SN15</text:p>
          </table:table-cell>
          <table:table-cell table:style-name="ce92" office:value-type="string" calcext:value-type="string">
            <text:p>Ввести символы с разным регистром в поле</text:p>
          </table:table-cell>
          <table:table-cell table:style-name="ce92" office:value-type="string" calcext:value-type="string">
            <text:p>MeXICO</text:p>
          </table:table-cell>
          <table:table-cell table:style-name="ce119" office:value-type="string" calcext:value-type="string">
            <text:p>Success! Hello: bromigo MeXiCO</text:p>
            <text:p/>
          </table:table-cell>
          <table:table-cell table:style-name="ce92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16">
          <table:table-cell table:style-name="ce73" office:value-type="string" calcext:value-type="string">
            <text:p>SN16</text:p>
          </table:table-cell>
          <table:table-cell table:style-name="ce89" office:value-type="string" calcext:value-type="string">
            <text:p>Вести кирилицу в поле</text:p>
          </table:table-cell>
          <table:table-cell table:style-name="ce89" office:value-type="string" calcext:value-type="string">
            <text:p>Фамилия</text:p>
          </table:table-cell>
          <table:table-cell table:style-name="ce109" office:value-type="string" calcext:value-type="string">
            <text:p><text:span text:style-name="T46">Error: </text:span><text:span text:style-name="T47">The Surname you have entered is invalid</text:span></text:p>
          </table:table-cell>
          <table:table-cell table:style-name="ce104" office:value-type="string" calcext:value-type="string">
            <text:p>Success! Hello: Bromigo Фамилия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152"/>
          <table:table-cell table:style-name="ce181"/>
          <table:table-cell table:style-name="ce144"/>
          <table:table-cell table:number-columns-repeated="1015"/>
        </table:table-row>
        <table:table-row table:style-name="ro16">
          <table:table-cell table:style-name="ce73" office:value-type="string" calcext:value-type="string">
            <text:p>SN17</text:p>
          </table:table-cell>
          <table:table-cell table:style-name="ce89" office:value-type="string" calcext:value-type="string">
            <text:p>Недопустимые спец.символы</text:p>
          </table:table-cell>
          <table:table-cell table:style-name="ce89" office:value-type="string" calcext:value-type="string">
            <text:p>!@?*+ </text:p>
          </table:table-cell>
          <table:table-cell table:style-name="ce109" office:value-type="string" calcext:value-type="string">
            <text:p><text:span text:style-name="T46">Error: </text:span><text:span text:style-name="T47">The Surname you have entered is invalid</text:span></text:p>
          </table:table-cell>
          <table:table-cell table:style-name="ce76" office:value-type="string" calcext:value-type="string">
            <text:p>Success! Hello: Bromigo !@?*+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3" office:value-type="string" calcext:value-type="string">
            <text:p>SN18</text:p>
          </table:table-cell>
          <table:table-cell table:style-name="ce89" office:value-type="string" calcext:value-type="string">
            <text:p>Ввести 2 пробела в поле</text:p>
          </table:table-cell>
          <table:table-cell table:style-name="ce89" office:value-type="string" calcext:value-type="string">
            <text:p>Me xi co</text:p>
          </table:table-cell>
          <table:table-cell table:style-name="ce109" office:value-type="string" calcext:value-type="string">
            <text:p><text:span text:style-name="T46">Error: </text:span><text:span text:style-name="T47">The Surname you have entered is invalid</text:span></text:p>
          </table:table-cell>
          <table:table-cell table:style-name="ce104" office:value-type="string" calcext:value-type="string">
            <text:p>Success! Hello: Bromigo Me xi 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152" table:number-columns-repeated="2"/>
          <table:table-cell table:number-columns-repeated="1016"/>
        </table:table-row>
        <table:table-row table:style-name="ro17">
          <table:table-cell table:style-name="ce73" office:value-type="string" calcext:value-type="string">
            <text:p>SN19</text:p>
          </table:table-cell>
          <table:table-cell table:style-name="ce89" office:value-type="string" calcext:value-type="string">
            <text:p>Поле является необязательным</text:p>
          </table:table-cell>
          <table:table-cell table:style-name="ce89"/>
          <table:table-cell table:style-name="ce104" office:value-type="string" calcext:value-type="string">
            <text:p>Success! Hello: Bromigo</text:p>
          </table:table-cell>
          <table:table-cell table:style-name="ce234" office:value-type="string" calcext:value-type="string">
            <text:p>Error: Error: All Fields are Required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154" table:number-columns-repeated="2"/>
          <table:table-cell table:number-columns-repeated="1016"/>
        </table:table-row>
        <table:table-row table:style-name="ro5" table:number-rows-repeated="2">
          <table:table-cell table:style-name="Default" table:number-columns-repeated="8"/>
          <table:table-cell table:number-columns-repeated="1016"/>
        </table:table-row>
        <table:table-row table:style-name="ro18">
          <table:table-cell table:style-name="ce106" office:value-type="string" calcext:value-type="string">
            <text:p>Фильтр ID </text:p>
          </table:table-cell>
          <table:table-cell table:style-name="ce176" office:value-type="string" calcext:value-type="string">
            <text:p><text:span text:style-name="T24"> </text:span><text:span text:style-name="T25">Поле Email</text:span></text:p>
            <text:p><text:span text:style-name="T8">В остальные поля ввести валидные данные и нажать кнопку Submit</text:span></text:p>
          </table:table-cell>
          <table:table-cell table:style-name="ce102" office:value-type="string" calcext:value-type="string">
            <text:p><text:span text:style-name="T34">Name</text:span><text:span text:style-name="T35"> :Bromigo</text:span></text:p>
            <text:p><text:span text:style-name="T34">Surname</text:span><text:span text:style-name="T35"> :Mexico</text:span></text:p>
            <text:p><text:span text:style-name="T34">Email</text:span><text:span text:style-name="T35">: </text:span></text:p>
            <text:p><text:span text:style-name="T38">Password</text:span><text:span text:style-name="T39"> :</text:span><text:span text:style-name="T40"><text:a xlink:href="mailto:Haa1@bry" xlink:type="simple">Haa1@bry</text:a></text:span></text:p>
          </table:table-cell>
          <table:table-cell table:style-name="ce112"/>
          <table:table-cell table:style-name="ce122"/>
          <table:table-cell table:style-name="ce268"/>
          <table:table-cell table:style-name="ce135"/>
          <table:table-cell table:style-name="ce166"/>
          <table:table-cell table:number-columns-repeated="1016"/>
        </table:table-row>
        <table:table-row table:style-name="ro5">
          <table:table-cell table:style-name="ce76" office:value-type="string" calcext:value-type="string">
            <text:p>E1</text:p>
          </table:table-cell>
          <table:table-cell table:style-name="ce76" office:value-type="string" calcext:value-type="string">
            <text:p>Оставить поле пустым</text:p>
          </table:table-cell>
          <table:table-cell table:style-name="ce76"/>
          <table:table-cell table:style-name="ce76" office:value-type="string" calcext:value-type="string">
            <text:p>Error:The email field is require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84" office:value-type="string" calcext:value-type="string">
            <text:p>E2</text:p>
          </table:table-cell>
          <table:table-cell table:style-name="ce156" office:value-type="string" calcext:value-type="string">
            <text:p>Ввести одну @ («собака»)</text:p>
          </table:table-cell>
          <table:table-cell table:style-name="ce156" office:value-type="string" calcext:value-type="string">
            <text:p>jenyaemail@yandex.ru</text:p>
          </table:table-cell>
          <table:table-cell table:style-name="ce114" office:value-type="string" calcext:value-type="string">
            <text:p>Success! Hello: Bromigo Mexico</text:p>
          </table:table-cell>
          <table:table-cell table:style-name="ce156"/>
          <table:table-cell table:style-name="ce394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84" office:value-type="string" calcext:value-type="string">
            <text:p>E3</text:p>
          </table:table-cell>
          <table:table-cell table:style-name="ce157" office:value-type="string" calcext:value-type="string">
            <text:p>Ввести в поле email символы в верхнем регистре</text:p>
          </table:table-cell>
          <table:table-cell table:style-name="ce157" office:value-type="string" calcext:value-type="string">
            <text:p><text:span text:style-name="T30"><text:a xlink:href="mailto:EVGENIYEMAIL@GMAIL.RU" xlink:type="simple">EVGENIYEMAIL@GMAIL.com</text:a></text:span></text:p>
          </table:table-cell>
          <table:table-cell table:style-name="ce291" office:value-type="string" calcext:value-type="string">
            <text:p>Success! Hello: Bromigo Mexico</text:p>
          </table:table-cell>
          <table:table-cell table:style-name="ce299"/>
          <table:table-cell table:style-name="ce394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4</text:p>
          </table:table-cell>
          <table:table-cell table:style-name="ce157" office:value-type="string" calcext:value-type="string">
            <text:p>Ввести в поле email символы в нижнем регистре</text:p>
          </table:table-cell>
          <table:table-cell table:style-name="ce276" office:value-type="string" calcext:value-type="string">
            <text:p><text:a xlink:href="mailto:evgeniyvladimirov@gmail.com" xlink:type="simple">evgeniyvladimirov@gmail.com</text:a>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Default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5</text:p>
          </table:table-cell>
          <table:table-cell table:style-name="ce76" office:value-type="string" calcext:value-type="string">
            <text:p><text:span text:style-name="T22">Ввести</text:span> в поле без @ («собаки»)</text:p>
          </table:table-cell>
          <table:table-cell table:style-name="ce76" office:value-type="string" calcext:value-type="string">
            <text:p>jenyaemailyandex.ru</text:p>
          </table:table-cell>
          <table:table-cell table:style-name="ce92" office:value-type="string" calcext:value-type="string">
            <text:p>Error: The email you have entered is invali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149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6</text:p>
          </table:table-cell>
          <table:table-cell table:style-name="ce76" office:value-type="string" calcext:value-type="string">
            <text:p><text:span text:style-name="T22">Ввести</text:span> в поле подряд две @@(«собаки»)</text:p>
          </table:table-cell>
          <table:table-cell table:style-name="ce89" office:value-type="string" calcext:value-type="string">
            <text:p>jenyaemail@@yandex.ru</text:p>
          </table:table-cell>
          <table:table-cell table:style-name="ce92" office:value-type="string" calcext:value-type="string">
            <text:p>Error: The email you have entered is invali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149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7</text:p>
          </table:table-cell>
          <table:table-cell table:style-name="ce92" office:value-type="string" calcext:value-type="string">
            <text:p>Уникальность Email: Два раза ввести один и тот же Email</text:p>
          </table:table-cell>
          <table:table-cell table:style-name="ce92" office:value-type="string" calcext:value-type="string">
            <text:p><text:span text:style-name="T41"><text:a xlink:href="mailto:jenyaemail@yandex.ru" xlink:type="simple">jenyaemail@yandex.ru</text:a></text:span></text:p>
          </table:table-cell>
          <table:table-cell table:style-name="ce76" office:value-type="string" calcext:value-type="string">
            <text:p>Error:Такой email уже существует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149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8</text:p>
          </table:table-cell>
          <table:table-cell table:style-name="ce159" office:value-type="string" calcext:value-type="string">
            <text:p>Оставить имя аккаунта пустым <text:span text:style-name="T13">( до @)</text:span></text:p>
          </table:table-cell>
          <table:table-cell table:style-name="ce160" office:value-type="string" calcext:value-type="string">
            <text:p>@gmail.com</text:p>
          </table:table-cell>
          <table:table-cell table:style-name="ce92" office:value-type="string" calcext:value-type="string">
            <text:p>Error: The email you have entered is invalid</text:p>
          </table:table-cell>
          <table:table-cell table:style-name="ce30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9</text:p>
          </table:table-cell>
          <table:table-cell table:style-name="ce160" office:value-type="string" calcext:value-type="string">
            <text:p>Оставить доменную часть пустой <text:span text:style-name="T13"> (после @)</text:span></text:p>
          </table:table-cell>
          <table:table-cell table:style-name="ce160" office:value-type="string" calcext:value-type="string">
            <text:p>jenyaemail</text:p>
          </table:table-cell>
          <table:table-cell table:style-name="ce92" office:value-type="string" calcext:value-type="string">
            <text:p>Error: The email you have entered is invalid</text:p>
          </table:table-cell>
          <table:table-cell table:style-name="ce30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Default" table:number-columns-repeated="2"/>
          <table:table-cell table:number-columns-repeated="1016"/>
        </table:table-row>
        <table:table-row table:style-name="ro19">
          <table:table-cell table:style-name="ce91" office:value-type="string" calcext:value-type="string">
            <text:p>E10</text:p>
          </table:table-cell>
          <table:table-cell table:style-name="ce165" office:value-type="string" calcext:value-type="string">
            <text:p>Ввести латинские символы <text:span text:style-name="T13">до @</text:span></text:p>
          </table:table-cell>
          <table:table-cell table:style-name="ce165" office:value-type="string" calcext:value-type="string">
            <text:p><text:a xlink:href="mailto:jenyaemail@yandex" xlink:type="simple">jenyaemail@yandex</text:a>.ru</text:p>
          </table:table-cell>
          <table:table-cell table:style-name="ce228" office:value-type="string" calcext:value-type="string">
            <text:p>Success! Hello: Bromigo Mexico</text:p>
          </table:table-cell>
          <table:table-cell table:style-name="ce165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11</text:p>
          </table:table-cell>
          <table:table-cell table:style-name="ce165" office:value-type="string" calcext:value-type="string">
            <text:p>Ввести латинские символы и арабские цифры <text:span text:style-name="T13">до @</text:span></text:p>
          </table:table-cell>
          <table:table-cell table:style-name="ce165" office:value-type="string" calcext:value-type="string">
            <text:p><text:a xlink:href="mailto:jenyaemai123l@yandex" xlink:type="simple">jenyaemai123l@yandex</text:a>.ru</text:p>
          </table:table-cell>
          <table:table-cell table:style-name="ce228" office:value-type="string" calcext:value-type="string">
            <text:p>Success! Hello: Bromigo Mexico</text:p>
          </table:table-cell>
          <table:table-cell table:style-name="ce301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12</text:p>
          </table:table-cell>
          <table:table-cell table:style-name="ce165" office:value-type="string" calcext:value-type="string">
            <text:p><text:span text:style-name="T22">Ввести </text:span>Допустимые специальные символы <text:span text:style-name="T13">до @</text:span></text:p>
          </table:table-cell>
          <table:table-cell table:style-name="ce165" office:value-type="string" calcext:value-type="string">
            <text:p><text:a xlink:href="mailto:je.ya-ema_il@yandex.ru" xlink:type="simple">je.ya-ema_il@yandex.ru</text:a></text:p>
          </table:table-cell>
          <table:table-cell table:style-name="ce228" office:value-type="string" calcext:value-type="string">
            <text:p>Success! Hello: Bromigo Mexico</text:p>
          </table:table-cell>
          <table:table-cell table:style-name="ce165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13</text:p>
          </table:table-cell>
          <table:table-cell table:style-name="ce171" office:value-type="string" calcext:value-type="string">
            <text:p>Ввести дефис в имя аккаунта <text:span text:style-name="T13">до @</text:span></text:p>
          </table:table-cell>
          <table:table-cell table:style-name="ce165" office:value-type="string" calcext:value-type="string">
            <text:p><text:span text:style-name="T41"><text:a xlink:href="mailto:jenya-email@yandex.ru" xlink:type="simple">jenya-email@yandex.ru</text:a></text:span></text:p>
          </table:table-cell>
          <table:table-cell table:style-name="ce228" office:value-type="string" calcext:value-type="string">
            <text:p>Success! Hello: Bromigo Mexico</text:p>
          </table:table-cell>
          <table:table-cell table:style-name="ce302"/>
          <table:table-cell table:style-name="ce398" table:content-validation-name="val1" office:value-type="string" calcext:value-type="string">
            <text:p>Pass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14</text:p>
          </table:table-cell>
          <table:table-cell table:style-name="ce171" office:value-type="string" calcext:value-type="string">
            <text:p><text:span text:style-name="T22">Ввести ниженее подчеркивание в имя аккаунта </text:span> <text:span text:style-name="T13">до @</text:span></text:p>
          </table:table-cell>
          <table:table-cell table:style-name="ce165" office:value-type="string" calcext:value-type="string">
            <text:p><text:span text:style-name="T41"><text:a xlink:href="mailto:jenya_email@yandex.ru" xlink:type="simple">jenya_email@yandex.ru</text:a></text:span></text:p>
          </table:table-cell>
          <table:table-cell table:style-name="ce228" office:value-type="string" calcext:value-type="string">
            <text:p>Success! Hello: Bromigo Mexico</text:p>
          </table:table-cell>
          <table:table-cell table:style-name="ce302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15</text:p>
          </table:table-cell>
          <table:table-cell table:style-name="ce171" office:value-type="string" calcext:value-type="string">
            <text:p><text:span text:style-name="T22">Ввести верхнюю запятую в имя аккаунта </text:span> <text:span text:style-name="T13">до @</text:span></text:p>
          </table:table-cell>
          <table:table-cell table:style-name="ce165" office:value-type="string" calcext:value-type="string">
            <text:p><text:span text:style-name="T41"><text:a xlink:href="mailto:jenya_email@yandex.ru" xlink:type="simple">jenya`email@yandex.ru</text:a></text:span></text:p>
          </table:table-cell>
          <table:table-cell table:style-name="ce228" office:value-type="string" calcext:value-type="string">
            <text:p>Success! Hello: Bromigo Mexico</text:p>
          </table:table-cell>
          <table:table-cell table:style-name="ce302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16</text:p>
          </table:table-cell>
          <table:table-cell table:style-name="ce171" office:value-type="string" calcext:value-type="string">
            <text:p><text:span text:style-name="T22">Ввести точку  в имя аккаунта</text:span> <text:span text:style-name="T13">до @</text:span></text:p>
          </table:table-cell>
          <table:table-cell table:style-name="ce165" office:value-type="string" calcext:value-type="string">
            <text:p><text:span text:style-name="T41"><text:a xlink:href="mailto:jenya.email@yandex.ru" xlink:type="simple">jenya.email@yandex.ru</text:a></text:span></text:p>
          </table:table-cell>
          <table:table-cell table:style-name="ce228" office:value-type="string" calcext:value-type="string">
            <text:p>Success! Hello: Bromigo Mexico</text:p>
          </table:table-cell>
          <table:table-cell table:style-name="ce302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17</text:p>
          </table:table-cell>
          <table:table-cell table:style-name="ce91" office:value-type="string" calcext:value-type="string">
            <text:p><text:span text:style-name="T22">Ввести </text:span>Кирилицу <text:span text:style-name="T13">до @</text:span></text:p>
          </table:table-cell>
          <table:table-cell table:style-name="ce91" office:value-type="string" calcext:value-type="string">
            <text:p>мояпочта@yandex.ru</text:p>
          </table:table-cell>
          <table:table-cell table:style-name="ce91" office:value-type="string" calcext:value-type="string">
            <text:p>Error: The email you have entered is invalid</text:p>
          </table:table-cell>
          <table:table-cell table:style-name="ce91"/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18</text:p>
          </table:table-cell>
          <table:table-cell table:style-name="ce91" office:value-type="string" calcext:value-type="string">
            <text:p><text:span text:style-name="T22">Ввести </text:span>Пробел <text:span text:style-name="T13">до @</text:span></text:p>
          </table:table-cell>
          <table:table-cell table:style-name="ce91" office:value-type="string" calcext:value-type="string">
            <text:p>jenya <text:a xlink:href="mailto:email@yandex.ru" xlink:type="simple">email@yandex.ru</text:a></text:p>
          </table:table-cell>
          <table:table-cell table:style-name="ce91" office:value-type="string" calcext:value-type="string">
            <text:p>Error: The email you have entered is invalid</text:p>
          </table:table-cell>
          <table:table-cell table:style-name="ce218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style-name="ce144"/>
          <table:table-cell table:number-columns-repeated="1015"/>
        </table:table-row>
        <table:table-row table:style-name="ro5">
          <table:table-cell table:style-name="ce91" office:value-type="string" calcext:value-type="string">
            <text:p>E19</text:p>
          </table:table-cell>
          <table:table-cell table:style-name="ce165" office:value-type="string" calcext:value-type="string">
            <text:p><text:span text:style-name="T22">Ввести допустимые спецсимволы </text:span><text:span text:style-name="T26">подряд</text:span><text:span text:style-name="T27"> </text:span><text:span text:style-name="T28">до @</text:span></text:p>
          </table:table-cell>
          <table:table-cell table:style-name="ce165" office:value-type="string" calcext:value-type="string">
            <text:p><text:a xlink:href="mailto:jenya_.email@yandex.ru" xlink:type="simple">jenya_.email@yandex.ru</text:a></text:p>
          </table:table-cell>
          <table:table-cell table:style-name="ce91" office:value-type="string" calcext:value-type="string">
            <text:p>Error: The email you have entered is invalid</text:p>
          </table:table-cell>
          <table:table-cell table:style-name="ce165" office:value-type="string" calcext:value-type="string">
            <text:p>Success! Hello: Bromigo Mexico 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style-name="ce144"/>
          <table:table-cell table:number-columns-repeated="1015"/>
        </table:table-row>
        <table:table-row table:style-name="ro5">
          <table:table-cell table:style-name="ce91" office:value-type="string" calcext:value-type="string">
            <text:p>E20</text:p>
          </table:table-cell>
          <table:table-cell table:style-name="ce91" office:value-type="string" calcext:value-type="string">
            <text:p><text:span text:style-name="T22">Ввести </text:span>4 валидных символа <text:span text:style-name="T13">до @</text:span></text:p>
          </table:table-cell>
          <table:table-cell table:style-name="ce91" office:value-type="string" calcext:value-type="string">
            <text:p><text:a xlink:href="mailto:hehe@yandex.ru" xlink:type="simple">hehe@yandex.ru</text:a></text:p>
          </table:table-cell>
          <table:table-cell table:style-name="ce228" office:value-type="string" calcext:value-type="string">
            <text:p>Success! Hello: Bromigo Mexico</text:p>
          </table:table-cell>
          <table:table-cell table:style-name="ce91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style-name="ce144"/>
          <table:table-cell table:number-columns-repeated="1015"/>
        </table:table-row>
        <table:table-row table:style-name="ro5">
          <table:table-cell table:style-name="ce91" office:value-type="string" calcext:value-type="string">
            <text:p>E21</text:p>
          </table:table-cell>
          <table:table-cell table:style-name="ce91" office:value-type="string" calcext:value-type="string">
            <text:p><text:span text:style-name="T22">Ввести 3 валидных</text:span> символа <text:span text:style-name="T13">до @</text:span></text:p>
          </table:table-cell>
          <table:table-cell table:style-name="ce91" office:value-type="string" calcext:value-type="string">
            <text:p>heh@yandex.ru</text:p>
          </table:table-cell>
          <table:table-cell table:style-name="ce91" office:value-type="string" calcext:value-type="string">
            <text:p>Error: The email you have entered is invalid</text:p>
          </table:table-cell>
          <table:table-cell table:style-name="ce215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22</text:p>
          </table:table-cell>
          <table:table-cell table:style-name="ce91" office:value-type="string" calcext:value-type="string">
            <text:p><text:span text:style-name="T22">Ввести </text:span>5 символов <text:span text:style-name="T13">до @</text:span></text:p>
          </table:table-cell>
          <table:table-cell table:style-name="ce91" office:value-type="string" calcext:value-type="string">
            <text:p><text:a xlink:href="mailto:hehes@yandex.ru" xlink:type="simple">hehes@yandex.ru</text:a></text:p>
          </table:table-cell>
          <table:table-cell table:style-name="ce228" office:value-type="string" calcext:value-type="string">
            <text:p>Success! Hello: Bromigo Mexico</text:p>
          </table:table-cell>
          <table:table-cell table:style-name="ce91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23</text:p>
          </table:table-cell>
          <table:table-cell table:style-name="ce91" office:value-type="string" calcext:value-type="string">
            <text:p><text:span text:style-name="T22">Ввести </text:span>16 символов <text:span text:style-name="T13">до @</text:span></text:p>
          </table:table-cell>
          <table:table-cell table:style-name="ce91" office:value-type="string" calcext:value-type="string">
            <text:p>hehehehehehehehe@yandex.ru</text:p>
          </table:table-cell>
          <table:table-cell table:style-name="ce91" office:value-type="string" calcext:value-type="string">
            <text:p>Success! Hello: Bromigo Mexico </text:p>
          </table:table-cell>
          <table:table-cell table:style-name="ce91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24</text:p>
          </table:table-cell>
          <table:table-cell table:style-name="ce91" office:value-type="string" calcext:value-type="string">
            <text:p><text:span text:style-name="T22">Ввести </text:span>32 символов <text:span text:style-name="T13">до @</text:span></text:p>
          </table:table-cell>
          <table:table-cell table:style-name="ce91" office:value-type="string" calcext:value-type="string">
            <text:p><text:span text:style-name="T8">hehehehehehehehe</text:span>hehehehehehehehe@yandex.ru</text:p>
          </table:table-cell>
          <table:table-cell table:style-name="ce91" office:value-type="string" calcext:value-type="string">
            <text:p>Success! Hello: Bromigo Mexico </text:p>
          </table:table-cell>
          <table:table-cell table:style-name="ce165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25</text:p>
          </table:table-cell>
          <table:table-cell table:style-name="ce91" office:value-type="string" calcext:value-type="string">
            <text:p><text:span text:style-name="T22">Ввести </text:span>33 символов <text:span text:style-name="T13">до @</text:span></text:p>
          </table:table-cell>
          <table:table-cell table:style-name="ce91" office:value-type="string" calcext:value-type="string">
            <text:p><text:a xlink:href="mailto:heheheheheheheheheheheheheheheheb@yandex.ru" xlink:type="simple">heheheheheheheheheheheheheheheheb@yandex.ru</text:a></text:p>
          </table:table-cell>
          <table:table-cell table:style-name="ce91" office:value-type="string" calcext:value-type="string">
            <text:p>Error: The email you have entered is invalid</text:p>
          </table:table-cell>
          <table:table-cell table:style-name="ce91" office:value-type="string" calcext:value-type="string">
            <text:p>Success! Hello: Bromigo Mexico 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154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26</text:p>
          </table:table-cell>
          <table:table-cell table:style-name="ce91" office:value-type="string" calcext:value-type="string">
            <text:p><text:span text:style-name="T22">Ввести </text:span>31 символов<text:span text:style-name="T13"> до @</text:span></text:p>
          </table:table-cell>
          <table:table-cell table:style-name="ce91" office:value-type="string" calcext:value-type="string">
            <text:p><text:span text:style-name="T8">hehehehehehehehe</text:span>heheheheheheheh@yandex.ru</text:p>
          </table:table-cell>
          <table:table-cell table:style-name="ce91" office:value-type="string" calcext:value-type="string">
            <text:p>Success! Hello: Bromigo Mexico </text:p>
          </table:table-cell>
          <table:table-cell table:style-name="ce91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20">
          <table:table-cell table:style-name="ce76" office:value-type="string" calcext:value-type="string">
            <text:p>E27</text:p>
          </table:table-cell>
          <table:table-cell table:style-name="ce89" office:value-type="string" calcext:value-type="string">
            <text:p><text:span text:style-name="T22">Ввести </text:span>Латинские символы <text:span text:style-name="T13">до последней точки</text:span></text:p>
          </table:table-cell>
          <table:table-cell table:style-name="ce89" office:value-type="string" calcext:value-type="string">
            <text:p>jenyaemail12@yandex.ru</text:p>
          </table:table-cell>
          <table:table-cell table:style-name="ce104" office:value-type="string" calcext:value-type="string">
            <text:p>Success! Hello: Bromigo Mexico</text:p>
          </table:table-cell>
          <table:table-cell table:style-name="ce89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4">
          <table:table-cell table:style-name="ce76" office:value-type="string" calcext:value-type="string">
            <text:p>E28</text:p>
          </table:table-cell>
          <table:table-cell table:style-name="ce89" office:value-type="string" calcext:value-type="string">
            <text:p><text:span text:style-name="T22">Ввести д</text:span>опустимые </text:p>
            <text:p>специальные символы <text:span text:style-name="T13">до последней точки</text:span></text:p>
          </table:table-cell>
          <table:table-cell table:style-name="ce89" office:value-type="string" calcext:value-type="string">
            <text:p><text:a xlink:href="mailto:jen.a-ema_il@ya_n.d-ex.ru" xlink:type="simple">jen.a-ema_il@ya_n.d-ex.ru</text:a></text:p>
          </table:table-cell>
          <table:table-cell table:style-name="ce104" office:value-type="string" calcext:value-type="string">
            <text:p>Success! Hello: Bromigo Mexico</text:p>
          </table:table-cell>
          <table:table-cell table:style-name="ce89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29</text:p>
          </table:table-cell>
          <table:table-cell table:style-name="ce160" office:value-type="string" calcext:value-type="string">
            <text:p><text:span text:style-name="T22">Ввести дефис  </text:span><text:span text:style-name="T29">до последней точки</text:span></text:p>
          </table:table-cell>
          <table:table-cell table:style-name="ce164" office:value-type="string" calcext:value-type="string">
            <text:p><text:span text:style-name="T41"><text:a xlink:href="mailto:jenya-email@yandex.ru" xlink:type="simple">jenyaemail@yan-dex.ru</text:a></text:span></text:p>
          </table:table-cell>
          <table:table-cell table:style-name="ce119" office:value-type="string" calcext:value-type="string">
            <text:p>Success! Hello: Bromigo Mexico</text:p>
          </table:table-cell>
          <table:table-cell table:style-name="ce305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2" office:value-type="string" calcext:value-type="string">
            <text:p>E30</text:p>
          </table:table-cell>
          <table:table-cell table:style-name="ce160" office:value-type="string" calcext:value-type="string">
            <text:p><text:span text:style-name="T22">Ввести ниженее подчеркивание  </text:span><text:span text:style-name="T29">до последней точки</text:span></text:p>
          </table:table-cell>
          <table:table-cell table:style-name="ce164" office:value-type="string" calcext:value-type="string">
            <text:p><text:span text:style-name="T41"><text:a xlink:href="mailto:jenya_email@yandex.ru" xlink:type="simple">jenyaemail@yand_ex.ru</text:a></text:span></text:p>
          </table:table-cell>
          <table:table-cell table:style-name="ce119" office:value-type="string" calcext:value-type="string">
            <text:p>Success! Hello: Bromigo Mexico</text:p>
          </table:table-cell>
          <table:table-cell table:style-name="ce305"/>
          <table:table-cell table:style-name="ce398" table:content-validation-name="val1" office:value-type="string" calcext:value-type="string">
            <text:p>Pass</text:p>
          </table:table-cell>
          <table:table-cell table:style-name="ce92" table:number-columns-repeated="2"/>
          <table:table-cell table:style-name="ce198" table:number-columns-repeated="1016"/>
        </table:table-row>
        <table:table-row table:style-name="ro21">
          <table:table-cell table:style-name="ce76" office:value-type="string" calcext:value-type="string">
            <text:p>E31</text:p>
          </table:table-cell>
          <table:table-cell table:style-name="ce160" office:value-type="string" calcext:value-type="string">
            <text:p><text:span text:style-name="T22">Ввести верхнюю запятую    </text:span><text:span text:style-name="T29">до последней точки</text:span></text:p>
          </table:table-cell>
          <table:table-cell table:style-name="ce164" office:value-type="string" calcext:value-type="string">
            <text:p><text:span text:style-name="T41"><text:a xlink:href="mailto:jenya_email@yandex.ru" xlink:type="simple">jenyaemail@yande`x.ru</text:a></text:span></text:p>
          </table:table-cell>
          <table:table-cell table:style-name="ce119" office:value-type="string" calcext:value-type="string">
            <text:p>Success! Hello: Bromigo Mexico</text:p>
          </table:table-cell>
          <table:table-cell table:style-name="ce305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32</text:p>
          </table:table-cell>
          <table:table-cell table:style-name="ce160" office:value-type="string" calcext:value-type="string">
            <text:p><text:span text:style-name="T22">Ввести точку </text:span><text:span text:style-name="T29">до последней точки</text:span></text:p>
          </table:table-cell>
          <table:table-cell table:style-name="ce164" office:value-type="string" calcext:value-type="string">
            <text:p><text:span text:style-name="T41"><text:a xlink:href="mailto:jenya_email@yandex.ru" xlink:type="simple">jenyaemail@yan.dex.ru</text:a></text:span></text:p>
          </table:table-cell>
          <table:table-cell table:style-name="ce119" office:value-type="string" calcext:value-type="string">
            <text:p>Success! Hello: Bromigo Mexico</text:p>
          </table:table-cell>
          <table:table-cell table:style-name="ce305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33</text:p>
          </table:table-cell>
          <table:table-cell table:style-name="ce76" office:value-type="string" calcext:value-type="string">
            <text:p><text:span text:style-name="T22">Ввести </text:span>Пробел <text:span text:style-name="T13">до послед. Точки</text:span></text:p>
          </table:table-cell>
          <table:table-cell table:style-name="ce89" office:value-type="string" calcext:value-type="string">
            <text:p><text:a xlink:href="mailto:jenyaemail@yand" xlink:type="simple">jenyaemail@yand</text:a> ex.ru </text:p>
          </table:table-cell>
          <table:table-cell table:style-name="ce76" office:value-type="string" calcext:value-type="string">
            <text:p>Error: The email you have entered is invali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34</text:p>
          </table:table-cell>
          <table:table-cell table:style-name="ce167" office:value-type="string" calcext:value-type="string">
            <text:p><text:span text:style-name="T30">Ввести </text:span>Арабские цифры <text:span text:style-name="T13">до последней точки</text:span></text:p>
          </table:table-cell>
          <table:table-cell table:style-name="ce167" office:value-type="string" calcext:value-type="string">
            <text:p>1234567890@yandex.ru</text:p>
          </table:table-cell>
          <table:table-cell table:style-name="ce230" office:value-type="string" calcext:value-type="string">
            <text:p>Success! Hello: Bromigo Mexico</text:p>
          </table:table-cell>
          <table:table-cell table:style-name="ce167"/>
          <table:table-cell table:style-name="ce216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35</text:p>
          </table:table-cell>
          <table:table-cell table:style-name="ce76" office:value-type="string" calcext:value-type="string">
            <text:p><text:span text:style-name="T22">Ввести к</text:span>ирилицу  до <text:span text:style-name="T13">последней точки</text:span></text:p>
          </table:table-cell>
          <table:table-cell table:style-name="ce76" office:value-type="string" calcext:value-type="string">
            <text:p>jenyaemail@почта.ru</text:p>
          </table:table-cell>
          <table:table-cell table:style-name="ce76" office:value-type="string" calcext:value-type="string">
            <text:p>Error: The email you have entered is invali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36</text:p>
          </table:table-cell>
          <table:table-cell table:style-name="ce89" office:value-type="string" calcext:value-type="string">
            <text:p><text:span text:style-name="T22">Ввести </text:span>2 символ от <text:span text:style-name="T13">@ до послед. точки</text:span></text:p>
          </table:table-cell>
          <table:table-cell table:style-name="ce76" office:value-type="string" calcext:value-type="string">
            <text:p><text:a xlink:href="mailto:jenyaemail@x" xlink:type="simple">jenyaemail@x</text:a>y.ru</text:p>
          </table:table-cell>
          <table:table-cell table:style-name="ce76" office:value-type="string" calcext:value-type="string">
            <text:p>Success! Hello: Bromigo Mexico</text:p>
          </table:table-cell>
          <table:table-cell table:style-name="ce89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37</text:p>
          </table:table-cell>
          <table:table-cell table:style-name="ce89" office:value-type="string" calcext:value-type="string">
            <text:p><text:span text:style-name="T22">Ввести </text:span>1 символ от <text:span text:style-name="T13">@ до послед. точки</text:span></text:p>
          </table:table-cell>
          <table:table-cell table:style-name="ce76" office:value-type="string" calcext:value-type="string">
            <text:p><text:a xlink:href="mailto:jenyaemail@x" xlink:type="simple">jenyaemail@x</text:a>.ru</text:p>
          </table:table-cell>
          <table:table-cell table:style-name="ce76" office:value-type="string" calcext:value-type="string">
            <text:p>Error: The email you have entered is invalid</text:p>
          </table:table-cell>
          <table:table-cell table:style-name="ce89" office:value-type="string" calcext:value-type="string">
            <text:p>Success! 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38</text:p>
          </table:table-cell>
          <table:table-cell table:style-name="ce89" office:value-type="string" calcext:value-type="string">
            <text:p><text:span text:style-name="T22">Ввести </text:span>3 символа от <text:span text:style-name="T13">@ до послед. точки</text:span></text:p>
          </table:table-cell>
          <table:table-cell table:style-name="ce76" office:value-type="string" calcext:value-type="string">
            <text:p><text:a xlink:href="mailto:jenyaemail@x" xlink:type="simple">jenyaemail@x</text:a>yk.ru</text:p>
          </table:table-cell>
          <table:table-cell table:style-name="ce104" office:value-type="string" calcext:value-type="string">
            <text:p>Success! Hello: Bromigo Mexico</text:p>
          </table:table-cell>
          <table:table-cell table:style-name="ce89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E39</text:p>
          </table:table-cell>
          <table:table-cell table:style-name="ce89" office:value-type="string" calcext:value-type="string">
            <text:p><text:span text:style-name="T22">Ввести </text:span>24 символа от <text:span text:style-name="T13">@ до послед. точки</text:span></text:p>
          </table:table-cell>
          <table:table-cell table:style-name="ce89" office:value-type="string" calcext:value-type="string">
            <text:p><text:a xlink:href="mailto:jenyaemail@xykxykxykxykxykxykxykxyk" xlink:type="simple">jenyaemail@xykxykxykxykxykxykxykxyk</text:a>.ru</text:p>
          </table:table-cell>
          <table:table-cell table:style-name="ce104" office:value-type="string" calcext:value-type="string">
            <text:p>Success! Hello: Bromigo Mexico</text:p>
          </table:table-cell>
          <table:table-cell table:style-name="ce89"/>
          <table:table-cell table:style-name="ce398" table:content-validation-name="val1" office:value-type="string" calcext:value-type="string">
            <text:p>Pass</text:p>
          </table:table-cell>
          <table:table-cell table:style-name="ce152"/>
          <table:table-cell table:style-name="ce76"/>
          <table:table-cell table:number-columns-repeated="1016"/>
        </table:table-row>
        <table:table-row table:style-name="ro5">
          <table:table-cell table:style-name="ce76" office:value-type="string" calcext:value-type="string">
            <text:p>E40</text:p>
          </table:table-cell>
          <table:table-cell table:style-name="ce89" office:value-type="string" calcext:value-type="string">
            <text:p><text:span text:style-name="T22">Ввести </text:span>23 символ от <text:span text:style-name="T13">@ до послед. точки</text:span></text:p>
          </table:table-cell>
          <table:table-cell table:style-name="ce89" office:value-type="string" calcext:value-type="string">
            <text:p><text:a xlink:href="mailto:jenyaemail@ykxykxykxykxykxykxykxyk.ru" xlink:type="simple">jenyaemail@ykxykxykxykxykxykxykxyk.ru</text:a></text:p>
          </table:table-cell>
          <table:table-cell table:style-name="ce104" office:value-type="string" calcext:value-type="string">
            <text:p>Success! Hello: Bromigo Mexico</text:p>
          </table:table-cell>
          <table:table-cell table:style-name="ce89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41</text:p>
          </table:table-cell>
          <table:table-cell table:style-name="ce91" office:value-type="string" calcext:value-type="string">
            <text:p>Оставить пустым  после <text:span text:style-name="T13">последней точки</text:span></text:p>
          </table:table-cell>
          <table:table-cell table:style-name="ce233" office:value-type="string" calcext:value-type="string">
            <text:p><text:span text:style-name="T42"><text:a xlink:href="mailto:jenyaemail@yandex" xlink:type="simple">jenyaemail@yandex</text:a></text:span><text:span text:style-name="T42">.</text:span></text:p>
          </table:table-cell>
          <table:table-cell table:style-name="ce91" office:value-type="string" calcext:value-type="string">
            <text:p>Error: The email you have entered is invalid</text:p>
          </table:table-cell>
          <table:table-cell table:style-name="ce218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91" office:value-type="string" calcext:value-type="string">
            <text:p>E42</text:p>
          </table:table-cell>
          <table:table-cell table:style-name="ce165" office:value-type="string" calcext:value-type="string">
            <text:p><text:span text:style-name="T30">Ввести </text:span><text:span text:style-name="T31">Латинские символы </text:span></text:p>
            <text:p><text:span text:style-name="T32">После последней точки</text:span></text:p>
          </table:table-cell>
          <table:table-cell table:style-name="ce165" office:value-type="string" calcext:value-type="string">
            <text:p><text:span text:style-name="T43"><text:a xlink:href="mailto:1234567890@yandex.ru" xlink:type="simple">1234567890@yandex.ru</text:a></text:span></text:p>
          </table:table-cell>
          <table:table-cell table:style-name="ce228" office:value-type="string" calcext:value-type="string">
            <text:p>Success! Hello: Bromigo Mexico</text:p>
          </table:table-cell>
          <table:table-cell table:style-name="ce165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43</text:p>
          </table:table-cell>
          <table:table-cell table:style-name="ce91" office:value-type="string" calcext:value-type="string">
            <text:p><text:span text:style-name="T22">Ввести </text:span>Кирилица <text:span text:style-name="T13">после посл.точки</text:span></text:p>
          </table:table-cell>
          <table:table-cell table:style-name="ce91" office:value-type="string" calcext:value-type="string">
            <text:p><text:span text:style-name="T44"><text:a xlink:href="mailto:jenyaemail@yandex" xlink:type="simple">jenyaemail@yandex</text:a></text:span><text:span text:style-name="T44">.ру</text:span></text:p>
          </table:table-cell>
          <table:table-cell table:style-name="ce91" office:value-type="string" calcext:value-type="string">
            <text:p>Error: The email you have entered is invalid</text:p>
          </table:table-cell>
          <table:table-cell table:style-name="ce218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44</text:p>
          </table:table-cell>
          <table:table-cell table:style-name="ce91" office:value-type="string" calcext:value-type="string">
            <text:p><text:span text:style-name="T22">Ввести </text:span>Пробел <text:span text:style-name="T13">после посл. Точки</text:span></text:p>
          </table:table-cell>
          <table:table-cell table:style-name="ce233" office:value-type="string" calcext:value-type="string">
            <text:p><text:span text:style-name="T42"><text:a xlink:href="mailto:jenyaemail@yandex.r" xlink:type="simple">jenyaemail@yandex.r</text:a></text:span><text:span text:style-name="T42"> u</text:span></text:p>
          </table:table-cell>
          <table:table-cell table:style-name="ce91" office:value-type="string" calcext:value-type="string">
            <text:p>Error: The email you have entered is invalid</text:p>
          </table:table-cell>
          <table:table-cell table:style-name="ce218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45</text:p>
          </table:table-cell>
          <table:table-cell table:style-name="ce91" office:value-type="string" calcext:value-type="string">
            <text:p><text:span text:style-name="T22">Ввести </text:span>2 символа п<text:span text:style-name="T13">осле последней точки</text:span></text:p>
          </table:table-cell>
          <table:table-cell table:style-name="ce165" office:value-type="string" calcext:value-type="string">
            <text:p>jenyaemail@yandex.ru</text:p>
          </table:table-cell>
          <table:table-cell table:style-name="ce228" office:value-type="string" calcext:value-type="string">
            <text:p>Success! Hello: Bromigo Mexico</text:p>
          </table:table-cell>
          <table:table-cell table:style-name="ce91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46</text:p>
          </table:table-cell>
          <table:table-cell table:style-name="ce91" office:value-type="string" calcext:value-type="string">
            <text:p><text:span text:style-name="T22">Ввести </text:span>1 символ <text:span text:style-name="T13">после последней точки</text:span></text:p>
          </table:table-cell>
          <table:table-cell table:style-name="ce165" office:value-type="string" calcext:value-type="string">
            <text:p>jenyaemail@yandex.r</text:p>
          </table:table-cell>
          <table:table-cell table:style-name="ce91" office:value-type="string" calcext:value-type="string">
            <text:p>Error: The email you have entered is invalid</text:p>
          </table:table-cell>
          <table:table-cell table:style-name="ce91" office:value-type="string" calcext:value-type="string">
            <text:p>Success! 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47</text:p>
          </table:table-cell>
          <table:table-cell table:style-name="ce91" office:value-type="string" calcext:value-type="string">
            <text:p><text:span text:style-name="T22">Ввести </text:span>3 символа<text:span text:style-name="T13"> после последней точки</text:span></text:p>
          </table:table-cell>
          <table:table-cell table:style-name="ce165" office:value-type="string" calcext:value-type="string">
            <text:p>jenyaemail@yandex.com</text:p>
          </table:table-cell>
          <table:table-cell table:style-name="ce231" office:value-type="string" calcext:value-type="string">
            <text:p>Success! Hello: Bromigo Mexico</text:p>
          </table:table-cell>
          <table:table-cell table:style-name="ce91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48</text:p>
          </table:table-cell>
          <table:table-cell table:style-name="ce91" office:value-type="string" calcext:value-type="string">
            <text:p><text:span text:style-name="T22">Ввести </text:span>16 символов <text:span text:style-name="T13">после последней точки</text:span></text:p>
          </table:table-cell>
          <table:table-cell table:style-name="ce165" office:value-type="string" calcext:value-type="string">
            <text:p><text:a xlink:href="mailto:jenyaemail@yandex.rurucomrurucomru" xlink:type="simple">jenyaemail@yandex.rurucomrurucomru</text:a></text:p>
          </table:table-cell>
          <table:table-cell table:style-name="ce91" office:value-type="string" calcext:value-type="string">
            <text:p>Success! Hello: Bromigo Mexico </text:p>
          </table:table-cell>
          <table:table-cell table:style-name="ce91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49</text:p>
          </table:table-cell>
          <table:table-cell table:style-name="ce91" office:value-type="string" calcext:value-type="string">
            <text:p><text:span text:style-name="T22">Ввести </text:span>15 символов <text:span text:style-name="T13">после последней точки</text:span></text:p>
          </table:table-cell>
          <table:table-cell table:style-name="ce165" office:value-type="string" calcext:value-type="string">
            <text:p>jenyaemail@yandex.rurucomrurucomr</text:p>
          </table:table-cell>
          <table:table-cell table:style-name="ce91" office:value-type="string" calcext:value-type="string">
            <text:p>Success! Hello: Bromigo Mexico </text:p>
          </table:table-cell>
          <table:table-cell table:style-name="ce91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91" office:value-type="string" calcext:value-type="string">
            <text:p>E50</text:p>
          </table:table-cell>
          <table:table-cell table:style-name="ce91" office:value-type="string" calcext:value-type="string">
            <text:p><text:span text:style-name="T22">Ввести </text:span>17 символов <text:span text:style-name="T13">после последней точки</text:span></text:p>
          </table:table-cell>
          <table:table-cell table:style-name="ce165" office:value-type="string" calcext:value-type="string">
            <text:p><text:a xlink:href="mailto:jenyaemail@yandex.rurucomrurucomcom" xlink:type="simple">jenyaemail@yandex.rurucomrurucomcom</text:a></text:p>
          </table:table-cell>
          <table:table-cell table:style-name="ce91" office:value-type="string" calcext:value-type="string">
            <text:p>Error: The email you have entered is invalid</text:p>
          </table:table-cell>
          <table:table-cell table:style-name="ce218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style-name="Default" table:number-columns-repeated="8"/>
          <table:table-cell table:number-columns-repeated="1016"/>
        </table:table-row>
        <table:table-row table:style-name="ro22">
          <table:table-cell table:style-name="ce106" office:value-type="string" calcext:value-type="string">
            <text:p>Фильтр ID </text:p>
          </table:table-cell>
          <table:table-cell table:style-name="ce176" office:value-type="string" calcext:value-type="string">
            <text:p><text:span text:style-name="T24"> </text:span><text:span text:style-name="T25">Поле Password</text:span></text:p>
            <text:p><text:span text:style-name="T8">В остальные поля ввести валидные данные и нажать кнопку Submit</text:span></text:p>
          </table:table-cell>
          <table:table-cell table:style-name="ce102" office:value-type="string" calcext:value-type="string">
            <text:p><text:span text:style-name="T34">Name</text:span><text:span text:style-name="T35"> :Bromigo</text:span></text:p>
            <text:p><text:span text:style-name="T34">Surname</text:span><text:span text:style-name="T35"> :Mexico</text:span></text:p>
            <text:p><text:span text:style-name="T34">Email</text:span><text:span text:style-name="T35">: heheheh@yandex.ru</text:span></text:p>
            <text:p><text:span text:style-name="T34">Password</text:span><text:span text:style-name="T35"> :</text:span></text:p>
          </table:table-cell>
          <table:table-cell table:style-name="ce112"/>
          <table:table-cell table:style-name="ce122"/>
          <table:table-cell table:style-name="ce244"/>
          <table:table-cell table:style-name="ce135"/>
          <table:table-cell table:style-name="ce166"/>
          <table:table-cell table:number-columns-repeated="1016"/>
        </table:table-row>
        <table:table-row table:style-name="ro5">
          <table:table-cell table:style-name="ce76" office:value-type="string" calcext:value-type="string">
            <text:p>P-1</text:p>
          </table:table-cell>
          <table:table-cell table:style-name="ce76" office:value-type="string" calcext:value-type="string">
            <text:p><text:span text:style-name="T22">Ввести в</text:span>се валидные символы</text:p>
          </table:table-cell>
          <table:table-cell table:style-name="ce76" office:value-type="string" calcext:value-type="string">
            <text:p>Haa1@bry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2</text:p>
          </table:table-cell>
          <table:table-cell table:style-name="ce76" office:value-type="string" calcext:value-type="string">
            <text:p><text:span text:style-name="T22">Ввести б</text:span>ез заглавных букв</text:p>
          </table:table-cell>
          <table:table-cell table:style-name="ce76" office:value-type="string" calcext:value-type="string">
            <text:p><text:span text:style-name="T45"><text:a xlink:href="mailto:haola1@bry" xlink:type="simple">haola1@bry</text:a></text:span></text:p>
          </table:table-cell>
          <table:table-cell table:style-name="ce76" office:value-type="string" calcext:value-type="string">
            <text:p>Error: The password you have entered is invali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3</text:p>
          </table:table-cell>
          <table:table-cell table:style-name="ce76" office:value-type="string" calcext:value-type="string">
            <text:p><text:span text:style-name="T22">Ввести б</text:span>ез цифр</text:p>
          </table:table-cell>
          <table:table-cell table:style-name="ce76" office:value-type="string" calcext:value-type="string">
            <text:p>H@oLa@bry</text:p>
          </table:table-cell>
          <table:table-cell table:style-name="ce76" office:value-type="string" calcext:value-type="string">
            <text:p>Error: The password you have entered is invali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4</text:p>
          </table:table-cell>
          <table:table-cell table:style-name="ce76" office:value-type="string" calcext:value-type="string">
            <text:p><text:span text:style-name="T22">Ввести б</text:span>ез @ «собаки»</text:p>
          </table:table-cell>
          <table:table-cell table:style-name="ce76" office:value-type="string" calcext:value-type="string">
            <text:p>Haa1ybry</text:p>
          </table:table-cell>
          <table:table-cell table:style-name="ce76" office:value-type="string" calcext:value-type="string">
            <text:p>Error: The password you have entered is invali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5</text:p>
          </table:table-cell>
          <table:table-cell table:style-name="ce76" office:value-type="string" calcext:value-type="string">
            <text:p><text:span text:style-name="T22">Ввести </text:span>6 символов </text:p>
          </table:table-cell>
          <table:table-cell table:style-name="ce76" office:value-type="string" calcext:value-type="string">
            <text:p><text:span text:style-name="T41"><text:a xlink:href="mailto:Haa1@br" xlink:type="simple">Haa1@br</text:a></text:span>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6</text:p>
          </table:table-cell>
          <table:table-cell table:style-name="ce76" office:value-type="string" calcext:value-type="string">
            <text:p><text:span text:style-name="T22">Ввести </text:span>5  символов</text:p>
          </table:table-cell>
          <table:table-cell table:style-name="ce76" office:value-type="string" calcext:value-type="string">
            <text:p>Ha1@b</text:p>
          </table:table-cell>
          <table:table-cell table:style-name="ce76" office:value-type="string" calcext:value-type="string">
            <text:p>Error: The password you have entered is invali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7</text:p>
          </table:table-cell>
          <table:table-cell table:style-name="ce76" office:value-type="string" calcext:value-type="string">
            <text:p><text:span text:style-name="T22">Ввести </text:span>7 символов </text:p>
          </table:table-cell>
          <table:table-cell table:style-name="ce76" office:value-type="string" calcext:value-type="string">
            <text:p><text:span text:style-name="T44"><text:a xlink:href="mailto:Haa1@br" xlink:type="simple">Haa1@br</text:a></text:span><text:span text:style-name="T44">y</text:span>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8</text:p>
          </table:table-cell>
          <table:table-cell table:style-name="ce76" office:value-type="string" calcext:value-type="string">
            <text:p><text:span text:style-name="T22">Ввести </text:span>16 символов </text:p>
          </table:table-cell>
          <table:table-cell table:style-name="ce76" office:value-type="string" calcext:value-type="string">
            <text:p>Haa1@bry123@1aH5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9</text:p>
          </table:table-cell>
          <table:table-cell table:style-name="ce76" office:value-type="string" calcext:value-type="string">
            <text:p><text:span text:style-name="T22">Ввести </text:span>17 символов </text:p>
          </table:table-cell>
          <table:table-cell table:style-name="ce76" office:value-type="string" calcext:value-type="string">
            <text:p>Haa1@bry123@1aH5e</text:p>
          </table:table-cell>
          <table:table-cell table:style-name="ce76" office:value-type="string" calcext:value-type="string">
            <text:p>Error: The password you have entered is invalid</text:p>
          </table:table-cell>
          <table:table-cell table:style-name="ce120" office:value-type="string" calcext:value-type="string">
            <text:p><text:s/>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10</text:p>
          </table:table-cell>
          <table:table-cell table:style-name="ce76" office:value-type="string" calcext:value-type="string">
            <text:p><text:span text:style-name="T22">Ввести </text:span>15 символов </text:p>
          </table:table-cell>
          <table:table-cell table:style-name="ce76" office:value-type="string" calcext:value-type="string">
            <text:p>Haa1@bry123@1aH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11</text:p>
          </table:table-cell>
          <table:table-cell table:style-name="ce76" office:value-type="string" calcext:value-type="string">
            <text:p>Оставить поле пустым</text:p>
          </table:table-cell>
          <table:table-cell table:style-name="ce76"/>
          <table:table-cell table:style-name="ce76" office:value-type="string" calcext:value-type="string">
            <text:p>Error: The password you have entered is invali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12</text:p>
          </table:table-cell>
          <table:table-cell table:style-name="ce76" office:value-type="string" calcext:value-type="string">
            <text:p><text:span text:style-name="T22">Ввести </text:span>Пробел в поле</text:p>
          </table:table-cell>
          <table:table-cell table:style-name="ce76" office:value-type="string" calcext:value-type="string">
            <text:p><text:span text:style-name="T44"><text:a xlink:href="mailto:Haa1@br" xlink:type="simple">Haa1@br</text:a></text:span><text:span text:style-name="T44"> y123@1</text:span></text:p>
          </table:table-cell>
          <table:table-cell table:style-name="ce76" office:value-type="string" calcext:value-type="string">
            <text:p>Error: The password you have entered is invali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office:value-type="string" calcext:value-type="string">
            <text:p>P-13</text:p>
          </table:table-cell>
          <table:table-cell table:style-name="ce76" office:value-type="string" calcext:value-type="string">
            <text:p><text:span text:style-name="T22">Ввести </text:span>Две «@» собаки подряд</text:p>
          </table:table-cell>
          <table:table-cell table:style-name="ce76" office:value-type="string" calcext:value-type="string">
            <text:p>Haa1@@bry1231aH</text:p>
          </table:table-cell>
          <table:table-cell table:style-name="ce76" office:value-type="string" calcext:value-type="string">
            <text:p>Error: The password you have entered is invalid</text:p>
          </table:table-cell>
          <table:table-cell table:style-name="ce120" office:value-type="string" calcext:value-type="string">
            <text:p>Success! Hello: Bromigo Mexico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106" office:value-type="string" calcext:value-type="string">
            <text:p>Фильтр ID </text:p>
          </table:table-cell>
          <table:table-cell table:style-name="ce176" office:value-type="string" calcext:value-type="string">
            <text:p>Кнопка Submit</text:p>
          </table:table-cell>
          <table:table-cell table:style-name="ce102"/>
          <table:table-cell table:style-name="ce112"/>
          <table:table-cell table:style-name="ce122"/>
          <table:table-cell table:style-name="ce135" table:number-columns-repeated="2"/>
          <table:table-cell table:style-name="ce166"/>
          <table:table-cell table:number-columns-repeated="1016"/>
        </table:table-row>
        <table:table-row table:style-name="ro4">
          <table:table-cell table:style-name="ce84" office:value-type="string" calcext:value-type="string">
            <text:p>S-1</text:p>
          </table:table-cell>
          <table:table-cell table:style-name="ce265" office:value-type="string" calcext:value-type="string">
            <text:p>Выравнивниее Label кнопки по центру</text:p>
          </table:table-cell>
          <table:table-cell table:style-name="ce84" office:value-type="string" calcext:value-type="string">
            <text:p>В html &lt;button type="submit" class="btn btn-success" </text:p>
            <text:p>Style="padding-left:30px;"&gt;Submit&lt;/button&gt;</text:p>
          </table:table-cell>
          <table:table-cell table:style-name="ce84" office:value-type="string" calcext:value-type="string">
            <text:p>Padding-left:15px</text:p>
          </table:table-cell>
          <table:table-cell table:style-name="ce84" office:value-type="string" calcext:value-type="string">
            <text:p>padding-left:30px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84" office:value-type="string" calcext:value-type="string">
            <text:p>S-2</text:p>
          </table:table-cell>
          <table:table-cell table:style-name="ce265" office:value-type="string" calcext:value-type="string">
            <text:p>Выравнивание положения кнопки по центру</text:p>
          </table:table-cell>
          <table:table-cell table:style-name="ce84"/>
          <table:table-cell table:style-name="ce84" office:value-type="string" calcext:value-type="string">
            <text:p>Кнопка выравнена по центру</text:p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13">
          <table:table-cell table:style-name="ce84" office:value-type="string" calcext:value-type="string">
            <text:p>S-3</text:p>
          </table:table-cell>
          <table:table-cell table:style-name="ce265" office:value-type="string" calcext:value-type="string">
            <text:p>Цвет label кнопки белый ( #fff )</text:p>
          </table:table-cell>
          <table:table-cell table:style-name="ce84" office:value-type="string" calcext:value-type="string">
            <text:p><text:span text:style-name="T22">В Devtools в CSS посмотреть значение</text:span></text:p>
            <text:p><text:span text:style-name="T22">Во вкладке .bth-success _buttons.scss:64</text:span></text:p>
            <text:p><text:span text:style-name="T36">Color</text:span></text:p>
          </table:table-cell>
          <table:table-cell table:style-name="ce84" office:value-type="string" calcext:value-type="string">
            <text:p>Цвет label белый ( #fff )</text:p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13">
          <table:table-cell table:style-name="ce84" office:value-type="string" calcext:value-type="string">
            <text:p>S-4</text:p>
          </table:table-cell>
          <table:table-cell table:style-name="ce266" office:value-type="string" calcext:value-type="string">
            <text:p>Non focus — градиент сверху-вниз</text:p>
          </table:table-cell>
          <table:table-cell table:style-name="ce84" office:value-type="string" calcext:value-type="string">
            <text:p><text:span text:style-name="T22">Devtools в CSS посмотреть значение </text:span></text:p>
            <text:p><text:span text:style-name="T22">Во вкладке .bth-success theme.less:93</text:span></text:p>
            <text:p><text:span text:style-name="T36">Background -image</text:span></text:p>
          </table:table-cell>
          <table:table-cell table:style-name="ce84" office:value-type="string" calcext:value-type="string">
            <text:p>Градиент сверху-вниз</text:p>
          </table:table-cell>
          <table:table-cell table:style-name="ce193"/>
          <table:table-cell table:style-name="ce394" table:content-validation-name="val1" office:value-type="string" calcext:value-type="string">
            <text:p>Pass</text:p>
          </table:table-cell>
          <table:table-cell table:style-name="ce84" table:number-columns-repeated="2"/>
          <table:table-cell table:number-columns-repeated="1016"/>
        </table:table-row>
        <table:table-row table:style-name="ro13">
          <table:table-cell table:style-name="ce84" office:value-type="string" calcext:value-type="string">
            <text:p>S-5</text:p>
          </table:table-cell>
          <table:table-cell table:style-name="ce265" office:value-type="string" calcext:value-type="string">
            <text:p>Non-focus — цвет градиента от #5cb85c0 #419641</text:p>
          </table:table-cell>
          <table:table-cell table:style-name="ce84" office:value-type="string" calcext:value-type="string">
            <text:p><text:span text:style-name="T22">Devtools в CSS посмотреть значение </text:span></text:p>
            <text:p><text:span text:style-name="T22">Во вкладке .bth-success theme.less:93</text:span></text:p>
            <text:p><text:span text:style-name="T36">Background -image</text:span></text:p>
          </table:table-cell>
          <table:table-cell table:style-name="ce84" office:value-type="string" calcext:value-type="string">
            <text:p>цвет градиента от #5cb85c0 #419641</text:p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84" table:number-columns-repeated="2"/>
          <table:table-cell table:number-columns-repeated="1016"/>
        </table:table-row>
        <table:table-row table:style-name="ro5">
          <table:table-cell table:style-name="ce84" office:value-type="string" calcext:value-type="string">
            <text:p>S-6</text:p>
          </table:table-cell>
          <table:table-cell table:style-name="ce173" office:value-type="string" calcext:value-type="string">
            <text:p><text:span text:style-name="T18">Hover —</text:span><text:span text:style-name="T19"> #28a745</text:span></text:p>
          </table:table-cell>
          <table:table-cell table:style-name="ce84" office:value-type="string" calcext:value-type="string">
            <text:p>Навести на кнопку курсор</text:p>
          </table:table-cell>
          <table:table-cell table:style-name="ce84" office:value-type="string" calcext:value-type="string">
            <text:p><text:span text:style-name="T22">При наведении курсора —</text:span><text:span text:style-name="T54"> #28a745</text:span></text:p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84" table:number-columns-repeated="2"/>
          <table:table-cell table:number-columns-repeated="1016"/>
        </table:table-row>
        <table:table-row table:style-name="ro23">
          <table:table-cell table:style-name="ce84" office:value-type="string" calcext:value-type="string">
            <text:p>S-7</text:p>
          </table:table-cell>
          <table:table-cell table:style-name="ce173" office:value-type="string" calcext:value-type="string">
            <text:p>Focus кнопки <text:s/>— #208a38</text:p>
          </table:table-cell>
          <table:table-cell table:style-name="ce84"/>
          <table:table-cell table:style-name="ce84" office:value-type="string" calcext:value-type="string">
            <text:p>При нажатии на нёё — <text:s/>#208a38</text:p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84" table:number-columns-repeated="2"/>
          <table:table-cell table:number-columns-repeated="1016"/>
        </table:table-row>
        <table:table-row table:style-name="ro5">
          <table:table-cell table:style-name="ce84" office:value-type="string" calcext:value-type="string">
            <text:p>S-8</text:p>
          </table:table-cell>
          <table:table-cell table:style-name="ce178" office:value-type="string" calcext:value-type="string">
            <text:p>Расширение при вводе в неё большого кол-ва символов</text:p>
          </table:table-cell>
          <table:table-cell table:style-name="ce84" office:value-type="string" calcext:value-type="string">
            <text:p>Ввод 15 символов в тег button черещ devtools</text:p>
          </table:table-cell>
          <table:table-cell table:style-name="ce84" office:value-type="string" calcext:value-type="string">
            <text:p>Кнопка растягивается при вводе символов</text:p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84" table:number-columns-repeated="2"/>
          <table:table-cell table:number-columns-repeated="1016"/>
        </table:table-row>
        <table:table-row table:style-name="ro5">
          <table:table-cell table:style-name="ce84" office:value-type="string" calcext:value-type="string">
            <text:p>S-9</text:p>
          </table:table-cell>
          <table:table-cell table:style-name="ce265" office:value-type="string" calcext:value-type="string">
            <text:p>Кнопка прямоугольная</text:p>
          </table:table-cell>
          <table:table-cell table:style-name="ce84" table:number-columns-repeated="3"/>
          <table:table-cell table:style-name="ce394" table:content-validation-name="val1" office:value-type="string" calcext:value-type="string">
            <text:p>Pass</text:p>
          </table:table-cell>
          <table:table-cell table:style-name="ce84" table:number-columns-repeated="2"/>
          <table:table-cell table:number-columns-repeated="1016"/>
        </table:table-row>
        <table:table-row table:style-name="ro4">
          <table:table-cell table:style-name="ce84" office:value-type="string" calcext:value-type="string">
            <text:p>S-10</text:p>
          </table:table-cell>
          <table:table-cell table:style-name="ce265" office:value-type="string" calcext:value-type="string">
            <text:p>Цвет border #3e8f3e</text:p>
          </table:table-cell>
          <table:table-cell table:style-name="ce84" office:value-type="string" calcext:value-type="string">
            <text:p><text:span text:style-name="T22">В Devtools в CSS посмотреть значение</text:span></text:p>
            <text:p><text:span text:style-name="T36">Border-color</text:span></text:p>
          </table:table-cell>
          <table:table-cell table:style-name="ce84" office:value-type="string" calcext:value-type="string">
            <text:p>Цвет border #3e8f3e</text:p>
          </table:table-cell>
          <table:table-cell table:style-name="ce193"/>
          <table:table-cell table:style-name="ce394" table:content-validation-name="val1" office:value-type="string" calcext:value-type="string">
            <text:p>Pass</text:p>
          </table:table-cell>
          <table:table-cell table:style-name="ce317"/>
          <table:table-cell table:style-name="ce84"/>
          <table:table-cell table:number-columns-repeated="1016"/>
        </table:table-row>
        <table:table-row table:style-name="ro4">
          <table:table-cell table:style-name="ce84" office:value-type="string" calcext:value-type="string">
            <text:p>S-11</text:p>
          </table:table-cell>
          <table:table-cell table:style-name="ce270" office:value-type="string" calcext:value-type="string">
            <text:p>Font 16px - apple — system</text:p>
          </table:table-cell>
          <table:table-cell table:style-name="ce84" office:value-type="string" calcext:value-type="string">
            <text:p><text:span text:style-name="T22">В Devtools в CSS посмотреть значение</text:span></text:p>
            <text:p><text:span text:style-name="T36">Border-color</text:span></text:p>
          </table:table-cell>
          <table:table-cell table:style-name="ce304" office:value-type="string" calcext:value-type="string">
            <text:p>Font 16px - apple — system</text:p>
          </table:table-cell>
          <table:table-cell table:style-name="ce317"/>
          <table:table-cell table:style-name="ce394" table:content-validation-name="val1" office:value-type="string" calcext:value-type="string">
            <text:p>Pass</text:p>
          </table:table-cell>
          <table:table-cell table:style-name="ce84" table:number-columns-repeated="2"/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106" office:value-type="string" calcext:value-type="string">
            <text:p>Фильтр ID </text:p>
          </table:table-cell>
          <table:table-cell table:style-name="ce176" office:value-type="string" calcext:value-type="string">
            <text:p>UI </text:p>
          </table:table-cell>
          <table:table-cell table:style-name="ce102"/>
          <table:table-cell table:style-name="ce112"/>
          <table:table-cell table:style-name="ce122"/>
          <table:table-cell table:style-name="ce135" table:number-columns-repeated="2"/>
          <table:table-cell table:style-name="ce166"/>
          <table:table-cell table:number-columns-repeated="1016"/>
        </table:table-row>
        <table:table-row table:style-name="ro5">
          <table:table-cell table:style-name="ce67" office:value-type="string" calcext:value-type="string">
            <text:p>UT-1</text:p>
          </table:table-cell>
          <table:table-cell table:style-name="ce83" office:value-type="string" calcext:value-type="string">
            <text:p>Label формы </text:p>
          </table:table-cell>
          <table:table-cell table:style-name="ce84"/>
          <table:table-cell table:style-name="ce84" office:value-type="string" calcext:value-type="string">
            <text:p>«Форма регистрации»</text:p>
          </table:table-cell>
          <table:table-cell table:style-name="ce109" office:value-type="string" calcext:value-type="string">
            <text:p>ITCareerToday web form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67" office:value-type="string" calcext:value-type="string">
            <text:p>UT-2</text:p>
          </table:table-cell>
          <table:table-cell table:style-name="ce83" office:value-type="string" calcext:value-type="string">
            <text:p>Favicon веб-страницы</text:p>
          </table:table-cell>
          <table:table-cell table:style-name="ce68"/>
          <table:table-cell table:style-name="ce84" office:value-type="string" calcext:value-type="string">
            <text:p>змейка.jpg</text:p>
          </table:table-cell>
          <table:table-cell table:style-name="ce84" office:value-type="string" calcext:value-type="string">
            <text:p>планета.jpg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67" office:value-type="string" calcext:value-type="string">
            <text:p>UT-3</text:p>
          </table:table-cell>
          <table:table-cell table:style-name="ce83" office:value-type="string" calcext:value-type="string">
            <text:p>Label вкладки в браузере</text:p>
          </table:table-cell>
          <table:table-cell table:style-name="ce84"/>
          <table:table-cell table:style-name="ce84" office:value-type="string" calcext:value-type="string">
            <text:p>«Форма регистрации»</text:p>
          </table:table-cell>
          <table:table-cell table:style-name="ce84" office:value-type="string" calcext:value-type="string">
            <text:p>Demo Form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139" table:number-columns-repeated="2"/>
          <table:table-cell table:number-columns-repeated="1016"/>
        </table:table-row>
        <table:table-row table:style-name="ro5">
          <table:table-cell table:style-name="ce67" office:value-type="string" calcext:value-type="string">
            <text:p>UT-4</text:p>
          </table:table-cell>
          <table:table-cell table:style-name="ce83" office:value-type="string" calcext:value-type="string">
            <text:p>Выделение обязательных полей.</text:p>
          </table:table-cell>
          <table:table-cell table:style-name="ce84"/>
          <table:table-cell table:style-name="ce84" office:value-type="string" calcext:value-type="string">
            <text:p>Name* Email* Password*</text:p>
          </table:table-cell>
          <table:table-cell table:style-name="ce84" office:value-type="string" calcext:value-type="string">
            <text:p>Name Email Password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143" table:number-columns-repeated="2"/>
          <table:table-cell table:number-columns-repeated="1016"/>
        </table:table-row>
        <table:table-row table:style-name="ro9">
          <table:table-cell table:style-name="ce67" office:value-type="string" calcext:value-type="string">
            <text:p>UT-5</text:p>
          </table:table-cell>
          <table:table-cell table:style-name="ce85" office:value-type="string" calcext:value-type="string">
            <text:p>Отображатеся успешная валидация после </text:p>
            <text:p>Ввода валидных данных во все поля и нажатии Submit</text:p>
          </table:table-cell>
          <table:table-cell table:style-name="ce84" office:value-type="string" calcext:value-type="string">
            <text:p><text:span text:style-name="T13">Name</text:span> :Bromigo</text:p>
            <text:p><text:span text:style-name="T13">Surname</text:span> :Mexico</text:p>
            <text:p><text:span text:style-name="T13">Email</text:span>: heheheh@yandex.ru</text:p>
            <text:p><text:span text:style-name="T36">Password</text:span><text:span text:style-name="T37"> :</text:span><text:span text:style-name="T37"><text:a xlink:href="mailto:Haa1@bry" xlink:type="simple">Haa1@bry</text:a></text:span></text:p>
          </table:table-cell>
          <table:table-cell table:style-name="ce84" office:value-type="string" calcext:value-type="string">
            <text:p>Success! Hello: Bromigo Mexico</text:p>
            <text:p/>
          </table:table-cell>
          <table:table-cell table:style-name="ce88"/>
          <table:table-cell table:style-name="ce394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13">
          <table:table-cell table:style-name="ce67" office:value-type="string" calcext:value-type="string">
            <text:p>UT-6</text:p>
          </table:table-cell>
          <table:table-cell table:style-name="ce85" office:value-type="string" calcext:value-type="string">
            <text:p>Отоборажение ошибки валидации </text:p>
            <text:p>После вводе пустых данных во все поля и нажатии кнопки Submit</text:p>
            <text:p/>
          </table:table-cell>
          <table:table-cell table:style-name="ce84" office:value-type="string" calcext:value-type="string">
            <text:p>Нажимать кнопку Sumbit при пустых </text:p>
            <text:p>Полях ввода.</text:p>
          </table:table-cell>
          <table:table-cell table:style-name="ce109" office:value-type="string" calcext:value-type="string">
            <text:p>Error: All Fields are Required</text:p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4">
          <table:table-cell table:style-name="ce67" office:value-type="string" calcext:value-type="string">
            <text:p>UT-7</text:p>
          </table:table-cell>
          <table:table-cell table:style-name="ce85" office:value-type="string" calcext:value-type="string">
            <text:p>Верстка сайта</text:p>
          </table:table-cell>
          <table:table-cell table:style-name="ce100" office:value-type="string" calcext:value-type="string">
            <text:p>Потянуть за рамку в responsive mode</text:p>
            <text:p/>
          </table:table-cell>
          <table:table-cell table:style-name="ce85" office:value-type="string" calcext:value-type="string">
            <text:p>Респонсивно-адаптивная</text:p>
          </table:table-cell>
          <table:table-cell table:style-name="ce85"/>
          <table:table-cell table:style-name="ce394" table:content-validation-name="val1" office:value-type="string" calcext:value-type="string">
            <text:p>Pass</text:p>
          </table:table-cell>
          <table:table-cell table:style-name="ce76" table:number-columns-repeated="2"/>
          <table:table-cell table:number-columns-repeated="1016"/>
        </table:table-row>
        <table:table-row table:style-name="ro4">
          <table:table-cell table:style-name="ce67" office:value-type="string" calcext:value-type="string">
            <text:p>UT-8</text:p>
          </table:table-cell>
          <table:table-cell table:style-name="ce84" office:value-type="string" calcext:value-type="string">
            <text:p> Border поля Name </text:p>
            <text:p>Подкрашивается красным при ошибке валидации</text:p>
          </table:table-cell>
          <table:table-cell table:style-name="ce84" office:value-type="string" calcext:value-type="string">
            <text:p>Bro mi go</text:p>
            <text:p/>
          </table:table-cell>
          <table:table-cell table:style-name="ce84" office:value-type="string" calcext:value-type="string">
            <text:p>Border поля name окрашивается в красный </text:p>
            <text:p>Цвет</text:p>
          </table:table-cell>
          <table:table-cell table:style-name="ce84" office:value-type="string" calcext:value-type="string">
            <text:p>Border не подкрашен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92"/>
          <table:table-cell table:style-name="ce170" table:formula="of:=[$Требования.A37]" office:value-type="string" office:string-value="NR-10" calcext:value-type="string">
            <text:p>NR-10</text:p>
          </table:table-cell>
          <table:table-cell table:number-columns-repeated="1016"/>
        </table:table-row>
        <table:table-row table:style-name="ro5">
          <table:table-cell table:style-name="ce67" office:value-type="string" calcext:value-type="string">
            <text:p>UT-9</text:p>
          </table:table-cell>
          <table:table-cell table:style-name="ce83" office:value-type="string" calcext:value-type="string">
            <text:p>Label поля Name</text:p>
          </table:table-cell>
          <table:table-cell table:style-name="ce84"/>
          <table:table-cell table:style-name="ce84" office:value-type="string" calcext:value-type="string">
            <text:p>Name:</text:p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152"/>
          <table:table-cell table:style-name="ce73" office:value-type="string" calcext:value-type="string">
            <text:p><text:a xlink:href="#Требования!A31" xlink:type="simple">NR-4</text:a></text:p>
          </table:table-cell>
          <table:table-cell table:number-columns-repeated="1016"/>
        </table:table-row>
        <table:table-row table:style-name="ro5">
          <table:table-cell table:style-name="ce67" office:value-type="string" calcext:value-type="string">
            <text:p>UT-10</text:p>
          </table:table-cell>
          <table:table-cell table:style-name="ce84" office:value-type="string" calcext:value-type="string">
            <text:p>Placeholder поля Name</text:p>
          </table:table-cell>
          <table:table-cell table:style-name="ce84"/>
          <table:table-cell table:style-name="ce84" office:value-type="string" calcext:value-type="string">
            <text:p>Name.</text:p>
          </table:table-cell>
          <table:table-cell table:style-name="ce84" office:value-type="string" calcext:value-type="string">
            <text:p>Name?</text:p>
          </table:table-cell>
          <table:table-cell table:style-name="ce394" table:content-validation-name="val1" office:value-type="string" calcext:value-type="string">
            <text:p>Fail</text:p>
          </table:table-cell>
          <table:table-cell table:style-name="ce152"/>
          <table:table-cell table:style-name="ce73" office:value-type="string" calcext:value-type="string">
            <text:p><text:a xlink:href="#Требования!A33" xlink:type="simple">NR-6</text:a></text:p>
          </table:table-cell>
          <table:table-cell table:number-columns-repeated="1016"/>
        </table:table-row>
        <table:table-row table:style-name="ro5">
          <table:table-cell table:style-name="ce67" office:value-type="string" calcext:value-type="string">
            <text:p>UT-11</text:p>
          </table:table-cell>
          <table:table-cell table:style-name="ce89" office:value-type="string" calcext:value-type="string">
            <text:p>Серый цвет placeholder поля Name</text:p>
          </table:table-cell>
          <table:table-cell table:style-name="ce89"/>
          <table:table-cell table:style-name="ce84" office:value-type="string" calcext:value-type="string">
            <text:p>картинки.jpg</text:p>
          </table:table-cell>
          <table:table-cell/>
          <table:table-cell table:style-name="ce394" table:content-validation-name="val1" office:value-type="string" calcext:value-type="string">
            <text:p>Pass</text:p>
          </table:table-cell>
          <table:table-cell table:style-name="ce154"/>
          <table:table-cell table:style-name="ce73" office:value-type="string" calcext:value-type="string">
            <text:p><text:a xlink:href="#Требования!A32" xlink:type="simple">NR-5</text:a>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UT-12</text:p>
          </table:table-cell>
          <table:table-cell table:style-name="ce90" office:value-type="string" calcext:value-type="string">
            <text:p><text:span text:style-name="T22">Выравнивание placeholder поля Name</text:span></text:p>
            <text:p>По левому краю</text:p>
          </table:table-cell>
          <table:table-cell table:style-name="ce84"/>
          <table:table-cell table:style-name="ce84" office:value-type="string" calcext:value-type="string">
            <text:p>картинки.jpg</text:p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76"/>
          <table:table-cell table:style-name="ce73" table:formula="of:=[$Требования.A35]" office:value-type="string" office:string-value="NR-8" calcext:value-type="string">
            <text:p>NR-8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UT-13</text:p>
          </table:table-cell>
          <table:table-cell table:style-name="ce90" office:value-type="string" calcext:value-type="string">
            <text:p><text:span text:style-name="T22">Выравнивание Label поля Name</text:span>  </text:p>
            <text:p>По левому краю</text:p>
          </table:table-cell>
          <table:table-cell table:style-name="ce84"/>
          <table:table-cell table:style-name="ce84" office:value-type="string" calcext:value-type="string">
            <text:p>картинки.jpg</text:p>
          </table:table-cell>
          <table:table-cell table:style-name="ce84"/>
          <table:table-cell table:style-name="ce394" table:content-validation-name="val1" office:value-type="string" calcext:value-type="string">
            <text:p>Pass</text:p>
          </table:table-cell>
          <table:table-cell table:style-name="ce76"/>
          <table:table-cell table:style-name="ce73" office:value-type="string" calcext:value-type="string">
            <text:p><text:a xlink:href="#Требования!A34" xlink:type="simple">NR-7</text:a>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UT-14</text:p>
          </table:table-cell>
          <table:table-cell table:style-name="ce76" office:value-type="string" calcext:value-type="string">
            <text:p>Border поля Surname подкрашивается красным </text:p>
            <text:p>При ошибке валидации</text:p>
          </table:table-cell>
          <table:table-cell table:style-name="ce76" office:value-type="string" calcext:value-type="string">
            <text:p/>
            <text:p/>
          </table:table-cell>
          <table:table-cell table:style-name="ce76" office:value-type="string" calcext:value-type="string">
            <text:p>Border поля name окрашивается в красный </text:p>
            <text:p>Цвет</text:p>
          </table:table-cell>
          <table:table-cell table:style-name="ce76" office:value-type="string" calcext:value-type="string">
            <text:p>Border не подкрашен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7" office:value-type="string" calcext:value-type="string">
            <text:p>UT-15</text:p>
          </table:table-cell>
          <table:table-cell table:style-name="ce93" office:value-type="string" calcext:value-type="string">
            <text:p>Label поля Surname</text:p>
          </table:table-cell>
          <table:table-cell table:style-name="ce76"/>
          <table:table-cell table:style-name="ce76" office:value-type="string" calcext:value-type="string">
            <text:p>Surname:</text:p>
          </table:table-cell>
          <table:table-cell table:style-name="ce76" office:value-type="string" calcext:value-type="string">
            <text:p>Surame: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7" office:value-type="string" calcext:value-type="string">
            <text:p>UT-16</text:p>
          </table:table-cell>
          <table:table-cell table:style-name="ce76" office:value-type="string" calcext:value-type="string">
            <text:p>Placeholder поля Surname</text:p>
          </table:table-cell>
          <table:table-cell table:style-name="ce76"/>
          <table:table-cell table:style-name="ce76" office:value-type="string" calcext:value-type="string">
            <text:p>Surname.</text:p>
          </table:table-cell>
          <table:table-cell table:style-name="ce76" office:value-type="string" calcext:value-type="string">
            <text:p>Surname?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7" office:value-type="string" calcext:value-type="string">
            <text:p>UT-17</text:p>
          </table:table-cell>
          <table:table-cell table:style-name="ce89" office:value-type="string" calcext:value-type="string">
            <text:p>Cерый цвет шрифт placeholder поля Surname</text:p>
          </table:table-cell>
          <table:table-cell table:style-name="ce89"/>
          <table:table-cell table:style-name="ce76" office:value-type="string" calcext:value-type="string">
            <text:p>картинки.jpg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67" office:value-type="string" calcext:value-type="string">
            <text:p>UT-18</text:p>
          </table:table-cell>
          <table:table-cell table:style-name="ce94" office:value-type="string" calcext:value-type="string">
            <text:p><text:span text:style-name="T22">Выравнивание placeholder поля  Surname</text:span></text:p>
            <text:p>По левому краю</text:p>
          </table:table-cell>
          <table:table-cell table:style-name="ce76"/>
          <table:table-cell table:style-name="ce76" office:value-type="string" calcext:value-type="string">
            <text:p>картинки.jpg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67" office:value-type="string" calcext:value-type="string">
            <text:p>UT-19</text:p>
          </table:table-cell>
          <table:table-cell table:style-name="ce94" office:value-type="string" calcext:value-type="string">
            <text:p><text:span text:style-name="T22">Выравнивание label поля  Surname</text:span></text:p>
            <text:p>По левому краю</text:p>
          </table:table-cell>
          <table:table-cell table:style-name="ce76"/>
          <table:table-cell table:style-name="ce76" office:value-type="string" calcext:value-type="string">
            <text:p>картинки.jpg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ce67" office:value-type="string" calcext:value-type="string">
            <text:p>UT-20</text:p>
          </table:table-cell>
          <table:table-cell table:style-name="ce168" office:value-type="string" calcext:value-type="string">
            <text:p>Label поля Email:</text:p>
          </table:table-cell>
          <table:table-cell table:style-name="ce92"/>
          <table:table-cell table:style-name="ce92" office:value-type="string" calcext:value-type="string">
            <text:p>Email:</text:p>
          </table:table-cell>
          <table:table-cell table:style-name="ce92"/>
          <table:table-cell table:style-name="ce398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ce67" office:value-type="string" calcext:value-type="string">
            <text:p>UT-21</text:p>
          </table:table-cell>
          <table:table-cell table:style-name="ce76" office:value-type="string" calcext:value-type="string">
            <text:p>Placeholder поля Email</text:p>
          </table:table-cell>
          <table:table-cell table:style-name="ce76"/>
          <table:table-cell table:style-name="ce94" office:value-type="string" calcext:value-type="string">
            <text:p>Your email addres.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ce67" office:value-type="string" calcext:value-type="string">
            <text:p>UT-22</text:p>
          </table:table-cell>
          <table:table-cell table:style-name="ce89" office:value-type="string" calcext:value-type="string">
            <text:p>Цвет шрифт placeholder — Серый в поле email</text:p>
          </table:table-cell>
          <table:table-cell table:style-name="ce89"/>
          <table:table-cell table:style-name="ce76" office:value-type="string" calcext:value-type="string">
            <text:p>картинки.jpg</text:p>
          </table:table-cell>
          <table:table-cell table:style-name="ce89"/>
          <table:table-cell table:style-name="ce398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67" office:value-type="string" calcext:value-type="string">
            <text:p>UT-23</text:p>
          </table:table-cell>
          <table:table-cell table:style-name="ce94" office:value-type="string" calcext:value-type="string">
            <text:p>Выравнивание placeholder поля Email </text:p>
            <text:p>По левому краю</text:p>
          </table:table-cell>
          <table:table-cell table:style-name="ce76"/>
          <table:table-cell table:style-name="ce76" office:value-type="string" calcext:value-type="string">
            <text:p>картинки.jpg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4">
          <table:table-cell table:style-name="ce67" office:value-type="string" calcext:value-type="string">
            <text:p>UT-24</text:p>
          </table:table-cell>
          <table:table-cell table:style-name="ce94" office:value-type="string" calcext:value-type="string">
            <text:p><text:span text:style-name="T22">Выравнивание label</text:span><text:span text:style-name="T33"> поля Email </text:span></text:p>
            <text:p><text:span text:style-name="T33">По левому краю</text:span></text:p>
          </table:table-cell>
          <table:table-cell table:style-name="ce105"/>
          <table:table-cell table:style-name="ce76" office:value-type="string" calcext:value-type="string">
            <text:p>картинки.jpg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67" office:value-type="string" calcext:value-type="string">
            <text:p>UT-25</text:p>
          </table:table-cell>
          <table:table-cell table:style-name="ce76" office:value-type="string" calcext:value-type="string">
            <text:p>Border поля email подкрашивается красным <text:s/>При ошибке валидации</text:p>
          </table:table-cell>
          <table:table-cell table:style-name="ce76" office:value-type="string" calcext:value-type="string">
            <text:p>Bro mi go</text:p>
            <text:p/>
          </table:table-cell>
          <table:table-cell table:style-name="ce76" office:value-type="string" calcext:value-type="string">
            <text:p>Border поля name окрашивается </text:p>
            <text:p>в красный цвет</text:p>
          </table:table-cell>
          <table:table-cell table:style-name="ce76" office:value-type="string" calcext:value-type="string">
            <text:p>Border не подкрашен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>
          <table:table-cell table:style-name="ce67" office:value-type="string" calcext:value-type="string">
            <text:p>UT-26</text:p>
          </table:table-cell>
          <table:table-cell table:style-name="ce93" office:value-type="string" calcext:value-type="string">
            <text:p>Label поля Password:</text:p>
          </table:table-cell>
          <table:table-cell table:style-name="ce76"/>
          <table:table-cell table:style-name="ce76" office:value-type="string" calcext:value-type="string">
            <text:p>Password: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ce67" office:value-type="string" calcext:value-type="string">
            <text:p>UT-27</text:p>
          </table:table-cell>
          <table:table-cell table:style-name="ce76" office:value-type="string" calcext:value-type="string">
            <text:p>Placeholder поля Password</text:p>
          </table:table-cell>
          <table:table-cell table:style-name="ce76"/>
          <table:table-cell table:style-name="ce94" office:value-type="string" calcext:value-type="string">
            <text:p>Enter a password.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67" office:value-type="string" calcext:value-type="string">
            <text:p>UT-28</text:p>
          </table:table-cell>
          <table:table-cell table:style-name="ce94" office:value-type="string" calcext:value-type="string">
            <text:p>Выравнивание placeholder поля Password</text:p>
            <text:p>По левому краю</text:p>
          </table:table-cell>
          <table:table-cell table:style-name="ce104"/>
          <table:table-cell table:style-name="ce76" office:value-type="string" calcext:value-type="string">
            <text:p>картинки.jpg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67" office:value-type="string" calcext:value-type="string">
            <text:p>UT-29</text:p>
          </table:table-cell>
          <table:table-cell table:style-name="ce94" office:value-type="string" calcext:value-type="string">
            <text:p><text:span text:style-name="T22">Выравнивание label</text:span><text:span text:style-name="T33"> поля Password</text:span></text:p>
            <text:p><text:span text:style-name="T33">По левому краю</text:span></text:p>
          </table:table-cell>
          <table:table-cell table:style-name="ce76"/>
          <table:table-cell table:style-name="ce76" office:value-type="string" calcext:value-type="string">
            <text:p>картинки.jpg</text:p>
          </table:table-cell>
          <table:table-cell table:style-name="ce76"/>
          <table:table-cell table:style-name="ce398" table:content-validation-name="val1"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67" office:value-type="string" calcext:value-type="string">
            <text:p>UT-30</text:p>
          </table:table-cell>
          <table:table-cell table:style-name="ce76" office:value-type="string" calcext:value-type="string">
            <text:p>Border поля Passwowd</text:p>
            <text:p>Подкрашивается красным  При ошибке валидации</text:p>
          </table:table-cell>
          <table:table-cell table:style-name="ce76" office:value-type="string" calcext:value-type="string">
            <text:p>Bro mi go</text:p>
            <text:p/>
          </table:table-cell>
          <table:table-cell table:style-name="ce76" office:value-type="string" calcext:value-type="string">
            <text:p>Border поля name окрашивается в красный </text:p>
            <text:p>Цвет</text:p>
          </table:table-cell>
          <table:table-cell table:style-name="ce76" office:value-type="string" calcext:value-type="string">
            <text:p>Border не подкрашен</text:p>
          </table:table-cell>
          <table:table-cell table:style-name="ce398" table:content-validation-name="val1" office:value-type="string" calcext:value-type="string">
            <text:p>Fail</text:p>
          </table:table-cell>
          <table:table-cell table:number-columns-repeated="1018"/>
        </table:table-row>
        <table:table-row table:style-name="ro5" table:number-rows-repeated="58">
          <table:table-cell table:style-name="Default" table:number-columns-repeated="8"/>
          <table:table-cell table:number-columns-repeated="1016"/>
        </table:table-row>
        <table:table-row table:style-name="ro5" table:number-rows-repeated="104835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heckList.F25:CheckList.F44 CheckList.F48:CheckList.F97 CheckList.F100:CheckList.F113 CheckList.F118:CheckList.F128 CheckList.F133:CheckList.F162 CheckList.F2:CheckList.F20">
            <calcext:condition calcext:apply-style-name="Без имени4" calcext:value="=&quot;Fail&quot;" calcext:base-cell-address="pairWise.F2"/>
            <calcext:condition calcext:apply-style-name="Без имени3" calcext:value="=&quot;Pass&quot;" calcext:base-cell-address="pairWise.F2"/>
          </calcext:conditional-format>
        </calcext:conditional-formats>
      </table:table>
      <table:table table:name="pairWise" table:style-name="ta1">
        <table:shapes>
          <draw:frame draw:z-index="0" draw:name="embedded object (OLE) 1" draw:style-name="gr1" draw:text-style-name="P1" svg:width="0.2cm" svg:height="0.474cm" svg:x="1.972cm" svg:y="8.03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75"/>
        <table:table-column table:style-name="co15" table:default-cell-style-name="ce175"/>
        <table:table-column table:style-name="co16" table:default-cell-style-name="ce175"/>
        <table:table-column table:style-name="co17" table:default-cell-style-name="ce175"/>
        <table:table-column table:style-name="co18" table:default-cell-style-name="ce175"/>
        <table:table-column table:style-name="co1" table:number-columns-repeated="5" table:default-cell-style-name="ce175"/>
        <table:table-column table:style-name="co19" table:default-cell-style-name="ce175"/>
        <table:table-column table:style-name="co1" table:number-columns-repeated="3" table:default-cell-style-name="ce175"/>
        <table:table-column table:style-name="co20" table:default-cell-style-name="ce175"/>
        <table:table-column table:style-name="co1" table:number-columns-repeated="1009" table:default-cell-style-name="ce175"/>
        <table:table-row table:style-name="ro24">
          <table:table-cell table:style-name="ce174"/>
          <table:table-cell table:style-name="ce174" office:value-type="string" calcext:value-type="string">
            <text:p>name</text:p>
          </table:table-cell>
          <table:table-cell table:style-name="ce174" office:value-type="string" calcext:value-type="string">
            <text:p>email</text:p>
          </table:table-cell>
          <table:table-cell table:style-name="ce174" office:value-type="string" calcext:value-type="string">
            <text:p>password</text:p>
          </table:table-cell>
          <table:table-cell table:style-name="ce174" office:value-type="string" calcext:value-type="string">
            <text:p>surname</text:p>
          </table:table-cell>
          <table:table-cell table:number-columns-repeated="1019"/>
        </table:table-row>
        <table:table-row table:style-name="ro24">
          <table:table-cell table:style-name="ce174" office:value-type="float" office:value="1" calcext:value-type="float">
            <text:p>1</text:p>
          </table:table-cell>
          <table:table-cell table:style-name="ce184" office:value-type="string" calcext:value-type="string">
            <text:p>invalid</text:p>
          </table:table-cell>
          <table:table-cell table:number-columns-repeated="3" table:style-name="ce187" office:value-type="string" calcext:value-type="string">
            <text:p>valid</text:p>
          </table:table-cell>
          <table:table-cell table:number-columns-repeated="1019"/>
        </table:table-row>
        <table:table-row table:style-name="ro24">
          <table:table-cell table:style-name="ce174" office:value-type="float" office:value="2" calcext:value-type="float">
            <text:p>2</text:p>
          </table:table-cell>
          <table:table-cell table:number-columns-repeated="2" table:style-name="ce184" office:value-type="string" calcext:value-type="string">
            <text:p>invalid</text:p>
          </table:table-cell>
          <table:table-cell table:style-name="ce188" office:value-type="string" calcext:value-type="string">
            <text:p>empty</text:p>
          </table:table-cell>
          <table:table-cell table:style-name="ce184" office:value-type="string" calcext:value-type="string">
            <text:p>invalid</text:p>
          </table:table-cell>
          <table:table-cell table:number-columns-repeated="1019"/>
        </table:table-row>
        <table:table-row table:style-name="ro24">
          <table:table-cell table:style-name="ce174" office:value-type="float" office:value="3" calcext:value-type="float">
            <text:p>3</text:p>
          </table:table-cell>
          <table:table-cell table:style-name="ce184" office:value-type="string" calcext:value-type="string">
            <text:p>invalid</text:p>
          </table:table-cell>
          <table:table-cell table:style-name="ce187" office:value-type="string" calcext:value-type="string">
            <text:p>valid</text:p>
          </table:table-cell>
          <table:table-cell table:style-name="ce184" office:value-type="string" calcext:value-type="string">
            <text:p>invalid</text:p>
          </table:table-cell>
          <table:table-cell table:style-name="ce187" office:value-type="string" calcext:value-type="string">
            <text:p>valid</text:p>
          </table:table-cell>
          <table:table-cell table:number-columns-repeated="1019"/>
        </table:table-row>
        <table:table-row table:style-name="ro24">
          <table:table-cell table:style-name="ce174" office:value-type="float" office:value="4" calcext:value-type="float">
            <text:p>4</text:p>
          </table:table-cell>
          <table:table-cell table:style-name="ce187" office:value-type="string" calcext:value-type="string">
            <text:p>valid</text:p>
          </table:table-cell>
          <table:table-cell table:number-columns-repeated="2" table:style-name="ce184" office:value-type="string" calcext:value-type="string">
            <text:p>invalid</text:p>
          </table:table-cell>
          <table:table-cell table:style-name="ce187" office:value-type="string" calcext:value-type="string">
            <text:p>valid</text:p>
          </table:table-cell>
          <table:table-cell table:number-columns-repeated="1019"/>
        </table:table-row>
        <table:table-row table:style-name="ro24">
          <table:table-cell table:style-name="ce174" office:value-type="float" office:value="5" calcext:value-type="float">
            <text:p>5</text:p>
          </table:table-cell>
          <table:table-cell table:number-columns-repeated="3" table:style-name="ce187" office:value-type="string" calcext:value-type="string">
            <text:p>valid</text:p>
          </table:table-cell>
          <table:table-cell table:style-name="ce184" office:value-type="string" calcext:value-type="string">
            <text:p>invalid</text:p>
          </table:table-cell>
          <table:table-cell table:number-columns-repeated="1019"/>
        </table:table-row>
        <table:table-row table:style-name="ro24">
          <table:table-cell table:style-name="ce174" office:value-type="float" office:value="6" calcext:value-type="float">
            <text:p>6</text:p>
          </table:table-cell>
          <table:table-cell table:number-columns-repeated="2" table:style-name="ce187" office:value-type="string" calcext:value-type="string">
            <text:p>valid</text:p>
          </table:table-cell>
          <table:table-cell table:style-name="ce188" office:value-type="string" calcext:value-type="string">
            <text:p>empty</text:p>
          </table:table-cell>
          <table:table-cell table:style-name="ce187" office:value-type="string" calcext:value-type="string">
            <text:p>valid</text:p>
          </table:table-cell>
          <table:table-cell table:number-columns-repeated="1019"/>
        </table:table-row>
        <table:table-row table:style-name="ro24">
          <table:table-cell table:style-name="ce174" office:value-type="float" office:value="7" calcext:value-type="float">
            <text:p>7</text:p>
          </table:table-cell>
          <table:table-cell table:style-name="ce188" office:value-type="string" calcext:value-type="string">
            <text:p>empty</text:p>
          </table:table-cell>
          <table:table-cell table:style-name="ce187" office:value-type="string" calcext:value-type="string">
            <text:p>valid</text:p>
          </table:table-cell>
          <table:table-cell table:style-name="ce188" office:value-type="string" calcext:value-type="string">
            <text:p>empty</text:p>
          </table:table-cell>
          <table:table-cell table:style-name="ce187" office:value-type="string" calcext:value-type="string">
            <text:p>valid</text:p>
          </table:table-cell>
          <table:table-cell table:number-columns-repeated="1019"/>
        </table:table-row>
        <table:table-row table:style-name="ro24">
          <table:table-cell table:style-name="ce174" office:value-type="float" office:value="8" calcext:value-type="float">
            <text:p>8</text:p>
          </table:table-cell>
          <table:table-cell table:style-name="ce188" office:value-type="string" calcext:value-type="string">
            <text:p>empty</text:p>
          </table:table-cell>
          <table:table-cell table:style-name="ce187" office:value-type="string" calcext:value-type="string">
            <text:p>valid</text:p>
          </table:table-cell>
          <table:table-cell table:number-columns-repeated="2" table:style-name="ce184" office:value-type="string" calcext:value-type="string">
            <text:p>invalid</text:p>
          </table:table-cell>
          <table:table-cell table:number-columns-repeated="1019"/>
        </table:table-row>
        <table:table-row table:style-name="ro24">
          <table:table-cell table:style-name="ce174" office:value-type="float" office:value="9" calcext:value-type="float">
            <text:p>9</text:p>
          </table:table-cell>
          <table:table-cell table:style-name="ce188" office:value-type="string" calcext:value-type="string">
            <text:p>empty</text:p>
          </table:table-cell>
          <table:table-cell table:style-name="ce184" office:value-type="string" calcext:value-type="string">
            <text:p>invalid</text:p>
          </table:table-cell>
          <table:table-cell table:number-columns-repeated="2" table:style-name="ce187" office:value-type="string" calcext:value-type="string">
            <text:p>valid</text:p>
          </table:table-cell>
          <table:table-cell table:number-columns-repeated="1019"/>
        </table:table-row>
        <table:table-row table:style-name="ro24">
          <table:table-cell table:number-columns-repeated="1024"/>
        </table:table-row>
        <table:table-row table:style-name="ro25">
          <table:table-cell table:style-name="ce179" table:number-columns-repeated="3"/>
          <table:table-cell table:style-name="ce191" table:number-columns-repeated="4"/>
          <table:table-cell table:style-name="ce192"/>
          <table:table-cell table:style-name="ce177" table:number-columns-repeated="4"/>
          <table:table-cell table:style-name="ce192"/>
          <table:table-cell table:style-name="ce196"/>
          <table:table-cell table:style-name="ce177"/>
          <table:table-cell table:number-columns-repeated="1009"/>
        </table:table-row>
        <table:table-row table:style-name="ro26" table:number-rows-repeated="3">
          <table:table-cell table:style-name="ce179" table:number-columns-repeated="15"/>
          <table:table-cell table:number-columns-repeated="1009"/>
        </table:table-row>
        <table:table-row table:style-name="ro27">
          <table:table-cell table:style-name="ce179" table:number-columns-repeated="15"/>
          <table:table-cell table:number-columns-repeated="1009"/>
        </table:table-row>
        <table:table-row table:style-name="ro24">
          <table:table-cell table:style-name="ce319" office:value-type="string" calcext:value-type="string" table:number-columns-spanned="1" table:number-rows-spanned="2">
            <text:p><text:span text:style-name="T55">            </text:span><text:span text:style-name="T56">ID</text:span>                                                               </text:p>
          </table:table-cell>
          <table:table-cell table:style-name="ce324" office:value-type="string" calcext:value-type="string" table:number-columns-spanned="9" table:number-rows-spanned="2">
            <text:p>Title</text:p>
          </table:table-cell>
          <table:covered-table-cell table:number-columns-repeated="5" table:style-name="ce319"/>
          <table:covered-table-cell table:number-columns-repeated="3" table:style-name="Default"/>
          <table:table-cell table:style-name="ce324" office:value-type="string" calcext:value-type="string" table:number-columns-spanned="3" table:number-rows-spanned="2">
            <text:p>input</text:p>
          </table:table-cell>
          <table:covered-table-cell table:number-columns-repeated="2" table:style-name="Default"/>
          <table:table-cell table:style-name="ce78" office:value-type="string" calcext:value-type="string" table:number-columns-spanned="1" table:number-rows-spanned="2">
            <text:p>EX</text:p>
          </table:table-cell>
          <table:table-cell table:style-name="ce197" office:value-type="string" calcext:value-type="string" table:number-columns-spanned="1" table:number-rows-spanned="2">
            <text:p>AR</text:p>
          </table:table-cell>
          <table:table-cell table:style-name="ce78" office:value-type="string" calcext:value-type="string" table:number-columns-spanned="1" table:number-rows-spanned="2">
            <text:p>Status</text:p>
          </table:table-cell>
          <table:table-cell table:style-name="ce78" office:value-type="string" calcext:value-type="string" table:number-columns-spanned="1" table:number-rows-spanned="2">
            <text:p>BR</text:p>
          </table:table-cell>
          <table:table-cell table:style-name="ce78" office:value-type="string" calcext:value-type="string" table:number-columns-spanned="1" table:number-rows-spanned="2">
            <text:p>Req_ID</text:p>
          </table:table-cell>
          <table:table-cell table:number-columns-repeated="1006"/>
        </table:table-row>
        <table:table-row table:style-name="ro24">
          <table:covered-table-cell table:number-columns-repeated="7" table:style-name="ce319"/>
          <table:covered-table-cell table:number-columns-repeated="3" table:style-name="Default"/>
          <table:covered-table-cell table:style-name="ce319"/>
          <table:covered-table-cell table:number-columns-repeated="2" table:style-name="Default"/>
          <table:covered-table-cell table:number-columns-repeated="5" table:style-name="ce319"/>
          <table:table-cell table:number-columns-repeated="1006"/>
        </table:table-row>
        <table:table-row table:style-name="ro28"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 table:number-columns-spanned="9" table:number-rows-spanned="1">
            <text:p>Name невалидное, email валидное, password валидное, surname валидное</text:p>
          </table:table-cell>
          <table:covered-table-cell table:number-columns-repeated="5" table:style-name="ce183"/>
          <table:covered-table-cell table:number-columns-repeated="3" table:style-name="Default"/>
          <table:table-cell table:style-name="ce87" office:value-type="string" calcext:value-type="string" table:number-columns-spanned="3" table:number-rows-spanned="1">
            <text:p><text:span text:style-name="T13">Name</text:span>: #Женя!</text:p>
            <text:p><text:span text:style-name="T13">Email</text:span>:jenyaemail@yandex.ru</text:p>
            <text:p><text:span text:style-name="T13">Password</text:span>: Haa1@bry</text:p>
            <text:p><text:span text:style-name="T13">Surname</text:span>: Vladimirov1</text:p>
          </table:table-cell>
          <table:covered-table-cell table:number-columns-repeated="2" table:style-name="ce101"/>
          <table:table-cell table:style-name="ce183" office:value-type="string" calcext:value-type="string">
            <text:p>Error: </text:p>
          </table:table-cell>
          <table:table-cell table:style-name="ce183" office:value-type="string" calcext:value-type="string">
            <text:p>Success! Hello: #Женя! Vladimirov1</text:p>
          </table:table-cell>
          <table:table-cell table:style-name="ce254" table:content-validation-name="val1" office:value-type="string" calcext:value-type="string">
            <text:p>Fail</text:p>
          </table:table-cell>
          <table:table-cell table:style-name="ce183"/>
          <table:table-cell table:style-name="ce200"/>
          <table:table-cell table:number-columns-repeated="1006"/>
        </table:table-row>
        <table:table-row table:style-name="ro28">
          <table:table-cell table:style-name="ce183" office:value-type="float" office:value="2" calcext:value-type="float">
            <text:p>2</text:p>
          </table:table-cell>
          <table:table-cell table:style-name="ce183" office:value-type="string" calcext:value-type="string" table:number-columns-spanned="9" table:number-rows-spanned="1">
            <text:p>Name невалидное, email невалидное, password пустое, surname невалидное</text:p>
          </table:table-cell>
          <table:covered-table-cell table:number-columns-repeated="5" table:style-name="ce183"/>
          <table:covered-table-cell table:number-columns-repeated="3" table:style-name="Default"/>
          <table:table-cell table:style-name="ce87" office:value-type="string" calcext:value-type="string" table:number-columns-spanned="3" table:number-rows-spanned="1">
            <text:p><text:span text:style-name="T13">Name</text:span>: #Женя!</text:p>
            <text:p><text:span text:style-name="T13">Email</text:span>:$!@jenyaemail@яндекс.ru</text:p>
            <text:p><text:span text:style-name="T13">Password</text:span>: </text:p>
            <text:p><text:span text:style-name="T13">Surname</text:span>: Vl a dim$$irov1</text:p>
          </table:table-cell>
          <table:covered-table-cell table:number-columns-repeated="2" table:style-name="ce101"/>
          <table:table-cell table:style-name="ce183" office:value-type="string" calcext:value-type="string">
            <text:p>Error: </text:p>
          </table:table-cell>
          <table:table-cell table:style-name="ce183" office:value-type="string" calcext:value-type="string">
            <text:p>Success! Hello: #Женя! Vl a dim$$irov1</text:p>
          </table:table-cell>
          <table:table-cell table:style-name="ce254" table:content-validation-name="val1" office:value-type="string" calcext:value-type="string">
            <text:p>Fail</text:p>
          </table:table-cell>
          <table:table-cell table:style-name="ce183"/>
          <table:table-cell table:style-name="ce200"/>
          <table:table-cell table:number-columns-repeated="1006"/>
        </table:table-row>
        <table:table-row table:style-name="ro28">
          <table:table-cell table:style-name="ce183" office:value-type="float" office:value="3" calcext:value-type="float">
            <text:p>3</text:p>
          </table:table-cell>
          <table:table-cell table:style-name="ce183" office:value-type="string" calcext:value-type="string" table:number-columns-spanned="9" table:number-rows-spanned="1">
            <text:p>Name невалидное, email валидное, password невалидное, surname валидное</text:p>
          </table:table-cell>
          <table:covered-table-cell table:number-columns-repeated="5" table:style-name="ce183"/>
          <table:covered-table-cell table:number-columns-repeated="3" table:style-name="Default"/>
          <table:table-cell table:style-name="ce87" office:value-type="string" calcext:value-type="string" table:number-columns-spanned="3" table:number-rows-spanned="1">
            <text:p><text:span text:style-name="T13">Name</text:span>: #Женя!</text:p>
            <text:p><text:span text:style-name="T13">Email</text:span>:jenyaemail@yandex.ru</text:p>
            <text:p><text:span text:style-name="T13">Password</text:span>: hgraa1bry</text:p>
            <text:p><text:span text:style-name="T13">Surname</text:span>: Vladimirov1</text:p>
          </table:table-cell>
          <table:covered-table-cell table:number-columns-repeated="2" table:style-name="ce101"/>
          <table:table-cell table:style-name="ce183" office:value-type="string" calcext:value-type="string">
            <text:p>Error: </text:p>
          </table:table-cell>
          <table:table-cell table:style-name="ce183" office:value-type="string" calcext:value-type="string">
            <text:p>Success! Hello: #Женя! Vladimirov1</text:p>
          </table:table-cell>
          <table:table-cell table:style-name="ce254" table:content-validation-name="val1" office:value-type="string" calcext:value-type="string">
            <text:p>Fail</text:p>
          </table:table-cell>
          <table:table-cell table:style-name="ce183"/>
          <table:table-cell table:style-name="ce200"/>
          <table:table-cell table:number-columns-repeated="1006"/>
        </table:table-row>
        <table:table-row table:style-name="ro28">
          <table:table-cell table:style-name="ce183" office:value-type="float" office:value="4" calcext:value-type="float">
            <text:p>4</text:p>
          </table:table-cell>
          <table:table-cell table:style-name="ce183" office:value-type="string" calcext:value-type="string" table:number-columns-spanned="9" table:number-rows-spanned="1">
            <text:p>Name валидное, email невалидное, password невалидное, surname валидное</text:p>
          </table:table-cell>
          <table:covered-table-cell table:number-columns-repeated="5" table:style-name="ce183"/>
          <table:covered-table-cell table:number-columns-repeated="3" table:style-name="Default"/>
          <table:table-cell table:style-name="ce87" office:value-type="string" calcext:value-type="string" table:number-columns-spanned="3" table:number-rows-spanned="1">
            <text:p><text:span text:style-name="T13">Name</text:span>: Evgeniy123</text:p>
            <text:p><text:span text:style-name="T13">Email</text:span>:jenyaemail@yandex.ru</text:p>
            <text:p><text:span text:style-name="T13">Password</text:span>: hgraa1bry</text:p>
            <text:p><text:span text:style-name="T13">Surname</text:span>: Vladimirov1</text:p>
          </table:table-cell>
          <table:covered-table-cell table:number-columns-repeated="2" table:style-name="ce101"/>
          <table:table-cell table:style-name="ce183" office:value-type="string" calcext:value-type="string">
            <text:p>Error: </text:p>
          </table:table-cell>
          <table:table-cell table:style-name="ce183" office:value-type="string" calcext:value-type="string">
            <text:p>Success! Hello: Evgeniy123 Vladimirov1</text:p>
          </table:table-cell>
          <table:table-cell table:style-name="ce254" table:content-validation-name="val1" office:value-type="string" calcext:value-type="string">
            <text:p>Fail</text:p>
          </table:table-cell>
          <table:table-cell table:style-name="ce183"/>
          <table:table-cell table:style-name="ce200"/>
          <table:table-cell table:number-columns-repeated="1006"/>
        </table:table-row>
        <table:table-row table:style-name="ro28">
          <table:table-cell table:style-name="ce183" office:value-type="float" office:value="5" calcext:value-type="float">
            <text:p>5</text:p>
          </table:table-cell>
          <table:table-cell table:style-name="ce183" office:value-type="string" calcext:value-type="string" table:number-columns-spanned="9" table:number-rows-spanned="1">
            <text:p>Name валидное, email валидное, password валидное, surname невалидное</text:p>
          </table:table-cell>
          <table:covered-table-cell table:number-columns-repeated="5" table:style-name="ce183"/>
          <table:covered-table-cell table:number-columns-repeated="3" table:style-name="Default"/>
          <table:table-cell table:style-name="ce87" office:value-type="string" calcext:value-type="string" table:number-columns-spanned="3" table:number-rows-spanned="1">
            <text:p><text:span text:style-name="T13">Name</text:span>: Evgeniy123</text:p>
            <text:p><text:span text:style-name="T13">Email</text:span>:jenyaemail@yandex.ru</text:p>
            <text:p><text:span text:style-name="T13">Password</text:span>: hgraa1bry</text:p>
            <text:p><text:span text:style-name="T13">Surname</text:span>:  Vl a dim$$irov1</text:p>
          </table:table-cell>
          <table:covered-table-cell table:number-columns-repeated="2" table:style-name="ce101"/>
          <table:table-cell table:style-name="ce183" office:value-type="string" calcext:value-type="string">
            <text:p>Error: </text:p>
          </table:table-cell>
          <table:table-cell table:style-name="ce183" office:value-type="string" calcext:value-type="string">
            <text:p>Success! Hello: Evgeniy123 Vl a dim$$irov1</text:p>
          </table:table-cell>
          <table:table-cell table:style-name="ce254" table:content-validation-name="val1" office:value-type="string" calcext:value-type="string">
            <text:p>Fail</text:p>
          </table:table-cell>
          <table:table-cell table:style-name="ce183"/>
          <table:table-cell table:style-name="ce200"/>
          <table:table-cell table:number-columns-repeated="1006"/>
        </table:table-row>
        <table:table-row table:style-name="ro28">
          <table:table-cell table:style-name="ce183" office:value-type="float" office:value="6" calcext:value-type="float">
            <text:p>6</text:p>
          </table:table-cell>
          <table:table-cell table:style-name="ce183" office:value-type="string" calcext:value-type="string" table:number-columns-spanned="9" table:number-rows-spanned="1">
            <text:p>Name валидное, email валидное, password пустое, surname валидное</text:p>
          </table:table-cell>
          <table:covered-table-cell table:number-columns-repeated="5" table:style-name="ce183"/>
          <table:covered-table-cell table:number-columns-repeated="3" table:style-name="Default"/>
          <table:table-cell table:style-name="ce87" office:value-type="string" calcext:value-type="string" table:number-columns-spanned="3" table:number-rows-spanned="1">
            <text:p><text:span text:style-name="T13">Name</text:span>: Evgeniy123</text:p>
            <text:p><text:span text:style-name="T13">Email</text:span>:jenyaemail@yandex.ru</text:p>
            <text:p><text:span text:style-name="T13">Password</text:span>: </text:p>
            <text:p><text:span text:style-name="T13">Surname</text:span>:  Vladimirov1</text:p>
          </table:table-cell>
          <table:covered-table-cell table:number-columns-repeated="2" table:style-name="ce101"/>
          <table:table-cell table:style-name="ce183" office:value-type="string" calcext:value-type="string">
            <text:p>Error: </text:p>
          </table:table-cell>
          <table:table-cell table:style-name="ce183" office:value-type="string" calcext:value-type="string">
            <text:p>Success! Hello: Evgeniy123 Vladimirov1</text:p>
          </table:table-cell>
          <table:table-cell table:style-name="ce254" table:content-validation-name="val1" office:value-type="string" calcext:value-type="string">
            <text:p>Fail</text:p>
          </table:table-cell>
          <table:table-cell table:style-name="ce183"/>
          <table:table-cell table:style-name="ce200"/>
          <table:table-cell table:number-columns-repeated="1006"/>
        </table:table-row>
        <table:table-row table:style-name="ro28">
          <table:table-cell table:style-name="ce183" office:value-type="float" office:value="7" calcext:value-type="float">
            <text:p>7</text:p>
          </table:table-cell>
          <table:table-cell table:style-name="ce183" office:value-type="string" calcext:value-type="string" table:number-columns-spanned="9" table:number-rows-spanned="1">
            <text:p>Name пустое, email валидное, password пустое, surname валидное</text:p>
          </table:table-cell>
          <table:covered-table-cell table:number-columns-repeated="5" table:style-name="ce183"/>
          <table:covered-table-cell table:number-columns-repeated="3" table:style-name="Default"/>
          <table:table-cell table:style-name="ce87" office:value-type="string" calcext:value-type="string" table:number-columns-spanned="3" table:number-rows-spanned="1">
            <text:p><text:span text:style-name="T13">Name</text:span>: </text:p>
            <text:p><text:span text:style-name="T13">Email</text:span>:jenyaemail@yandex.ru</text:p>
            <text:p><text:span text:style-name="T13">Password</text:span>: </text:p>
            <text:p><text:span text:style-name="T13">Surname</text:span>:  Vladimirov1</text:p>
          </table:table-cell>
          <table:covered-table-cell table:number-columns-repeated="2" table:style-name="ce101"/>
          <table:table-cell table:style-name="ce183" office:value-type="string" calcext:value-type="string">
            <text:p>Error: </text:p>
          </table:table-cell>
          <table:table-cell table:style-name="ce183"/>
          <table:table-cell table:style-name="ce254" table:content-validation-name="val1" office:value-type="string" calcext:value-type="string">
            <text:p>Pass</text:p>
          </table:table-cell>
          <table:table-cell table:style-name="ce183"/>
          <table:table-cell table:style-name="ce200"/>
          <table:table-cell table:number-columns-repeated="1006"/>
        </table:table-row>
        <table:table-row table:style-name="ro28">
          <table:table-cell table:style-name="ce183" office:value-type="float" office:value="8" calcext:value-type="float">
            <text:p>8</text:p>
          </table:table-cell>
          <table:table-cell table:style-name="ce183" office:value-type="string" calcext:value-type="string" table:number-columns-spanned="9" table:number-rows-spanned="1">
            <text:p>Name пустое, email валидное, password невалидное, surname невалидное</text:p>
          </table:table-cell>
          <table:covered-table-cell table:number-columns-repeated="5" table:style-name="ce183"/>
          <table:covered-table-cell table:number-columns-repeated="3" table:style-name="Default"/>
          <table:table-cell table:style-name="ce87" office:value-type="string" calcext:value-type="string" table:number-columns-spanned="3" table:number-rows-spanned="1">
            <text:p><text:span text:style-name="T13">Name</text:span>: </text:p>
            <text:p><text:span text:style-name="T13">Email</text:span>:jenyaemail@yandex.ru</text:p>
            <text:p><text:span text:style-name="T13">Password</text:span>:  hgraa1bry</text:p>
            <text:p><text:span text:style-name="T13">Surname</text:span>:  Vl a dim$$irov1</text:p>
          </table:table-cell>
          <table:covered-table-cell table:number-columns-repeated="2" table:style-name="ce101"/>
          <table:table-cell table:style-name="ce183" office:value-type="string" calcext:value-type="string">
            <text:p>Error: </text:p>
          </table:table-cell>
          <table:table-cell table:style-name="ce183"/>
          <table:table-cell table:style-name="ce254" table:content-validation-name="val1" office:value-type="string" calcext:value-type="string">
            <text:p>Pass</text:p>
          </table:table-cell>
          <table:table-cell table:style-name="ce183"/>
          <table:table-cell table:style-name="ce200"/>
          <table:table-cell table:number-columns-repeated="1006"/>
        </table:table-row>
        <table:table-row table:style-name="ro28">
          <table:table-cell table:style-name="ce183" office:value-type="float" office:value="9" calcext:value-type="float">
            <text:p>9</text:p>
          </table:table-cell>
          <table:table-cell table:style-name="ce183" office:value-type="string" calcext:value-type="string" table:number-columns-spanned="9" table:number-rows-spanned="1">
            <text:p>Name пустое, email невалидное, password валидное, surname валидное</text:p>
          </table:table-cell>
          <table:covered-table-cell table:number-columns-repeated="5" table:style-name="ce183"/>
          <table:covered-table-cell table:number-columns-repeated="3" table:style-name="Default"/>
          <table:table-cell table:style-name="ce87" office:value-type="string" calcext:value-type="string" table:number-columns-spanned="3" table:number-rows-spanned="1">
            <text:p><text:span text:style-name="T13">Name</text:span>: </text:p>
            <text:p><text:span text:style-name="T13">Email</text:span>:$!@jenyaemail@яндекс.ru</text:p>
            <text:p><text:span text:style-name="T13">Password</text:span>: Haa1@bry</text:p>
            <text:p><text:span text:style-name="T13">Surname</text:span>:  Vladimirov1</text:p>
          </table:table-cell>
          <table:covered-table-cell table:number-columns-repeated="2" table:style-name="ce101"/>
          <table:table-cell table:style-name="ce183" office:value-type="string" calcext:value-type="string">
            <text:p>Error: </text:p>
          </table:table-cell>
          <table:table-cell table:style-name="ce183"/>
          <table:table-cell table:style-name="ce254" table:content-validation-name="val1" office:value-type="string" calcext:value-type="string">
            <text:p>Pass</text:p>
          </table:table-cell>
          <table:table-cell table:style-name="ce183"/>
          <table:table-cell table:style-name="ce200"/>
          <table:table-cell table:number-columns-repeated="1006"/>
        </table:table-row>
        <table:table-row table:style-name="ro27" table:number-rows-repeated="48">
          <table:table-cell table:style-name="ce179" table:number-columns-repeated="15"/>
          <table:table-cell table:number-columns-repeated="1009"/>
        </table:table-row>
        <table:table-row table:style-name="ro24" table:number-rows-repeated="1048500">
          <table:table-cell table:number-columns-repeated="1024"/>
        </table:table-row>
        <table:table-row table:style-name="ro24">
          <table:table-cell table:number-columns-repeated="1024"/>
        </table:table-row>
        <calcext:conditional-formats>
          <calcext:conditional-format calcext:target-range-address="pairWise.R19:pairWise.R27 pairWise.P19:pairWise.P27">
            <calcext:condition calcext:apply-style-name="Без имени4" calcext:value="=&quot;Fail&quot;" calcext:base-cell-address="CheckList.P19"/>
            <calcext:condition calcext:apply-style-name="Без имени3" calcext:value="=&quot;Pass&quot;" calcext:base-cell-address="CheckList.P19"/>
          </calcext:conditional-format>
        </calcext:conditional-formats>
      </table:table>
      <table:table table:name="Bug_report" table:style-name="ta1">
        <office:forms form:automatic-focus="false" form:apply-design-mode="false"/>
        <table:table-column table:style-name="co1" table:number-columns-repeated="9" table:default-cell-style-name="ce363"/>
        <table:table-column table:style-name="co21" table:default-cell-style-name="ce363"/>
        <table:table-column table:style-name="co1" table:default-cell-style-name="ce363"/>
        <table:table-column table:style-name="co22" table:default-cell-style-name="ce363"/>
        <table:table-column table:style-name="co23" table:default-cell-style-name="ce363"/>
        <table:table-column table:style-name="co24" table:default-cell-style-name="ce363"/>
        <table:table-column table:style-name="co25" table:default-cell-style-name="ce363"/>
        <table:table-column table:style-name="co26" table:default-cell-style-name="ce363"/>
        <table:table-column table:style-name="co27" table:default-cell-style-name="ce363"/>
        <table:table-column table:style-name="co28" table:default-cell-style-name="ce363"/>
        <table:table-column table:style-name="co29" table:default-cell-style-name="ce363"/>
        <table:table-column table:style-name="co1" table:number-columns-repeated="1005" table:default-cell-style-name="ce363"/>
        <table:table-row table:style-name="ro29">
          <table:table-cell table:style-name="ce343" office:value-type="string" calcext:value-type="string">
            <text:p>ID</text:p>
          </table:table-cell>
          <table:table-cell table:style-name="ce349" office:value-type="string" calcext:value-type="string" table:number-columns-spanned="8" table:number-rows-spanned="1">
            <text:p>Summary</text:p>
          </table:table-cell>
          <table:covered-table-cell table:number-columns-repeated="5" table:style-name="ce357"/>
          <table:covered-table-cell table:number-columns-repeated="2" table:style-name="ce360"/>
          <table:table-cell table:style-name="ce362"/>
          <table:table-cell table:style-name="ce372" office:value-type="string" calcext:value-type="string" table:number-columns-spanned="3" table:number-rows-spanned="1">
            <text:p>STR</text:p>
          </table:table-cell>
          <table:covered-table-cell table:number-columns-repeated="2" table:style-name="ce368"/>
          <table:table-cell table:style-name="ce473" office:value-type="string" calcext:value-type="string">
            <text:p>EX</text:p>
          </table:table-cell>
          <table:table-cell table:style-name="ce372" office:value-type="string" calcext:value-type="string">
            <text:p>AR</text:p>
          </table:table-cell>
          <table:table-cell table:style-name="ce372" office:value-type="string" calcext:value-type="string">
            <text:p>Priority</text:p>
          </table:table-cell>
          <table:table-cell table:style-name="ce372" office:value-type="string" calcext:value-type="string">
            <text:p>Severity</text:p>
          </table:table-cell>
          <table:table-cell table:style-name="ce372" office:value-type="string" calcext:value-type="string">
            <text:p>Environment</text:p>
          </table:table-cell>
          <table:table-cell table:style-name="ce400"/>
          <table:table-cell table:style-name="ce486" table:number-columns-spanned="1" table:number-rows-spanned="2"/>
          <table:table-cell table:number-columns-repeated="1004"/>
        </table:table-row>
        <table:table-row table:style-name="ro29">
          <table:table-cell table:style-name="ce358" office:value-type="string" calcext:value-type="string" table:number-columns-spanned="18" table:number-rows-spanned="1">
            <text:p>Bug report поля Name</text:p>
          </table:table-cell>
          <table:covered-table-cell table:number-columns-repeated="14" table:style-name="ce365"/>
          <table:covered-table-cell table:number-columns-repeated="2" table:style-name="ce391"/>
          <table:covered-table-cell table:style-name="ce395"/>
          <table:table-cell table:style-name="ce400"/>
          <table:covered-table-cell table:style-name="ce377"/>
          <table:table-cell table:number-columns-repeated="1004"/>
        </table:table-row>
        <table:table-row table:style-name="ro30">
          <table:table-cell table:style-name="ce454" office:value-type="float" office:value="1" calcext:value-type="float">
            <text:p>1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успешной валидации при вводе пробела первым </text:p>
            <text:p>символом в поле Name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name: (пробел перед буквой B) Bromigo </text:span></text:p>
            <text:p><text:span text:style-name="T8">3. Ввести валидные данные в остальные поля:</text:span></text:p>
            <text:p><text:span text:style-name="T34">Surname</text:span><text:span text:style-name="T35"> :Mexic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77" office:value-type="string" calcext:value-type="string">
            <text:p><text:span text:style-name="T30">Сообщение об успешной регистрации:</text:span></text:p>
            <text:p><text:span text:style-name="T30">Success! Hello:  Bromigo  Mexico</text:span></text:p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style-name="ce400"/>
          <table:table-cell table:number-columns-repeated="1005"/>
        </table:table-row>
        <table:table-row table:style-name="ro30">
          <table:table-cell table:style-name="ce454" office:value-type="float" office:value="2" calcext:value-type="float">
            <text:p>2</text:p>
          </table:table-cell>
          <table:table-cell table:style-name="ce348" office:value-type="string" calcext:value-type="string" table:number-columns-spanned="9" table:number-rows-spanned="1">
            <text:p>Отображается сообщение об успешной валидации при вводе пробела </text:p>
            <text:p>последним символом вполе Name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name: Bromigo (и пробел после O)</text:span></text:p>
            <text:p><text:span text:style-name="T8">3. Ввести валидные данные в остальные поля:</text:span></text:p>
            <text:p><text:span text:style-name="T34">Surname</text:span><text:span text:style-name="T35"> :Mexic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77" office:value-type="string" calcext:value-type="string">
            <text:p><text:span text:style-name="T30">Сообщение об успешной регистрации:</text:span></text:p>
            <text:p><text:span text:style-name="T30">Success! Hello: Bromigo  Mexico</text:span></text:p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3" calcext:value-type="float">
            <text:p>3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успешной валидации при вводе </text:p>
            <text:p>двух пробелов подряд в поле Name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name: Bro  migo</text:span></text:p>
            <text:p><text:span text:style-name="T8">3. Ввести валидные данные в остальные поля:</text:span></text:p>
            <text:p><text:span text:style-name="T34">Surname</text:span><text:span text:style-name="T35"> :Mexic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77" office:value-type="string" calcext:value-type="string">
            <text:p><text:span text:style-name="T30">Сообщение об успешной регистрации:</text:span></text:p>
            <text:p><text:span text:style-name="T30">Success! Hello: Bro  migo Mexico</text:span></text:p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4" calcext:value-type="float">
            <text:p>4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ошибке валидации при вводе одного символа</text:p>
            <text:p>В поле Name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name</text:span><text:span text:style-name="T35">: Bro</text:span></text:p>
            <text:p><text:span text:style-name="T8">3. Ввести валидные данные в остальные поля:</text:span></text:p>
            <text:p><text:span text:style-name="T34">Surname</text:span><text:span text:style-name="T35"> :Mexic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377" office:value-type="string" calcext:value-type="string">
            <text:p><text:span text:style-name="T30">Сообщение об успешной регистрации:</text:span></text:p>
            <text:p><text:span text:style-name="T30">Success! Hello: B Mexico</text:span></text:p>
            <text:p/>
          </table:table-cell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5" calcext:value-type="float">
            <text:p>5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ошибке валидации при вводе двух символов</text:p>
            <text:p>В поле Name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name</text:span><text:span text:style-name="T35">: Br</text:span></text:p>
            <text:p><text:span text:style-name="T8">3. Ввести валидные данные в остальные поля:</text:span></text:p>
            <text:p><text:span text:style-name="T34">Surname</text:span><text:span text:style-name="T35"> :Mexic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377" office:value-type="string" calcext:value-type="string">
            <text:p><text:span text:style-name="T30">Сообщение об успешной регистрации:</text:span></text:p>
            <text:p><text:span text:style-name="T30">Success! Hello: Br Mexico</text:span></text:p>
            <text:p/>
          </table:table-cell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1">
          <table:table-cell table:style-name="ce454" office:value-type="float" office:value="6" calcext:value-type="float">
            <text:p>6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ошибке валидации при вводе 32 символов</text:p>
            <text:p>В поле Name</text:p>
          </table:table-cell>
          <table:covered-table-cell table:number-columns-repeated="8" table:style-name="ce348"/>
          <table:table-cell table:style-name="ce472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name</text:span><text:span text:style-name="T35">: </text:span><text:span text:style-name="T58">BromigoBromigoBromigoBromigoB123</text:span></text:p>
            <text:p><text:span text:style-name="T8">3. Ввести валидные данны в остальные поля:</text:span></text:p>
            <text:p><text:span text:style-name="T34">Surname</text:span><text:span text:style-name="T35"> :Mexic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377" office:value-type="string" calcext:value-type="string">
            <text:p><text:span text:style-name="T8">Сообщение об успешной регистрации:</text:span></text:p>
            <text:p><text:span text:style-name="T48">Success! Hello: BromigoBromigoBromigoBromigoB123 Mexico</text:span></text:p>
            <text:p/>
            <text:p/>
          </table:table-cell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2">
          <table:table-cell table:style-name="ce454" office:value-type="float" office:value="7" calcext:value-type="float">
            <text:p>7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ошибке валидации при вводе 63 символов</text:p>
            <text:p>В поле Name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name</text:span><text:span text:style-name="T35">:BromigoBromigoBromigoBromigoBromigo</text:span></text:p>
            <text:p><text:span text:style-name="T8">BromigoBromigoBromigoBromigoBromigo</text:span></text:p>
            <text:p><text:span text:style-name="T8">3. Ввести валидные данны в остальные поля:</text:span></text:p>
            <text:p><text:span text:style-name="T34">Surname</text:span><text:span text:style-name="T35"> :Mexic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377" office:value-type="string" calcext:value-type="string">
            <text:p><text:span text:style-name="T8">Сообщение об успешной регистрации:</text:span></text:p>
            <text:p><text:span text:style-name="T48">Success! Hello:</text:span><text:span text:style-name="T49">BromigoBromigoBromigoBromigoBromigo</text:span></text:p>
            <text:p><text:span text:style-name="T8">BromigoBromigoBromigoBromigoBromigo</text:span><text:span text:style-name="T50"> Mexico</text:span></text:p>
            <text:p/>
            <text:p/>
          </table:table-cell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2">
          <table:table-cell table:style-name="ce454" office:value-type="float" office:value="8" calcext:value-type="float">
            <text:p>8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ошибке валидации при вводе 64 символов</text:p>
            <text:p>В поле Name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name</text:span><text:span text:style-name="T35">:BromigoBromigoBromigoBromigoBromigo</text:span></text:p>
            <text:p><text:span text:style-name="T8">BromigoBromigoBromigoBromigoBromigo1</text:span></text:p>
            <text:p><text:span text:style-name="T8">3. Ввести валидные данны в остальные поля:</text:span></text:p>
            <text:p><text:span text:style-name="T34">Surname</text:span><text:span text:style-name="T35"> :Mexic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377" office:value-type="string" calcext:value-type="string">
            <text:p><text:span text:style-name="T8">Сообщение об успешной регистрации:</text:span></text:p>
            <text:p><text:span text:style-name="T48">Success! Hello:</text:span><text:span text:style-name="T49">BromigoBromigoBromigoBromigoBromigo</text:span></text:p>
            <text:p><text:span text:style-name="T8">BromigoBromigoBromigoBromigoBromigo1</text:span><text:span text:style-name="T50"> Mexico</text:span></text:p>
            <text:p/>
            <text:p/>
          </table:table-cell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9" calcext:value-type="float">
            <text:p>9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успешной валидации при вводе кирилицы в поле Name</text:p>
          </table:table-cell>
          <table:covered-table-cell table:number-columns-repeated="7" table:style-name="ce348"/>
          <table:covered-table-cell table:style-name="ce469"/>
          <table:table-cell table:style-name="ce348" office:value-type="string" calcext:value-type="string" table:number-columns-spanned="3" table:number-rows-spanned="1">
            <text:p>1. Зайти на сайт формы регистрации</text:p>
            <text:p>2. Ввести в поле name:привет</text:p>
            <text:p>3. Ввести валидные данны в остальные поля:</text:p>
            <text:p>Surname :Mexico</text:p>
            <text:p>Email: heheheh@yandex.ru  </text:p>
            <text:p>Password :Haa1@bry4. </text:p>
            <text:p>Нажать кнопку Submit.</text:p>
          </table:table-cell>
          <table:covered-table-cell table:number-columns-repeated="2" table:style-name="ce348"/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77" office:value-type="string" calcext:value-type="string">
            <text:p><text:span text:style-name="T8">Сообщение об успешной регистрации:</text:span></text:p>
            <text:p><text:span text:style-name="T48">Success! Hello:привет Mexico</text:span></text:p>
            <text:p/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3">
          <table:table-cell table:style-name="ce454" office:value-type="float" office:value="10" calcext:value-type="float">
            <text:p>10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успешной валидации при вводе недопустимых символов </text:p>
            <text:p><text:span text:style-name="T57"> В поле Name </text:span></text:p>
          </table:table-cell>
          <table:covered-table-cell table:number-columns-repeated="7" table:style-name="ce348"/>
          <table:covered-table-cell table:style-name="ce469"/>
          <table:table-cell table:style-name="ce348" office:value-type="string" calcext:value-type="string" table:number-columns-spanned="3" table:number-rows-spanned="1">
            <text:p>1. Зайти на сайт формы регистрации</text:p>
            <text:p><text:span text:style-name="T8">2. Ввести в поле name:@?*+ </text:span></text:p>
            <text:p>3. Ввести валидные данны в остальные поля:</text:p>
            <text:p>Surname :Mexico</text:p>
            <text:p>Email: heheheh@yandex.ru  </text:p>
            <text:p>Password :Haa1@bry4. </text:p>
            <text:p>Нажать кнопку Submit.</text:p>
          </table:table-cell>
          <table:covered-table-cell table:number-columns-repeated="2" table:style-name="ce348"/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77" office:value-type="string" calcext:value-type="string">
            <text:p><text:span text:style-name="T8">Сообщение об успешной регистрации:</text:span></text:p>
            <text:p><text:span text:style-name="T48">Success! Hello:!@?*+ Mexico</text:span></text:p>
            <text:p/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4">
          <table:table-cell table:style-name="ce454" office:value-type="float" office:value="11" calcext:value-type="float">
            <text:p>11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успешной валидации при вводе двух пробелов </text:p>
            <text:p>В поле Name</text:p>
          </table:table-cell>
          <table:covered-table-cell table:number-columns-repeated="8" table:style-name="ce354"/>
          <table:table-cell table:style-name="ce354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name</text:span><text:span text:style-name="T35">: Bro m igo</text:span></text:p>
            <text:p><text:span text:style-name="T8">3. Ввести валидные данные в остальные поля:</text:span></text:p>
            <text:p><text:span text:style-name="T34">Surname</text:span><text:span text:style-name="T35"> :Mexic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4"/>
          <table:table-cell table:style-name="ce378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78" office:value-type="string" calcext:value-type="string">
            <text:p><text:span text:style-name="T30">Сообщение об успешной регистрации:</text:span></text:p>
            <text:p><text:span text:style-name="T30">Success! Hello: Bro m igo  Mexico</text:span></text:p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4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29" table:number-rows-repeated="3">
          <table:table-cell table:style-name="Default" table:number-columns-repeated="17"/>
          <table:table-cell table:style-name="ce421"/>
          <table:table-cell table:number-columns-repeated="1006"/>
        </table:table-row>
        <table:table-row table:style-name="ro29">
          <table:table-cell table:style-name="ce456" office:value-type="string" calcext:value-type="string" table:number-columns-spanned="18" table:number-rows-spanned="1">
            <text:p>Bug report поля Surname</text:p>
          </table:table-cell>
          <table:covered-table-cell table:number-columns-repeated="14" table:style-name="ce463"/>
          <table:covered-table-cell table:number-columns-repeated="2" table:style-name="ce378"/>
          <table:covered-table-cell table:style-name="ce485"/>
          <table:table-cell table:number-columns-repeated="1006"/>
        </table:table-row>
        <table:table-row table:style-name="ro30">
          <table:table-cell table:style-name="ce454" office:value-type="float" office:value="12" calcext:value-type="float">
            <text:p>12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успешной валидации при вводе пробела первым символом  </text:p>
            <text:p>В поле Surname</text:p>
          </table:table-cell>
          <table:covered-table-cell table:number-columns-repeated="5" table:style-name="ce348"/>
          <table:covered-table-cell table:number-columns-repeated="3" table:style-name="ce376"/>
          <table:table-cell table:style-name="ce354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Surname</text:span><text:span text:style-name="T35">: (пробел перед буквой M) Mexico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76"/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Surname.</text:p>
          </table:table-cell>
          <table:table-cell table:style-name="ce377" office:value-type="string" calcext:value-type="string">
            <text:p><text:span text:style-name="T30">Сообщение об успешной регистрации:</text:span></text:p>
            <text:p><text:span text:style-name="T30">Success! Hello: Bromigo   Mexico</text:span></text:p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13" calcext:value-type="float">
            <text:p>13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успешной валидации при вводе пробела последним символом  </text:p>
            <text:p>В поле Surname</text:p>
          </table:table-cell>
          <table:covered-table-cell table:number-columns-repeated="5" table:style-name="ce348"/>
          <table:covered-table-cell table:number-columns-repeated="3" table:style-name="ce376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Surname</text:span><text:span text:style-name="T35">: (пробел после буквы O) Mexico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Surname.</text:p>
          </table:table-cell>
          <table:table-cell table:style-name="ce377" office:value-type="string" calcext:value-type="string">
            <text:p><text:span text:style-name="T30">Сообщение об успешной регистрации:</text:span></text:p>
            <text:p><text:span text:style-name="T30">Success! Hello: Bromigo  Mexico</text:span></text:p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14" calcext:value-type="float">
            <text:p>14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успешной валидации при вводе двух пробелов  подряд</text:p>
            <text:p>В поле Surname</text:p>
          </table:table-cell>
          <table:covered-table-cell table:number-columns-repeated="5" table:style-name="ce348"/>
          <table:covered-table-cell table:number-columns-repeated="3" table:style-name="ce376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Surname</text:span><text:span text:style-name="T35">: Mex  ico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Surname.</text:p>
          </table:table-cell>
          <table:table-cell table:style-name="ce377" office:value-type="string" calcext:value-type="string">
            <text:p><text:span text:style-name="T30">Сообщение об успешной регистрации:</text:span></text:p>
            <text:p><text:span text:style-name="T30">Success! Hello: Bro  migo Mexico</text:span></text:p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15" calcext:value-type="float">
            <text:p>15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ошибке валидации при пустом, необязательном </text:p>
            <text:p>Поле Surname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Surname</text:span><text:span text:style-name="T35">: 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378" office:value-type="string" calcext:value-type="string">
            <text:p><text:span text:style-name="T30">Сообщение об успешной регистрации:</text:span></text:p>
            <text:p><text:span text:style-name="T30">Success! Hello: Bromigo</text:span></text:p>
            <text:p/>
          </table:table-cell>
          <table:table-cell table:style-name="ce378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All Fields are Required.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5">
          <table:table-cell table:style-name="ce454" office:value-type="float" office:value="16" calcext:value-type="float">
            <text:p>16</text:p>
          </table:table-cell>
          <table:table-cell table:style-name="ce460" office:value-type="string" calcext:value-type="string" table:number-columns-spanned="9" table:number-rows-spanned="1">
            <text:p>Отображается сообщение об ошибке валидации при вводе 32 символов</text:p>
            <text:p>В поле Surname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Surname</text:span><text:span text:style-name="T35">: </text:span><text:span text:style-name="T59">MexicoMexicoMexicoMexicoMexicoMe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377" office:value-type="string" calcext:value-type="string">
            <text:p><text:span text:style-name="T8">Сообщение об успешной регистрации:</text:span></text:p>
            <text:p><text:span text:style-name="T48">Success! Hello: BromigoBromigoBromigoBromigoB123 </text:span></text:p>
            <text:p><text:span text:style-name="T48">Mexico</text:span></text:p>
            <text:p/>
            <text:p/>
          </table:table-cell>
          <table:table-cell table:style-name="ce3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Name.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17" calcext:value-type="float">
            <text:p>17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при вводе кирилицы в поле Surname</text:p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Surname</text:span><text:span text:style-name="T35">: Фамилия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7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Surname.</text:p>
          </table:table-cell>
          <table:table-cell table:style-name="ce477" office:value-type="string" calcext:value-type="string">
            <text:p><text:span text:style-name="T43">Сообщение об успешной регистрации:</text:span></text:p>
            <text:p><text:span text:style-name="T62">Success! Hello:Bromigo Фамилия</text:span></text:p>
            <text:p/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6">
          <table:table-cell table:style-name="ce454" office:value-type="float" office:value="18" calcext:value-type="float">
            <text:p>18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успешной валидации при вводе недопустимых символов </text:p>
            <text:p> В поле Surname</text:p>
          </table:table-cell>
          <table:covered-table-cell table:number-columns-repeated="7" table:style-name="ce354"/>
          <table:covered-table-cell table:style-name="ce471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Surname</text:span><text:span text:style-name="T35">: </text:span><text:span text:style-name="T59">!@?*+ 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378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Surname.</text:p>
          </table:table-cell>
          <table:table-cell table:style-name="ce378" office:value-type="string" calcext:value-type="string">
            <text:p><text:span text:style-name="T8">Сообщение об успешной регистрации:</text:span></text:p>
            <text:p><text:span text:style-name="T48">Success! Hello: Bromigo </text:span><text:span text:style-name="T63">!@?*+ </text:span></text:p>
            <text:p/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7">
          <table:table-cell table:style-name="ce454" office:value-type="float" office:value="19" calcext:value-type="float">
            <text:p>19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успешной валидации при вводе двух пробелов </text:p>
            <text:p>В поле Surname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Surname</text:span><text:span text:style-name="T35">: </text:span><text:span text:style-name="T59">Me xi co 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378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Вы ввели недопустимые символы в поле Surname.</text:p>
          </table:table-cell>
          <table:table-cell table:style-name="ce378" office:value-type="string" calcext:value-type="string">
            <text:p><text:span text:style-name="T30">Сообщение об успешной регистрации:</text:span></text:p>
            <text:p><text:span text:style-name="T30">Success! Hello: Bromigo Me xi co</text:span></text:p>
            <text:p/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29">
          <table:table-cell table:style-name="Default" table:number-columns-repeated="18"/>
          <table:table-cell table:style-name="ce480" table:number-columns-repeated="1006"/>
        </table:table-row>
        <table:table-row table:style-name="ro29" table:number-rows-repeated="3">
          <table:table-cell table:style-name="Default" table:number-columns-repeated="18"/>
          <table:table-cell table:number-columns-repeated="1006"/>
        </table:table-row>
        <table:table-row table:style-name="ro29">
          <table:table-cell table:style-name="ce456" office:value-type="string" calcext:value-type="string" table:number-columns-spanned="18" table:number-rows-spanned="1">
            <text:p>Bug report поля Email</text:p>
          </table:table-cell>
          <table:covered-table-cell table:number-columns-repeated="14" table:style-name="ce463"/>
          <table:covered-table-cell table:number-columns-repeated="2" table:style-name="ce378"/>
          <table:covered-table-cell table:style-name="ce485"/>
          <table:table-cell table:number-columns-repeated="1006"/>
        </table:table-row>
        <table:table-row table:style-name="ro30">
          <table:table-cell table:style-name="ce454" office:value-type="float" office:value="20" calcext:value-type="float">
            <text:p>20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успешной валидации при пустом обязательном </text:p>
            <text:p>Поле email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378" office:value-type="string" calcext:value-type="string">
            <text:p>Отображается сообщение об ошибке валидации и </text:p>
            <text:p>Сообщение об ошибке валидации</text:p>
            <text:p>Error: All Fields are Required.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High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8">
          <table:table-cell table:style-name="ce454" office:value-type="float" office:value="21" calcext:value-type="float">
            <text:p>21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при вводе подряд  допустимых </text:p>
            <text:p>специальных символов До @ 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60">2. Ввести в поле </text:span><text:span text:style-name="T61">Email</text:span><text:span text:style-name="T39">: </text:span><text:span text:style-name="T40"><text:a xlink:href="mailto:jenya_.email@yandex.ru" xlink:type="simple">jenya_.email@yandex.ru</text:a>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8">
          <table:table-cell table:style-name="ce454" office:value-type="float" office:value="22" calcext:value-type="float">
            <text:p>22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при вводе Трех валидных символа   </text:p>
            <text:p>До @ </text:p>
            <text:p/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60">2. Ввести в поле </text:span><text:span text:style-name="T61">Email</text:span><text:span text:style-name="T39">: </text:span><text:span text:style-name="T40"><text:a xlink:href="mailto:heh@yandex.ru" xlink:type="simple">heh@yandex.ru</text:a>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8">
          <table:table-cell table:style-name="ce454" office:value-type="float" office:value="23" calcext:value-type="float">
            <text:p>23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при вводе </text:p>
            <text:p>Тридцать три валидных символа  до @ 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60">2. Ввести в поле </text:span><text:span text:style-name="T61">Email</text:span><text:span text:style-name="T39">: </text:span><text:span text:style-name="T40"><text:a xlink:href="mailto:heheheheheheheheheheheheheheheheb@yandex.ru" xlink:type="simple">heheheheheheheheheheheheheheheheb@yandex.ru</text:a>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8">
          <table:table-cell table:style-name="ce454" office:value-type="float" office:value="24" calcext:value-type="float">
            <text:p>24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при вводе кирилицы До @ </text:p>
            <text:p>  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59">мояпочта@yandex.ru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8">
          <table:table-cell table:style-name="ce454" office:value-type="float" office:value="25" calcext:value-type="float">
            <text:p>25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при вводе валидных символов и пробела </text:p>
            <text:p> До @ </text:p>
            <text:p>  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59">jenya </text:span><text:span text:style-name="T59"><text:a xlink:href="mailto:email@yandex.ru" xlink:type="simple">email@yandex.ru</text:a>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8">
          <table:table-cell table:style-name="ce454" office:value-type="float" office:value="26" calcext:value-type="float">
            <text:p>26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при вводе пробела и валидных символов</text:p>
            <text:p>От  @ до последней точки </text:p>
            <text:p>  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35"><text:a xlink:href="mailto:jenyaemail@yand" xlink:type="simple">jenyaemail@yand</text:a></text:span><text:span text:style-name="T59"> ex.ru 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8">
          <table:table-cell table:style-name="ce454" office:value-type="float" office:value="27" calcext:value-type="float">
            <text:p>27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при вводе кирилицы </text:p>
            <text:p>От @ до последней точки </text:p>
            <text:p>  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59">jenyaemail@почта.ru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8">
          <table:table-cell table:style-name="ce454" office:value-type="float" office:value="28" calcext:value-type="float">
            <text:p>28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при вводе одного валидного символа </text:p>
            <text:p>От @ до последней точки </text:p>
            <text:p>  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35"><text:a xlink:href="mailto:jenyaemail@x" xlink:type="simple">jenyaemail@x</text:a></text:span><text:span text:style-name="T59">.ru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29" calcext:value-type="float">
            <text:p>29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</text:p>
            <text:p>После вводе валидных символов и одного пробела после последней точки </text:p>
            <text:p>  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35"><text:a xlink:href="mailto:jenyaemail@yandex.r" xlink:type="simple">jenyaemail@yandex.r</text:a></text:span><text:span text:style-name="T35"> u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30" calcext:value-type="float">
            <text:p>30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</text:p>
            <text:p>После вводе кирилицы после последней точки </text:p>
            <text:p>  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35"><text:a xlink:href="mailto:jenyaemail@yandex" xlink:type="simple">jenyaemail@yandex</text:a></text:span><text:span text:style-name="T35">.ру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31" calcext:value-type="float">
            <text:p>31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</text:p>
            <text:p>После вводе одного валидного символа после  последней точки </text:p>
            <text:p>  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35"><text:a xlink:href="mailto:jenyaemail@yandex" xlink:type="simple">jenyaemail@yandex</text:a></text:span><text:span text:style-name="T35">.r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5">
          <table:table-cell table:style-name="ce454" office:value-type="float" office:value="32" calcext:value-type="float">
            <text:p>32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</text:p>
            <text:p>После вводе семьнадцати валидных символов после последней точки </text:p>
            <text:p>  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60">2. Ввести в поле </text:span><text:span text:style-name="T61">Email</text:span><text:span text:style-name="T39">: </text:span><text:span text:style-name="T40"><text:a xlink:href="mailto:jenyaemail@yandex.rurucomrurucomcom" xlink:type="simple">jenyaemail@yandex.rurucomrurucomcom</text:a>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5">
          <table:table-cell table:style-name="ce454" office:value-type="float" office:value="33" calcext:value-type="float">
            <text:p>33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</text:p>
            <text:p>После ввода в поле Email валидные данные без @ («собаки»)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59">jenyaemailyandex.ru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High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5">
          <table:table-cell table:style-name="ce454" office:value-type="float" office:value="34" calcext:value-type="float">
            <text:p>34</text:p>
          </table:table-cell>
          <table:table-cell table:style-name="ce464" office:value-type="string" calcext:value-type="string" table:number-columns-spanned="9" table:number-rows-spanned="1">
            <text:p>Отображается сообщение об успешной валидации </text:p>
            <text:p>После ввода в поле Email валидные данных и две @ («собаки»)</text:p>
            <text:p/>
          </table:table-cell>
          <table:covered-table-cell table:number-columns-repeated="7" table:style-name="ce356"/>
          <table:covered-table-cell table:style-name="ce470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59">jenyaemail@@yandex.ru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email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High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9">
          <table:table-cell table:style-name="ce454" office:value-type="float" office:value="35" calcext:value-type="float">
            <text:p>35</text:p>
          </table:table-cell>
          <table:table-cell table:style-name="ce388" office:value-type="string" calcext:value-type="string" table:number-columns-spanned="9" table:number-rows-spanned="1">
            <text:p>Отображается сообщение об успешной валидации </text:p>
            <text:p>После ввода в поле Email уже ранее зарегистрированный email.</text:p>
            <text:p/>
          </table:table-cell>
          <table:covered-table-cell table:number-columns-repeated="7" table:style-name="ce359"/>
          <table:covered-table-cell table:style-name="ce408"/>
          <table:table-cell table:style-name="ce359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59">jenyaemail@yandex.ru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  <text:p><text:span text:style-name="T8">5. Повторить пункты 1-4 второй раз</text:span></text:p>
          </table:table-cell>
          <table:covered-table-cell table:number-columns-repeated="2" table:style-name="ce359"/>
          <table:table-cell table:style-name="ce417" office:value-type="string" calcext:value-type="string">
            <text:p>Error: The email you have entered is invalid</text:p>
          </table:table-cell>
          <table:table-cell table:style-name="ce417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9">
          <table:table-cell table:style-name="ce454" office:value-type="float" office:value="36" calcext:value-type="float">
            <text:p>36</text:p>
          </table:table-cell>
          <table:table-cell table:style-name="ce388" office:value-type="string" calcext:value-type="string" table:number-columns-spanned="9" table:number-rows-spanned="1">
            <text:p>Отображается сообщение об успешной валидации </text:p>
            <text:p><text:span text:style-name="T57">После ввода в поле Email пустое </text:span>имя аккаунта .</text:p>
          </table:table-cell>
          <table:covered-table-cell table:number-columns-repeated="7" table:style-name="ce359"/>
          <table:covered-table-cell table:style-name="ce408"/>
          <table:table-cell table:style-name="ce359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59">@yandex.ru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  <text:p><text:span text:style-name="T8">5. Повторить пункты 1-4 второй раз</text:span></text:p>
          </table:table-cell>
          <table:covered-table-cell table:number-columns-repeated="2" table:style-name="ce359"/>
          <table:table-cell table:style-name="ce417" office:value-type="string" calcext:value-type="string">
            <text:p>Error: The email you have entered is invalid</text:p>
          </table:table-cell>
          <table:table-cell table:style-name="ce417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High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9">
          <table:table-cell table:style-name="ce454" office:value-type="float" office:value="37" calcext:value-type="float">
            <text:p>37</text:p>
          </table:table-cell>
          <table:table-cell table:style-name="ce388" office:value-type="string" calcext:value-type="string" table:number-columns-spanned="9" table:number-rows-spanned="1">
            <text:p>Отображается сообщение об успешной валидации </text:p>
            <text:p>После ввода в поле Email пустой доменной части.</text:p>
            <text:p/>
          </table:table-cell>
          <table:covered-table-cell table:number-columns-repeated="7" table:style-name="ce359"/>
          <table:covered-table-cell table:style-name="ce408"/>
          <table:table-cell table:style-name="ce359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59">jenyaemail@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  <text:p><text:span text:style-name="T8">5. Повторить пункты 1-4 второй раз</text:span></text:p>
          </table:table-cell>
          <table:covered-table-cell table:number-columns-repeated="2" table:style-name="ce359"/>
          <table:table-cell table:style-name="ce417" office:value-type="string" calcext:value-type="string">
            <text:p>Error: The email you have entered is invalid</text:p>
          </table:table-cell>
          <table:table-cell table:style-name="ce417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High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9">
          <table:table-cell table:style-name="ce454" office:value-type="float" office:value="38" calcext:value-type="float">
            <text:p>38</text:p>
          </table:table-cell>
          <table:table-cell table:style-name="ce388" office:value-type="string" calcext:value-type="string" table:number-columns-spanned="9" table:number-rows-spanned="1">
            <text:p>Отображается сообщение об успешной валидации </text:p>
            <text:p>После ввода в поле Email пустое значение <text:span text:style-name="T13">после последней точки.</text:span></text:p>
          </table:table-cell>
          <table:covered-table-cell table:number-columns-repeated="7" table:style-name="ce359"/>
          <table:covered-table-cell table:style-name="ce408"/>
          <table:table-cell table:style-name="ce359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</text:span><text:span text:style-name="T59">jenyaemail@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  <text:p><text:span text:style-name="T8">5. Повторить пункты 1-4 второй раз</text:span></text:p>
          </table:table-cell>
          <table:covered-table-cell table:number-columns-repeated="2" table:style-name="ce359"/>
          <table:table-cell table:style-name="ce417" office:value-type="string" calcext:value-type="string">
            <text:p>Error: The email you have entered is invalid</text:p>
          </table:table-cell>
          <table:table-cell table:style-name="ce417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High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29">
          <table:table-cell table:number-columns-repeated="1024"/>
        </table:table-row>
        <table:table-row table:style-name="ro29">
          <table:table-cell table:style-name="ce456" office:value-type="string" calcext:value-type="string" table:number-columns-spanned="18" table:number-rows-spanned="1">
            <text:p>Bug report поля Password</text:p>
          </table:table-cell>
          <table:covered-table-cell table:number-columns-repeated="14" table:style-name="ce463"/>
          <table:covered-table-cell table:number-columns-repeated="2" table:style-name="ce378"/>
          <table:covered-table-cell table:style-name="ce485"/>
          <table:table-cell table:number-columns-repeated="1006"/>
        </table:table-row>
        <table:table-row table:style-name="ro30">
          <table:table-cell table:style-name="ce454" office:value-type="float" office:value="39" calcext:value-type="float">
            <text:p>39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успешной валидации </text:p>
            <text:p>после ввода валидных символов без заглавной буквыв поле Password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Password</text:span><text:span text:style-name="T35">: haa1@bry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Password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40" calcext:value-type="float">
            <text:p>40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успешной валидации </text:p>
            <text:p>после ввода валидных символов без цифр в  поле Password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Password</text:span><text:span text:style-name="T35">:H@oLa@bry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Password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41" calcext:value-type="float">
            <text:p>41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успешной валидации </text:p>
            <text:p>после ввода валидных символов без @  в  поле Password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Password</text:span><text:span text:style-name="T35">:HaoLaabry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Password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5">
          <table:table-cell table:style-name="ce454" office:value-type="float" office:value="42" calcext:value-type="float">
            <text:p>42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успешной валидации </text:p>
            <text:p>после ввода пяти валидных символов  в  поле Password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60">2. Ввести в поле </text:span><text:span text:style-name="T61">Password</text:span><text:span text:style-name="T39">:</text:span><text:span text:style-name="T40"><text:a xlink:href="mailto:Ha1@b" xlink:type="simple">Ha1@b</text:a>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Password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5">
          <table:table-cell table:style-name="ce454" office:value-type="float" office:value="43" calcext:value-type="float">
            <text:p>43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успешной валидации </text:p>
            <text:p>после ввода 17-ти валидных символов  в  поле Password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Password</text:span><text:span text:style-name="T35">:</text:span><text:span text:style-name="T59">Haa1@bry123@1aH5e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Password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44" calcext:value-type="float">
            <text:p>44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успешной валидации </text:p>
            <text:p>при пустом поле Password.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Password</text:span><text:span text:style-name="T35">: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Password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aj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45" calcext:value-type="float">
            <text:p>45</text:p>
          </table:table-cell>
          <table:table-cell table:style-name="ce462" office:value-type="string" calcext:value-type="string" table:number-columns-spanned="9" table:number-rows-spanned="1">
            <text:p>Отображается сообщение об успешной валидации </text:p>
            <text:p>После ввода пробела в поле Password.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Password</text:span><text:span text:style-name="T35">: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</text:span><text:span text:style-name="T35"> :Mexico 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8">4. Нажать кнопку Submit.</text:span></text:p>
          </table:table-cell>
          <table:covered-table-cell table:number-columns-repeated="2" table:style-name="ce356"/>
          <table:table-cell table:style-name="ce478" office:value-type="string" calcext:value-type="string">
            <text:p>Error: The Password you have entered is invalid</text:p>
          </table:table-cell>
          <table:table-cell table:style-name="ce478" office:value-type="string" calcext:value-type="string">
            <text:p>Success! Hello: Bromigo Mexico 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29">
          <table:table-cell table:number-columns-repeated="1024"/>
        </table:table-row>
        <table:table-row table:style-name="ro29">
          <table:table-cell table:style-name="ce456" office:value-type="string" calcext:value-type="string" table:number-columns-spanned="18" table:number-rows-spanned="1">
            <text:p>Bug report UI</text:p>
          </table:table-cell>
          <table:covered-table-cell table:number-columns-repeated="14" table:style-name="ce463"/>
          <table:covered-table-cell table:number-columns-repeated="2" table:style-name="ce378"/>
          <table:covered-table-cell table:style-name="ce485"/>
          <table:table-cell table:number-columns-repeated="1006"/>
        </table:table-row>
        <table:table-row table:style-name="ro40">
          <table:table-cell table:style-name="ce454" office:value-type="float" office:value="46" calcext:value-type="float">
            <text:p>46</text:p>
          </table:table-cell>
          <table:table-cell table:style-name="ce462" office:value-type="string" calcext:value-type="string" table:number-columns-spanned="9" table:number-rows-spanned="1">
            <text:p>Label формы регистрации не соответствует заявленным требованиям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1. Зайти на сайт формы регистрации</text:p>
          </table:table-cell>
          <table:covered-table-cell table:number-columns-repeated="2" table:style-name="ce356"/>
          <table:table-cell table:style-name="ce478" office:value-type="string" calcext:value-type="string">
            <text:p>«Форма регистрации»</text:p>
          </table:table-cell>
          <table:table-cell table:style-name="ce407" office:value-type="string" calcext:value-type="string">
            <text:p>ITCareerToday web form</text:p>
            <text:p/>
          </table:table-cell>
          <table:table-cell table:style-name="ce392" table:content-validation-name="val2" office:value-type="string" calcext:value-type="string">
            <text:p>High</text:p>
          </table:table-cell>
          <table:table-cell table:style-name="ce393" table:content-validation-name="val3" office:value-type="string" calcext:value-type="string">
            <text:p>Trivial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40">
          <table:table-cell table:style-name="ce454" office:value-type="float" office:value="47" calcext:value-type="float">
            <text:p>47</text:p>
          </table:table-cell>
          <table:table-cell table:style-name="ce354" office:value-type="string" calcext:value-type="string" table:number-columns-spanned="9" table:number-rows-spanned="1">
            <text:p>Favicon не соответствует заявленным требованиям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Посмотреть на вкладку в интернет браузере.</text:span></text:p>
          </table:table-cell>
          <table:covered-table-cell table:number-columns-repeated="2" table:style-name="ce356"/>
          <table:table-cell table:style-name="ce478" office:value-type="string" calcext:value-type="string">
            <text:p>Змейка.jpg</text:p>
          </table:table-cell>
          <table:table-cell table:style-name="ce478" office:value-type="string" calcext:value-type="string">
            <text:p>Планета.jpg</text:p>
          </table:table-cell>
          <table:table-cell table:style-name="ce392" table:content-validation-name="val2" office:value-type="string" calcext:value-type="string">
            <text:p>High</text:p>
          </table:table-cell>
          <table:table-cell table:style-name="ce393" table:content-validation-name="val3" office:value-type="string" calcext:value-type="string">
            <text:p>Trivial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5">
          <table:table-cell table:style-name="ce454" office:value-type="float" office:value="48" calcext:value-type="float">
            <text:p>48</text:p>
          </table:table-cell>
          <table:table-cell table:style-name="ce462" office:value-type="string" calcext:value-type="string" table:number-columns-spanned="9" table:number-rows-spanned="1">
            <text:p>Label вкладки в браузере <text:s/>соответствует заявленным требованиям</text:p>
          </table:table-cell>
          <table:covered-table-cell table:number-columns-repeated="8" table:style-name="ce354"/>
          <table:table-cell table:style-name="ce356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Посмотреть на вкладку в интернет браузере.</text:span></text:p>
          </table:table-cell>
          <table:covered-table-cell table:number-columns-repeated="2" table:style-name="ce356"/>
          <table:table-cell table:style-name="ce478" office:value-type="string" calcext:value-type="string">
            <text:p>«Форма регистрации»</text:p>
          </table:table-cell>
          <table:table-cell table:style-name="ce478" office:value-type="string" calcext:value-type="string">
            <text:p>Demoform</text:p>
          </table:table-cell>
          <table:table-cell table:style-name="ce392" table:content-validation-name="val2" office:value-type="string" calcext:value-type="string">
            <text:p>High</text:p>
          </table:table-cell>
          <table:table-cell table:style-name="ce393" table:content-validation-name="val3" office:value-type="string" calcext:value-type="string">
            <text:p>Trivial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49" calcext:value-type="float">
            <text:p>49</text:p>
          </table:table-cell>
          <table:table-cell table:style-name="ce460" office:value-type="string" calcext:value-type="string" table:number-columns-spanned="9" table:number-rows-spanned="1">
            <text:p>Border поля name не подкрашивается красным при ошибке валидации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1. Зайти на сайт формы регистрации</text:p>
            <text:p>2. Ввести в поле <text:span text:style-name="T13">name</text:span>:Bro mi go</text:p>
            <text:p>3. Ввести валидные данны в остальные поля:</text:p>
            <text:p><text:span text:style-name="T13">Surname</text:span> :Mexico</text:p>
            <text:p><text:span text:style-name="T13">Email</text:span>: heheheh@yandex.ru  </text:p>
            <text:p><text:span text:style-name="T13">Password</text:span> :<text:a xlink:href="mailto:Haa1@bry" xlink:type="simple">Haa1@bry</text:a></text:p>
            <text:p>4. Нажать кнопку Submit.</text:p>
          </table:table-cell>
          <table:covered-table-cell table:number-columns-repeated="2" table:style-name="ce348"/>
          <table:table-cell table:style-name="ce406" office:value-type="string" calcext:value-type="string">
            <text:p>БОРДЕР КРАСНЫЙ JPG</text:p>
          </table:table-cell>
          <table:table-cell table:style-name="ce406" office:value-type="string" calcext:value-type="string">
            <text:p>БОРДЕД НЕ ПОДКРАШЕН.JPG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5">
          <table:table-cell table:style-name="ce454" office:value-type="float" office:value="50" calcext:value-type="float">
            <text:p>50</text:p>
          </table:table-cell>
          <table:table-cell table:style-name="ce460" office:value-type="string" calcext:value-type="string" table:number-columns-spanned="9" table:number-rows-spanned="1">
            <text:p>Placeholder поля Name несоответсвует макету. </text:p>
            <text:p>Должно быть: Name.</text:p>
            <text:p>На данный момент: Name?</text:p>
          </table:table-cell>
          <table:covered-table-cell table:number-columns-repeated="7" table:style-name="ce348"/>
          <table:covered-table-cell table:style-name="ce469"/>
          <table:table-cell table:style-name="ce348" office:value-type="string" calcext:value-type="string" table:number-columns-spanned="3" table:number-rows-spanned="1">
            <text:p>1. Зайти на сайт формы регистрации</text:p>
          </table:table-cell>
          <table:covered-table-cell table:number-columns-repeated="2" table:style-name="ce348"/>
          <table:table-cell table:style-name="ce377" office:value-type="string" calcext:value-type="string">
            <text:p>Name.</text:p>
          </table:table-cell>
          <table:table-cell table:style-name="ce377" office:value-type="string" calcext:value-type="string">
            <text:p>Name?</text:p>
          </table:table-cell>
          <table:table-cell table:style-name="ce392" table:content-validation-name="val2" office:value-type="string" calcext:value-type="string">
            <text:p>Low</text:p>
          </table:table-cell>
          <table:table-cell table:style-name="ce393" table:content-validation-name="val3" office:value-type="string" calcext:value-type="string">
            <text:p>Trivial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51" calcext:value-type="float">
            <text:p>51</text:p>
          </table:table-cell>
          <table:table-cell table:style-name="ce460" office:value-type="string" calcext:value-type="string" table:number-columns-spanned="9" table:number-rows-spanned="1">
            <text:p>Border поля Surname не подкрашивается красным цветом</text:p>
            <text:p> При ошибке валидации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Surname</text:span><text:span text:style-name="T35">: Mex  ico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406" office:value-type="string" calcext:value-type="string">
            <text:p>БОРДЕР КРАСНЫЙ JPG</text:p>
          </table:table-cell>
          <table:table-cell table:style-name="ce406" office:value-type="string" calcext:value-type="string">
            <text:p>БОРДЕД НЕ ПОДКРАШЕН.JPG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5">
          <table:table-cell table:style-name="ce454" office:value-type="float" office:value="52" calcext:value-type="float">
            <text:p>52</text:p>
          </table:table-cell>
          <table:table-cell table:style-name="ce460" office:value-type="string" calcext:value-type="string" table:number-columns-spanned="9" table:number-rows-spanned="1">
            <text:p>Label поля Surname несоответсвует макету. </text:p>
            <text:p>Должно быть: Surname:</text:p>
            <text:p>На данный момент: Surame:</text:p>
          </table:table-cell>
          <table:covered-table-cell table:number-columns-repeated="7" table:style-name="ce348"/>
          <table:covered-table-cell table:style-name="ce469"/>
          <table:table-cell table:style-name="ce348" office:value-type="string" calcext:value-type="string" table:number-columns-spanned="3" table:number-rows-spanned="1">
            <text:p>1. Зайти на сайт формы регистрации</text:p>
          </table:table-cell>
          <table:covered-table-cell table:number-columns-repeated="2" table:style-name="ce348"/>
          <table:table-cell table:style-name="ce476" office:value-type="string" calcext:value-type="string">
            <text:p>Surname:</text:p>
          </table:table-cell>
          <table:table-cell table:style-name="ce476" office:value-type="string" calcext:value-type="string">
            <text:p>Surame:</text:p>
          </table:table-cell>
          <table:table-cell table:style-name="ce392" table:content-validation-name="val2" office:value-type="string" calcext:value-type="string">
            <text:p>Low</text:p>
          </table:table-cell>
          <table:table-cell table:style-name="ce393" table:content-validation-name="val3" office:value-type="string" calcext:value-type="string">
            <text:p>Trivial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5">
          <table:table-cell table:style-name="ce454" office:value-type="float" office:value="53" calcext:value-type="float">
            <text:p>53</text:p>
          </table:table-cell>
          <table:table-cell table:style-name="ce460" office:value-type="string" calcext:value-type="string" table:number-columns-spanned="9" table:number-rows-spanned="1">
            <text:p>Placeholder поля Surname несоответсвует макету. </text:p>
            <text:p>Должно быть: Surname.</text:p>
            <text:p>На данный момент: Surname?</text:p>
          </table:table-cell>
          <table:covered-table-cell table:number-columns-repeated="7" table:style-name="ce348"/>
          <table:covered-table-cell table:style-name="ce469"/>
          <table:table-cell table:style-name="ce348" office:value-type="string" calcext:value-type="string" table:number-columns-spanned="3" table:number-rows-spanned="1">
            <text:p>1. Зайти на сайт формы регистрации</text:p>
          </table:table-cell>
          <table:covered-table-cell table:number-columns-repeated="2" table:style-name="ce348"/>
          <table:table-cell table:style-name="ce377" office:value-type="string" calcext:value-type="string">
            <text:p>Surname.</text:p>
          </table:table-cell>
          <table:table-cell table:style-name="ce377" office:value-type="string" calcext:value-type="string">
            <text:p>Surname?</text:p>
          </table:table-cell>
          <table:table-cell table:style-name="ce392" table:content-validation-name="val2" office:value-type="string" calcext:value-type="string">
            <text:p>Low</text:p>
          </table:table-cell>
          <table:table-cell table:style-name="ce393" table:content-validation-name="val3" office:value-type="string" calcext:value-type="string">
            <text:p>Trivial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41">
          <table:table-cell table:style-name="ce454" office:value-type="float" office:value="54" calcext:value-type="float">
            <text:p>54</text:p>
          </table:table-cell>
          <table:table-cell table:style-name="ce460" office:value-type="string" calcext:value-type="string" table:number-columns-spanned="9" table:number-rows-spanned="1">
            <text:p>Border поля Email не подкрашивается красным цветом</text:p>
            <text:p> При ошибке валидации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Email</text:span><text:span text:style-name="T35">: Mex  ico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Password</text:span><text:span text:style-name="T35"> :</text:span><text:span text:style-name="T35"><text:a xlink:href="mailto:Haa1@bry" xlink:type="simple">Haa1@bry</text:a>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406" office:value-type="string" calcext:value-type="string">
            <text:p>БОРДЕР КРАСНЫЙ JPG</text:p>
          </table:table-cell>
          <table:table-cell table:style-name="ce406" office:value-type="string" calcext:value-type="string">
            <text:p>БОРДЕД НЕ ПОДКРАШЕН.JPG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30">
          <table:table-cell table:style-name="ce454" office:value-type="float" office:value="55" calcext:value-type="float">
            <text:p>55</text:p>
          </table:table-cell>
          <table:table-cell table:style-name="ce460" office:value-type="string" calcext:value-type="string" table:number-columns-spanned="9" table:number-rows-spanned="1">
            <text:p>Border поля Password не подкрашивается красным цветом</text:p>
            <text:p> При ошибке валидации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<text:span text:style-name="T8">1. Зайти на сайт формы регистрации</text:span></text:p>
            <text:p><text:span text:style-name="T8">2. Ввести в поле </text:span><text:span text:style-name="T14">Password:</text:span><text:span text:style-name="T35"> 1231</text:span></text:p>
            <text:p><text:span text:style-name="T8">3. Ввести валидные данные в остальные поля:</text:span></text:p>
            <text:p><text:span text:style-name="T34">Name</text:span><text:span text:style-name="T35"> :Bromigo</text:span></text:p>
            <text:p><text:span text:style-name="T34">Surname:</text:span><text:span text:style-name="T35">Mexico</text:span></text:p>
            <text:p><text:span text:style-name="T34">Email</text:span><text:span text:style-name="T35">: </text:span><text:span text:style-name="T35"><text:a xlink:href="mailto:heheheh@yandex.ru" xlink:type="simple">heheheh@yandex.ru</text:a></text:span><text:span text:style-name="T35">  </text:span></text:p>
            <text:p><text:span text:style-name="T8">4. Нажать кнопку Submit.</text:span></text:p>
          </table:table-cell>
          <table:covered-table-cell table:number-columns-repeated="2" table:style-name="ce348"/>
          <table:table-cell table:style-name="ce406" office:value-type="string" calcext:value-type="string">
            <text:p>БОРДЕР КРАСНЫЙ JPG</text:p>
          </table:table-cell>
          <table:table-cell table:style-name="ce406" office:value-type="string" calcext:value-type="string">
            <text:p>БОРДЕД НЕ ПОДКРАШЕН.JPG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5">
          <table:table-cell table:style-name="ce454" office:value-type="float" office:value="56" calcext:value-type="float">
            <text:p>56</text:p>
          </table:table-cell>
          <table:table-cell table:style-name="ce460" office:value-type="string" calcext:value-type="string" table:number-columns-spanned="9" table:number-rows-spanned="1">
            <text:p>Обязательные поля для ввода: Name Password Email не обозначены звёздочкой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1. Зайти на сайт формы регистрации</text:p>
          </table:table-cell>
          <table:covered-table-cell table:number-columns-repeated="2" table:style-name="ce348"/>
          <table:table-cell table:style-name="ce406" office:value-type="string" calcext:value-type="string">
            <text:p>Name*</text:p>
            <text:p>Email* </text:p>
            <text:p>Password*</text:p>
          </table:table-cell>
          <table:table-cell table:style-name="ce406" office:value-type="string" calcext:value-type="string">
            <text:p><text:span text:style-name="T8">Name</text:span></text:p>
            <text:p><text:span text:style-name="T8">Email</text:span></text:p>
            <text:p><text:span text:style-name="T8">Password</text:span>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5">
          <table:table-cell table:style-name="ce454" office:value-type="float" office:value="57" calcext:value-type="float">
            <text:p>57</text:p>
          </table:table-cell>
          <table:table-cell table:style-name="ce460" office:value-type="string" calcext:value-type="string" table:number-columns-spanned="9" table:number-rows-spanned="1">
            <text:p>Labek кнопки Submit padding-left несоответсвует требования</text:p>
          </table:table-cell>
          <table:covered-table-cell table:number-columns-repeated="8" table:style-name="ce348"/>
          <table:table-cell table:style-name="ce348" office:value-type="string" calcext:value-type="string" table:number-columns-spanned="3" table:number-rows-spanned="1">
            <text:p>1. Зайти на сайт формы регистрации</text:p>
            <text:p>2. В Devtools &gt; element</text:p>
          </table:table-cell>
          <table:covered-table-cell table:number-columns-repeated="2" table:style-name="ce348"/>
          <table:table-cell table:style-name="ce417" office:value-type="string" calcext:value-type="string">
            <text:p>Padding-left:15px</text:p>
          </table:table-cell>
          <table:table-cell table:style-name="ce417" office:value-type="string" calcext:value-type="string">
            <text:p>padding-left:30px</text:p>
          </table:table-cell>
          <table:table-cell table:style-name="ce392" table:content-validation-name="val2" office:value-type="string" calcext:value-type="string">
            <text:p>Medium</text:p>
          </table:table-cell>
          <table:table-cell table:style-name="ce393" table:content-validation-name="val3" office:value-type="string" calcext:value-type="string">
            <text:p>Minor</text:p>
          </table:table-cell>
          <table:table-cell table:style-name="ce483" office:value-type="string" calcext:value-type="string">
            <text:p>Linux x64 </text:p>
            <text:p>Chromium 101.0.4951.41</text:p>
          </table:table-cell>
          <table:table-cell table:number-columns-repeated="1006"/>
        </table:table-row>
        <table:table-row table:style-name="ro29" table:number-rows-repeated="1048503">
          <table:table-cell table:number-columns-repeated="1024"/>
        </table:table-row>
        <table:table-row table:style-name="ro29">
          <table:table-cell table:number-columns-repeated="1024"/>
        </table:table-row>
        <calcext:conditional-formats>
          <calcext:conditional-format calcext:target-range-address="Bug_report.R30:Bug_report.R49 Bug_report.R51:Bug_report.R58 Bug_report.R60:Bug_report.R68 Bug_report.R2:Bug_report.R25 Bug_report.R69:Bug_report.R72">
            <calcext:condition calcext:apply-style-name="Без имени4" calcext:value="=&quot;Fail&quot;" calcext:base-cell-address="Bug_report.R2"/>
            <calcext:condition calcext:apply-style-name="Без имени3" calcext:value="=&quot;Pass&quot;" calcext:base-cell-address="Bug_report.R2"/>
          </calcext:conditional-format>
          <calcext:conditional-format calcext:target-range-address="Bug_report.Q31:Bug_report.Q49 Bug_report.Q52:Bug_report.Q58 Bug_report.Q3:Bug_report.Q13 Bug_report.Q61:Bug_report.Q68 Bug_report.Q18:Bug_report.Q25 Bug_report.Q69:Bug_report.Q72">
            <calcext:condition calcext:apply-style-name="BLOO" calcext:value="contains-text(&quot;Blocker&quot;)" calcext:base-cell-address="Bug_report.Q3"/>
            <calcext:condition calcext:apply-style-name="CRIT" calcext:value="contains-text(&quot;Critical&quot;)" calcext:base-cell-address="Bug_report.Q3"/>
            <calcext:condition calcext:apply-style-name="MAJOOR" calcext:value="contains-text(&quot;Major&quot;)" calcext:base-cell-address="Bug_report.Q3"/>
            <calcext:condition calcext:apply-style-name="minor" calcext:value="contains-text(&quot;Minor&quot;)" calcext:base-cell-address="Bug_report.Q3"/>
            <calcext:condition calcext:apply-style-name="Trivial" calcext:value="contains-text(&quot;Trivial&quot;)" calcext:base-cell-address="Bug_report.Q3"/>
          </calcext:conditional-format>
          <calcext:conditional-format calcext:target-range-address="Bug_report.P31:Bug_report.P49 Bug_report.P52:Bug_report.P58 Bug_report.P3:Bug_report.P13 Bug_report.P61:Bug_report.P68 Bug_report.P18:Bug_report.P25 Bug_report.P69:Bug_report.P72">
            <calcext:condition calcext:apply-style-name="High" calcext:value="contains-text(&quot;High&quot;)" calcext:base-cell-address="Bug_report.P3"/>
            <calcext:condition calcext:apply-style-name="Medium" calcext:value="contains-text(&quot;Medium&quot;)" calcext:base-cell-address="Bug_report.P3"/>
            <calcext:condition calcext:apply-style-name="Без имени5" calcext:value="contains-text(&quot;Low&quot;)" calcext:base-cell-address="Bug_report.P3"/>
          </calcext:conditional-format>
        </calcext:conditional-formats>
      </table:table>
      <table:table table:name="Boundary Value" table:style-name="ta1">
        <office:forms form:automatic-focus="false" form:apply-design-mode="false"/>
        <table:table-column table:style-name="co3" table:default-cell-style-name="ce77"/>
        <table:table-column table:style-name="co30" table:default-cell-style-name="ce77"/>
        <table:table-column table:style-name="co31" table:default-cell-style-name="ce77"/>
        <table:table-column table:style-name="co32" table:default-cell-style-name="ce77"/>
        <table:table-column table:style-name="co33" table:default-cell-style-name="ce77"/>
        <table:table-column table:style-name="co8" table:default-cell-style-name="ce77"/>
        <table:table-column table:style-name="co9" table:default-cell-style-name="ce77"/>
        <table:table-column table:style-name="co10" table:default-cell-style-name="ce77"/>
        <table:table-column table:style-name="co11" table:default-cell-style-name="ce77"/>
        <table:table-column table:style-name="co12" table:default-cell-style-name="ce77"/>
        <table:table-column table:style-name="co13" table:default-cell-style-name="ce77"/>
        <table:table-column table:style-name="co1" table:number-columns-repeated="1013" table:default-cell-style-name="ce77"/>
        <table:table-row table:style-name="ro5">
          <table:table-cell table:style-name="ce64" office:value-type="string" calcext:value-type="string">
            <text:p>ID</text:p>
          </table:table-cell>
          <table:table-cell table:style-name="ce81" office:value-type="string" calcext:value-type="string">
            <text:p>Title</text:p>
          </table:table-cell>
          <table:table-cell table:style-name="ce81" office:value-type="string" calcext:value-type="string">
            <text:p>input data</text:p>
          </table:table-cell>
          <table:table-cell table:style-name="ce81" office:value-type="string" calcext:value-type="string">
            <text:p>EX</text:p>
          </table:table-cell>
          <table:table-cell table:style-name="ce81" office:value-type="string" calcext:value-type="string">
            <text:p>AR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BR</text:p>
          </table:table-cell>
          <table:table-cell table:style-name="ce81" office:value-type="string" calcext:value-type="string">
            <text:p>Req_ID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ce106"/>
          <table:table-cell table:style-name="ce176" office:value-type="string" calcext:value-type="string">
            <text:p><text:span text:style-name="T21"> Полe Name</text:span></text:p>
            <text:p><text:span text:style-name="T8">В остальные поля ввести валидные данные и нажать кнопку Submit</text:span></text:p>
          </table:table-cell>
          <table:table-cell table:style-name="ce102" office:value-type="string" calcext:value-type="string">
            <text:p><text:span text:style-name="T13">Surname</text:span> :Mexico</text:p>
            <text:p><text:span text:style-name="T34">Email</text:span><text:span text:style-name="T35">: heheheh@yandex.ru</text:span></text:p>
            <text:p><text:span text:style-name="T13">Password</text:span> :holahola</text:p>
          </table:table-cell>
          <table:table-cell table:style-name="ce107" table:number-columns-repeated="3"/>
          <table:table-cell table:style-name="ce135"/>
          <table:table-cell table:style-name="ce166"/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ce67" office:value-type="string" calcext:value-type="string">
            <text:p>N6</text:p>
          </table:table-cell>
          <table:table-cell table:style-name="ce84" office:value-type="string" calcext:value-type="string">
            <text:p><text:span text:style-name="T22">Ввести 2 п</text:span>робела подряд в поле  </text:p>
          </table:table-cell>
          <table:table-cell table:style-name="ce84" office:value-type="string" calcext:value-type="string">
            <text:p><text:s/>Bro <text:s/>migo </text:p>
          </table:table-cell>
          <table:table-cell table:style-name="ce113" office:value-type="string" calcext:value-type="string">
            <text:p>Eror:</text:p>
          </table:table-cell>
          <table:table-cell table:style-name="ce123" office:value-type="string" calcext:value-type="string">
            <text:p>Success! Hello: Bro migo Mexico</text:p>
          </table:table-cell>
          <table:table-cell table:style-name="ce423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8" xlink:type="simple">NR-2.6</text:a>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ce67" office:value-type="string" calcext:value-type="string">
            <text:p>N7</text:p>
          </table:table-cell>
          <table:table-cell table:style-name="ce86" office:value-type="string" calcext:value-type="string">
            <text:p><text:span text:style-name="T22">Ввести 1</text:span> пробел в поле  </text:p>
            <text:p/>
          </table:table-cell>
          <table:table-cell table:style-name="ce84" office:value-type="string" calcext:value-type="string">
            <text:p><text:s/>Bromi go </text:p>
          </table:table-cell>
          <table:table-cell table:style-name="ce109" office:value-type="string" calcext:value-type="string">
            <text:p>Success! Hello: Bromi go Mexico</text:p>
          </table:table-cell>
          <table:table-cell table:style-name="ce109"/>
          <table:table-cell table:style-name="ce423" table:content-validation-name="val1" office:value-type="string" calcext:value-type="string">
            <text:p>Pass</text:p>
          </table:table-cell>
          <table:table-cell table:style-name="ce76"/>
          <table:table-cell table:style-name="ce73" office:value-type="string" calcext:value-type="string">
            <text:p><text:a xlink:href="#Требования!A29" xlink:type="simple">NR-2.7</text:a></text:p>
          </table:table-cell>
          <table:table-cell table:style-name="ce195"/>
          <table:table-cell table:style-name="ce201"/>
          <table:table-cell table:number-columns-repeated="1014"/>
        </table:table-row>
        <table:table-row table:style-name="ro14">
          <table:table-cell table:style-name="ce67" office:value-type="string" calcext:value-type="string">
            <text:p>N8</text:p>
          </table:table-cell>
          <table:table-cell table:style-name="ce88" office:value-type="string" calcext:value-type="string">
            <text:p><text:span text:style-name="T22">Ввести </text:span>1 символ в поле  </text:p>
          </table:table-cell>
          <table:table-cell table:style-name="ce88" office:value-type="string" calcext:value-type="string">
            <text:p><text:s/>B</text:p>
          </table:table-cell>
          <table:table-cell table:style-name="ce109" office:value-type="string" calcext:value-type="string">
            <text:p>Success! Hello: B Mexico</text:p>
          </table:table-cell>
          <table:table-cell table:style-name="ce123" office:value-type="string" calcext:value-type="string">
            <text:p>Error: Error: All Fields are Required</text:p>
          </table:table-cell>
          <table:table-cell table:style-name="ce423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0" xlink:type="simple">NR-1.1</text:a></text:p>
          </table:table-cell>
          <table:table-cell table:style-name="ce198"/>
          <table:table-cell table:number-columns-repeated="1015"/>
        </table:table-row>
        <table:table-row table:style-name="ro4">
          <table:table-cell table:style-name="ce67" office:value-type="string" calcext:value-type="string">
            <text:p>N9</text:p>
          </table:table-cell>
          <table:table-cell table:style-name="ce84" office:value-type="string" calcext:value-type="string">
            <text:p><text:span text:style-name="T22">Ввести </text:span>0 символов в поле</text:p>
          </table:table-cell>
          <table:table-cell table:style-name="ce84" office:value-type="string" calcext:value-type="string">
            <text:p/>
            <text:p/>
          </table:table-cell>
          <table:table-cell table:style-name="ce84" office:value-type="string" calcext:value-type="string">
            <text:p>Error: All Fields are Required</text:p>
          </table:table-cell>
          <table:table-cell table:style-name="ce84"/>
          <table:table-cell table:style-name="ce423" table:content-validation-name="val1" office:value-type="string" calcext:value-type="string">
            <text:p>Pass</text:p>
          </table:table-cell>
          <table:table-cell table:style-name="ce76"/>
          <table:table-cell table:style-name="ce73" office:value-type="string" calcext:value-type="string">
            <text:p><text:a xlink:href="#Требования!A36" xlink:type="simple">NR-9</text:a></text:p>
          </table:table-cell>
          <table:table-cell table:style-name="ce198"/>
          <table:table-cell table:number-columns-repeated="1015"/>
        </table:table-row>
        <table:table-row table:style-name="ro14">
          <table:table-cell table:style-name="ce67" office:value-type="string" calcext:value-type="string">
            <text:p>N10</text:p>
          </table:table-cell>
          <table:table-cell table:style-name="ce88" office:value-type="string" calcext:value-type="string">
            <text:p><text:span text:style-name="T22">Ввести </text:span>2 символа в поле</text:p>
          </table:table-cell>
          <table:table-cell table:style-name="ce88" office:value-type="string" calcext:value-type="string">
            <text:p> Br</text:p>
            <text:p/>
          </table:table-cell>
          <table:table-cell table:style-name="ce109" office:value-type="string" calcext:value-type="string">
            <text:p>Success! Hello: Br Mexico</text:p>
          </table:table-cell>
          <table:table-cell table:style-name="ce123" office:value-type="string" calcext:value-type="string">
            <text:p>Error: Error: All Fields are Required</text:p>
          </table:table-cell>
          <table:table-cell table:style-name="ce423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0" xlink:type="simple">NR-1.1</text:a></text:p>
          </table:table-cell>
          <table:table-cell table:style-name="ce198"/>
          <table:table-cell table:number-columns-repeated="1015"/>
        </table:table-row>
        <table:table-row table:style-name="ro42">
          <table:table-cell table:style-name="ce67" office:value-type="string" calcext:value-type="string">
            <text:p>N11</text:p>
          </table:table-cell>
          <table:table-cell table:style-name="ce88" office:value-type="string" calcext:value-type="string">
            <text:p><text:span text:style-name="T22">Ввести </text:span>32 символа в поле </text:p>
          </table:table-cell>
          <table:table-cell table:style-name="ce88" office:value-type="string" calcext:value-type="string">
            <text:p> BromigoBromigoBromigoBromigoB123</text:p>
            <text:p/>
          </table:table-cell>
          <table:table-cell table:style-name="ce109" office:value-type="string" calcext:value-type="string">
            <text:p>Success! Hello: BromigoBromigoBromigoBromigoB123 Mexico</text:p>
          </table:table-cell>
          <table:table-cell table:style-name="ce123" office:value-type="string" calcext:value-type="string">
            <text:p>Error: Error: All Fields are Required</text:p>
          </table:table-cell>
          <table:table-cell table:style-name="ce423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0" xlink:type="simple">NR-1.1</text:a></text:p>
          </table:table-cell>
          <table:table-cell table:number-columns-repeated="1016"/>
        </table:table-row>
        <table:table-row table:style-name="ro43">
          <table:table-cell table:style-name="ce67" office:value-type="string" calcext:value-type="string">
            <text:p>N12</text:p>
          </table:table-cell>
          <table:table-cell table:style-name="ce88" office:value-type="string" calcext:value-type="string">
            <text:p><text:span text:style-name="T22">Ввести </text:span>63 символа в поле</text:p>
          </table:table-cell>
          <table:table-cell table:style-name="ce88" office:value-type="string" calcext:value-type="string">
            <text:p><text:span text:style-name="T8">BromigoBromigoBromigoBromigoBromigo</text:span></text:p>
            <text:p>BromigoBromigoBromigoBromigoBromigo</text:p>
          </table:table-cell>
          <table:table-cell table:style-name="ce109" office:value-type="string" calcext:value-type="string">
            <text:p><text:span text:style-name="T48">Success! Hello: </text:span><text:span text:style-name="T49">BromigoBromigoBromigoBromigoBromigo</text:span></text:p>
            <text:p><text:span text:style-name="T8">BromigoBromigoBromigoBromigoBromigo</text:span> Mexico</text:p>
          </table:table-cell>
          <table:table-cell table:style-name="ce123" office:value-type="string" calcext:value-type="string">
            <text:p>Error: Error: All Fields are Required</text:p>
          </table:table-cell>
          <table:table-cell table:style-name="ce423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1" xlink:type="simple">NR-1.2</text:a></text:p>
          </table:table-cell>
          <table:table-cell table:number-columns-repeated="1016"/>
        </table:table-row>
        <table:table-row table:style-name="ro14">
          <table:table-cell table:style-name="ce67" office:value-type="string" calcext:value-type="string">
            <text:p>N13</text:p>
          </table:table-cell>
          <table:table-cell table:style-name="ce88" office:value-type="string" calcext:value-type="string">
            <text:p><text:span text:style-name="T22">Ввести </text:span>64 символа в поле</text:p>
          </table:table-cell>
          <table:table-cell table:style-name="ce88" office:value-type="string" calcext:value-type="string">
            <text:p><text:span text:style-name="T8"> BromigoBromigoBromigoBromigoBromigo</text:span></text:p>
            <text:p><text:span text:style-name="T8">BromigoBromigoBromigoBromigoBromigo1</text:span></text:p>
          </table:table-cell>
          <table:table-cell table:style-name="ce88" office:value-type="string" calcext:value-type="string">
            <text:p><text:span text:style-name="T48">Success! Hello: </text:span><text:span text:style-name="T49">BromigoBromigoBromigoBromigoBromigo</text:span></text:p>
            <text:p><text:span text:style-name="T8">BromigoBromigoBromigoBromigoBromigo1</text:span><text:span text:style-name="T50"> Mexico</text:span></text:p>
          </table:table-cell>
          <table:table-cell table:style-name="ce123" office:value-type="string" calcext:value-type="string">
            <text:p>Error: Error: All Fields are Required</text:p>
          </table:table-cell>
          <table:table-cell table:style-name="ce423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1" xlink:type="simple">NR-1.2</text:a></text:p>
          </table:table-cell>
          <table:table-cell table:number-columns-repeated="1016"/>
        </table:table-row>
        <table:table-row table:style-name="ro14">
          <table:table-cell table:style-name="ce67" office:value-type="string" calcext:value-type="string">
            <text:p>N14</text:p>
          </table:table-cell>
          <table:table-cell table:style-name="ce88" office:value-type="string" calcext:value-type="string">
            <text:p><text:span text:style-name="T22">Ввести </text:span>65 символа в поле</text:p>
          </table:table-cell>
          <table:table-cell table:style-name="ce88" office:value-type="string" calcext:value-type="string">
            <text:p><text:span text:style-name="T8"> BromigoBromigoBromigoBromigoBromigo</text:span></text:p>
            <text:p><text:span text:style-name="T8">BromigoBromigoBromigoBromigoBromigo15</text:span></text:p>
          </table:table-cell>
          <table:table-cell table:style-name="ce88" office:value-type="string" calcext:value-type="string">
            <text:p><text:span text:style-name="T48">Success! Hello: </text:span><text:span text:style-name="T49">BromigoBromigoBromigoBromigoBromigo</text:span></text:p>
            <text:p><text:span text:style-name="T8">BromigoBromigoBromigoBromigoBromigo15</text:span><text:span text:style-name="T50"> Mexico</text:span></text:p>
          </table:table-cell>
          <table:table-cell table:style-name="ce123" office:value-type="string" calcext:value-type="string">
            <text:p>Error: Error: All Fields are Required</text:p>
          </table:table-cell>
          <table:table-cell table:style-name="ce423" table:content-validation-name="val1" office:value-type="string" calcext:value-type="string">
            <text:p>Fail</text:p>
          </table:table-cell>
          <table:table-cell table:style-name="ce76"/>
          <table:table-cell table:style-name="ce73" office:value-type="string" calcext:value-type="string">
            <text:p><text:a xlink:href="#Требования!A21" xlink:type="simple">NR-1.2</text:a></text:p>
          </table:table-cell>
          <table:table-cell table:number-columns-repeated="1016"/>
        </table:table-row>
        <table:table-row table:style-name="ro5">
          <table:table-cell table:style-name="ce68" table:number-columns-repeated="5"/>
          <table:table-cell table:style-name="ce126"/>
          <table:table-cell table:style-name="ce144" table:number-columns-repeated="2"/>
          <table:table-cell table:number-columns-repeated="1016"/>
        </table:table-row>
        <table:table-row table:style-name="ro6">
          <table:table-cell table:style-name="ce68" table:number-columns-repeated="5"/>
          <table:table-cell table:style-name="ce126"/>
          <table:table-cell table:style-name="ce149" table:number-columns-repeated="2"/>
          <table:table-cell table:number-columns-repeated="1016"/>
        </table:table-row>
        <table:table-row table:style-name="ro7">
          <table:table-cell table:style-name="Default" table:number-columns-repeated="8"/>
          <table:table-cell table:number-columns-repeated="1016"/>
        </table:table-row>
        <table:table-row table:style-name="ro5" table:number-rows-repeated="4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106"/>
          <table:table-cell table:style-name="ce176"/>
          <table:table-cell table:style-name="ce102"/>
          <table:table-cell table:style-name="ce112"/>
          <table:table-cell table:style-name="ce122"/>
          <table:table-cell table:style-name="ce425"/>
          <table:table-cell table:style-name="ce135"/>
          <table:table-cell table:style-name="ce166"/>
          <table:table-cell table:number-columns-repeated="1016"/>
        </table:table-row>
        <table:table-row table:style-name="ro5">
          <table:table-cell table:style-name="ce67"/>
          <table:table-cell table:style-name="ce84"/>
          <table:table-cell table:style-name="ce103"/>
          <table:table-cell table:style-name="ce84" table:number-columns-repeated="2"/>
          <table:table-cell table:style-name="ce423" table:content-validation-name="val1"/>
          <table:table-cell table:style-name="ce76"/>
          <table:table-cell table:style-name="ce73"/>
          <table:table-cell table:number-columns-repeated="1016"/>
        </table:table-row>
        <table:table-row table:style-name="ro5">
          <table:table-cell table:style-name="ce67"/>
          <table:table-cell table:style-name="ce84" table:number-columns-repeated="4"/>
          <table:table-cell table:style-name="ce423" table:content-validation-name="val1"/>
          <table:table-cell table:style-name="ce76"/>
          <table:table-cell table:style-name="ce73"/>
          <table:table-cell table:number-columns-repeated="1016"/>
        </table:table-row>
        <table:table-row table:style-name="ro5">
          <table:table-cell table:style-name="ce67"/>
          <table:table-cell/>
          <table:table-cell table:style-name="ce84"/>
          <table:table-cell table:style-name="ce76" table:number-columns-repeated="2"/>
          <table:table-cell table:style-name="ce423" table:content-validation-name="val1"/>
          <table:table-cell table:style-name="ce76"/>
          <table:table-cell table:style-name="ce73"/>
          <table:table-cell table:number-columns-repeated="1016"/>
        </table:table-row>
        <table:table-row table:style-name="ro5" table:number-rows-repeated="2">
          <table:table-cell table:style-name="ce67"/>
          <table:table-cell table:style-name="ce84" table:number-columns-repeated="2"/>
          <table:table-cell table:style-name="ce113"/>
          <table:table-cell table:style-name="ce84"/>
          <table:table-cell table:style-name="ce423" table:content-validation-name="val1"/>
          <table:table-cell table:style-name="ce76"/>
          <table:table-cell table:style-name="ce73"/>
          <table:table-cell table:number-columns-repeated="1016"/>
        </table:table-row>
        <table:table-row table:style-name="ro5">
          <table:table-cell table:style-name="ce67"/>
          <table:table-cell table:style-name="ce84" table:number-columns-repeated="2"/>
          <table:table-cell table:style-name="ce113"/>
          <table:table-cell table:style-name="ce123"/>
          <table:table-cell table:style-name="ce423" table:content-validation-name="val1"/>
          <table:table-cell table:style-name="ce76"/>
          <table:table-cell table:style-name="ce73"/>
          <table:table-cell table:number-columns-repeated="1016"/>
        </table:table-row>
        <table:table-row table:style-name="ro5">
          <table:table-cell table:style-name="ce67"/>
          <table:table-cell table:style-name="ce86"/>
          <table:table-cell table:style-name="ce84"/>
          <table:table-cell table:style-name="ce109" table:number-columns-repeated="2"/>
          <table:table-cell table:style-name="ce423" table:content-validation-name="val1"/>
          <table:table-cell table:style-name="ce76"/>
          <table:table-cell table:style-name="ce73"/>
          <table:table-cell table:number-columns-repeated="1016"/>
        </table:table-row>
        <table:table-row table:style-name="ro5">
          <table:table-cell table:style-name="Default" table:number-columns-repeated="8"/>
          <table:table-cell/>
          <table:table-cell table:style-name="ce149" table:number-columns-repeated="3"/>
          <table:table-cell table:number-columns-repeated="1012"/>
        </table:table-row>
        <table:table-row table:style-name="ro5">
          <table:table-cell table:style-name="Default" table:number-columns-repeated="8"/>
          <table:table-cell table:number-columns-repeated="2"/>
          <table:table-cell table:style-name="ce144"/>
          <table:table-cell table:number-columns-repeated="1013"/>
        </table:table-row>
        <table:table-row table:style-name="ro12">
          <table:table-cell table:style-name="ce67"/>
          <table:table-cell table:style-name="ce85" table:number-columns-repeated="2"/>
          <table:table-cell table:style-name="ce114"/>
          <table:table-cell table:style-name="ce85"/>
          <table:table-cell table:style-name="ce423" table:content-validation-name="val1"/>
          <table:table-cell table:style-name="ce76"/>
          <table:table-cell table:style-name="ce73"/>
          <table:table-cell table:number-columns-repeated="1016"/>
        </table:table-row>
        <table:table-row table:style-name="ro5">
          <table:table-cell table:style-name="ce67"/>
          <table:table-cell table:style-name="ce84" table:number-columns-repeated="4"/>
          <table:table-cell table:style-name="ce423" table:content-validation-name="val1"/>
          <table:table-cell table:style-name="ce92"/>
          <table:table-cell table:style-name="ce170"/>
          <table:table-cell table:style-name="ce198" table:number-columns-repeated="109"/>
          <table:table-cell table:style-name="ce203" table:number-columns-repeated="907"/>
        </table:table-row>
        <table:table-row table:style-name="ro5">
          <table:table-cell table:style-name="ce67"/>
          <table:table-cell table:style-name="ce83"/>
          <table:table-cell table:style-name="ce84" table:number-columns-repeated="3"/>
          <table:table-cell table:style-name="ce423" table:content-validation-name="val1"/>
          <table:table-cell table:style-name="ce152"/>
          <table:table-cell table:style-name="ce181"/>
          <table:table-cell table:number-columns-repeated="1016"/>
        </table:table-row>
        <table:table-row table:style-name="ro5">
          <table:table-cell table:style-name="ce67"/>
          <table:table-cell table:style-name="ce84" table:number-columns-repeated="4"/>
          <table:table-cell table:style-name="ce423" table:content-validation-name="val1"/>
          <table:table-cell table:style-name="ce152"/>
          <table:table-cell table:style-name="ce181"/>
          <table:table-cell table:number-columns-repeated="1016"/>
        </table:table-row>
        <table:table-row table:style-name="ro5">
          <table:table-cell table:style-name="ce67"/>
          <table:table-cell table:style-name="ce89" table:number-columns-repeated="2"/>
          <table:table-cell table:style-name="ce84"/>
          <table:table-cell table:style-name="ce124"/>
          <table:table-cell table:style-name="ce423" table:content-validation-name="val1"/>
          <table:table-cell table:style-name="ce154"/>
          <table:table-cell table:style-name="ce185"/>
          <table:table-cell table:number-columns-repeated="1016"/>
        </table:table-row>
        <table:table-row table:style-name="ro5" table:number-rows-repeated="2">
          <table:table-cell table:style-name="ce67"/>
          <table:table-cell table:style-name="ce90"/>
          <table:table-cell table:style-name="ce84" table:number-columns-repeated="3"/>
          <table:table-cell table:style-name="ce423" table:content-validation-name="val1"/>
          <table:table-cell table:style-name="ce76"/>
          <table:table-cell table:style-name="ce73"/>
          <table:table-cell table:number-columns-repeated="1016"/>
        </table:table-row>
        <table:table-row table:style-name="ro5">
          <table:table-cell table:style-name="ce67"/>
          <table:table-cell table:style-name="ce88" table:number-columns-repeated="3"/>
          <table:table-cell table:style-name="ce123"/>
          <table:table-cell table:style-name="ce423" table:content-validation-name="val1"/>
          <table:table-cell table:style-name="ce76"/>
          <table:table-cell table:style-name="ce73"/>
          <table:table-cell table:number-columns-repeated="1016"/>
        </table:table-row>
        <table:table-row table:style-name="ro5">
          <table:table-cell table:style-name="ce67"/>
          <table:table-cell table:style-name="ce88" table:number-columns-repeated="4"/>
          <table:table-cell table:style-name="ce423" table:content-validation-name="val1"/>
          <table:table-cell table:style-name="ce76"/>
          <table:table-cell table:style-name="ce73"/>
          <table:table-cell table:number-columns-repeated="1016"/>
        </table:table-row>
        <table:table-row table:style-name="ro5">
          <table:table-cell table:style-name="ce67"/>
          <table:table-cell table:style-name="ce88" table:number-columns-repeated="3"/>
          <table:table-cell table:style-name="ce123"/>
          <table:table-cell table:style-name="ce423" table:content-validation-name="val1"/>
          <table:table-cell table:style-name="ce76"/>
          <table:table-cell table:style-name="ce73"/>
          <table:table-cell table:style-name="ce198" table:number-columns-repeated="13"/>
          <table:table-cell table:style-name="ce202" table:number-columns-repeated="1003"/>
        </table:table-row>
        <table:table-row table:style-name="ro5">
          <table:table-cell table:style-name="ce72" table:number-columns-repeated="5"/>
          <table:table-cell table:style-name="ce129"/>
          <table:table-cell table:style-name="ce144"/>
          <table:table-cell table:style-name="ce189"/>
          <table:table-cell table:style-name="ce144" table:number-columns-repeated="2"/>
          <table:table-cell table:number-columns-repeated="1014"/>
        </table:table-row>
        <table:table-row table:style-name="ro5">
          <table:table-cell table:style-name="ce68" table:number-columns-repeated="6"/>
          <table:table-cell table:number-columns-repeated="1018"/>
        </table:table-row>
        <table:table-row table:style-name="ro16">
          <table:table-cell table:style-name="ce68" table:number-columns-repeated="6"/>
          <table:table-cell table:style-name="ce144" table:number-columns-repeated="3"/>
          <table:table-cell table:number-columns-repeated="1015"/>
        </table:table-row>
        <table:table-row table:style-name="ro16">
          <table:table-cell table:style-name="ce68" table:number-columns-repeated="6"/>
          <table:table-cell table:style-name="ce144" table:number-columns-repeated="2"/>
          <table:table-cell table:number-columns-repeated="1016"/>
        </table:table-row>
        <table:table-row table:style-name="ro5">
          <table:table-cell table:style-name="ce68" table:number-columns-repeated="6"/>
          <table:table-cell table:style-name="ce144" table:number-columns-repeated="2"/>
          <table:table-cell table:number-columns-repeated="1016"/>
        </table:table-row>
        <table:table-row table:style-name="ro17">
          <table:table-cell table:style-name="ce106"/>
          <table:table-cell table:style-name="ce151"/>
          <table:table-cell table:style-name="ce102"/>
          <table:table-cell table:style-name="ce112"/>
          <table:table-cell table:style-name="ce122"/>
          <table:table-cell table:style-name="ce425"/>
          <table:table-cell table:style-name="ce107"/>
          <table:table-cell table:style-name="ce190"/>
          <table:table-cell table:number-columns-repeated="1016"/>
        </table:table-row>
        <table:table-row table:style-name="ro5" table:number-rows-repeated="3">
          <table:table-cell table:style-name="ce73"/>
          <table:table-cell table:style-name="ce76" table:number-columns-repeated="4"/>
          <table:table-cell table:style-name="ce427" table:content-validation-name="val1"/>
          <table:table-cell table:style-name="ce152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76" table:number-columns-repeated="2"/>
          <table:table-cell table:style-name="ce115"/>
          <table:table-cell table:style-name="ce76"/>
          <table:table-cell table:style-name="ce427" table:content-validation-name="val1"/>
          <table:table-cell table:style-name="ce92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76" table:number-columns-repeated="2"/>
          <table:table-cell table:style-name="ce115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76" table:number-columns-repeated="2"/>
          <table:table-cell table:style-name="ce115"/>
          <table:table-cell table:style-name="ce11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76" table:number-columns-repeated="2"/>
          <table:table-cell table:style-name="ce116"/>
          <table:table-cell table:style-name="ce104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89" table:number-columns-repeated="2"/>
          <table:table-cell table:style-name="ce117"/>
          <table:table-cell table:style-name="ce116"/>
          <table:table-cell table:style-name="ce427" table:content-validation-name="val1"/>
          <table:table-cell table:style-name="ce152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89" table:number-columns-repeated="2"/>
          <table:table-cell table:style-name="ce117"/>
          <table:table-cell table:style-name="ce11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89" table:number-columns-repeated="2"/>
          <table:table-cell table:style-name="ce118"/>
          <table:table-cell table:style-name="ce116"/>
          <table:table-cell table:style-name="ce427" table:content-validation-name="val1"/>
          <table:table-cell table:style-name="ce92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89" table:number-columns-repeated="2"/>
          <table:table-cell table:style-name="ce116" table:number-columns-repeated="2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89"/>
          <table:table-cell table:style-name="ce104"/>
          <table:table-cell table:style-name="ce116" table:number-columns-repeated="2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style-name="ce73"/>
          <table:table-cell table:style-name="ce89" table:number-columns-repeated="3"/>
          <table:table-cell table:style-name="ce11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92" table:number-columns-repeated="2"/>
          <table:table-cell table:style-name="ce119"/>
          <table:table-cell table:style-name="ce92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76" table:number-columns-repeated="4"/>
          <table:table-cell table:style-name="ce427" table:content-validation-name="val1"/>
          <table:table-cell table:style-name="ce152"/>
          <table:table-cell table:style-name="ce181"/>
          <table:table-cell table:number-columns-repeated="1016"/>
        </table:table-row>
        <table:table-row table:style-name="ro5">
          <table:table-cell table:style-name="ce73"/>
          <table:table-cell table:style-name="ce93"/>
          <table:table-cell table:style-name="ce76" table:number-columns-repeated="3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76" table:number-columns-repeated="4"/>
          <table:table-cell table:style-name="ce427" table:content-validation-name="val1"/>
          <table:table-cell table:style-name="ce152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89" table:number-columns-repeated="2"/>
          <table:table-cell table:style-name="ce76"/>
          <table:table-cell table:style-name="ce89"/>
          <table:table-cell table:style-name="ce427" table:content-validation-name="val1"/>
          <table:table-cell table:style-name="ce154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94"/>
          <table:table-cell table:style-name="ce76" table:number-columns-repeated="3"/>
          <table:table-cell table:style-name="ce427" table:content-validation-name="val1"/>
          <table:table-cell table:style-name="ce152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94"/>
          <table:table-cell table:style-name="ce76" table:number-columns-repeated="3"/>
          <table:table-cell table:style-name="ce427" table:content-validation-name="val1"/>
          <table:table-cell table:style-name="ce152" table:number-columns-repeated="2"/>
          <table:table-cell table:style-name="ce144"/>
          <table:table-cell table:number-columns-repeated="1015"/>
        </table:table-row>
        <table:table-row table:style-name="ro5">
          <table:table-cell table:style-name="ce73"/>
          <table:table-cell table:style-name="ce89" table:number-columns-repeated="3"/>
          <table:table-cell table:style-name="ce116"/>
          <table:table-cell table:style-name="ce427" table:content-validation-name="val1"/>
          <table:table-cell table:style-name="ce152" table:number-columns-repeated="2"/>
          <table:table-cell table:style-name="ce144"/>
          <table:table-cell table:number-columns-repeated="1015"/>
        </table:table-row>
        <table:table-row table:style-name="ro5">
          <table:table-cell table:style-name="ce73"/>
          <table:table-cell table:style-name="ce89" table:number-columns-repeated="4"/>
          <table:table-cell table:style-name="ce427" table:content-validation-name="val1"/>
          <table:table-cell table:style-name="ce152" table:number-columns-repeated="2"/>
          <table:table-cell table:style-name="ce144"/>
          <table:table-cell table:number-columns-repeated="1015"/>
        </table:table-row>
        <table:table-row table:style-name="ro5">
          <table:table-cell table:style-name="ce73"/>
          <table:table-cell table:style-name="ce89" table:number-columns-repeated="3"/>
          <table:table-cell table:style-name="ce116"/>
          <table:table-cell table:style-name="ce427" table:content-validation-name="val1"/>
          <table:table-cell table:style-name="ce152" table:number-columns-repeated="2"/>
          <table:table-cell table:number-columns-repeated="1016"/>
        </table:table-row>
        <table:table-row table:style-name="ro5">
          <table:table-cell table:style-name="ce73"/>
          <table:table-cell table:style-name="ce89" table:number-columns-repeated="2"/>
          <table:table-cell table:style-name="ce116"/>
          <table:table-cell table:style-name="ce89"/>
          <table:table-cell table:style-name="ce427" table:content-validation-name="val1"/>
          <table:table-cell table:style-name="ce152" table:number-columns-repeated="2"/>
          <table:table-cell table:number-columns-repeated="1016"/>
        </table:table-row>
        <table:table-row table:style-name="ro5">
          <table:table-cell table:style-name="ce75" table:number-columns-repeated="5"/>
          <table:table-cell table:style-name="ce131"/>
          <table:table-cell table:style-name="ce158" table:number-columns-repeated="2"/>
          <table:table-cell table:number-columns-repeated="1016"/>
        </table:table-row>
        <table:table-row table:style-name="ro5" table:number-rows-repeated="2">
          <table:table-cell table:style-name="ce68" table:number-columns-repeated="5"/>
          <table:table-cell table:style-name="ce126"/>
          <table:table-cell table:style-name="ce161" table:number-columns-repeated="2"/>
          <table:table-cell table:number-columns-repeated="1016"/>
        </table:table-row>
        <table:table-row table:style-name="ro5">
          <table:table-cell table:style-name="ce68" table:number-columns-repeated="5"/>
          <table:table-cell table:style-name="ce126"/>
          <table:table-cell table:style-name="ce163" table:number-columns-repeated="2"/>
          <table:table-cell table:number-columns-repeated="1016"/>
        </table:table-row>
        <table:table-row table:style-name="ro20">
          <table:table-cell table:style-name="ce106"/>
          <table:table-cell table:style-name="ce176"/>
          <table:table-cell table:style-name="ce102"/>
          <table:table-cell table:style-name="ce112"/>
          <table:table-cell table:style-name="ce122"/>
          <table:table-cell table:style-name="ce268"/>
          <table:table-cell table:style-name="ce135"/>
          <table:table-cell table:style-name="ce166"/>
          <table:table-cell table:number-columns-repeated="1016"/>
        </table:table-row>
        <table:table-row table:style-name="ro5" table:number-rows-repeated="7">
          <table:table-cell table:style-name="ce76"/>
          <table:table-cell table:style-name="ce89" table:number-columns-repeated="2"/>
          <table:table-cell table:style-name="ce116"/>
          <table:table-cell table:style-name="ce89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style-name="ce76"/>
          <table:table-cell table:style-name="ce89" table:number-columns-repeated="4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3"/>
          <table:table-cell table:style-name="ce116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3"/>
          <table:table-cell table:style-name="ce89"/>
          <table:table-cell table:style-name="ce11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3"/>
          <table:table-cell table:style-name="ce116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5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4"/>
          <table:table-cell table:style-name="ce89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style-name="ce76" table:number-columns-repeated="5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style-name="ce76"/>
          <table:table-cell table:style-name="ce89"/>
          <table:table-cell table:style-name="ce76"/>
          <table:table-cell table:style-name="ce89" table:number-columns-repeated="2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89"/>
          <table:table-cell table:style-name="ce76"/>
          <table:table-cell table:style-name="ce116"/>
          <table:table-cell table:style-name="ce89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89" table:number-columns-repeated="2"/>
          <table:table-cell table:style-name="ce116"/>
          <table:table-cell table:style-name="ce89"/>
          <table:table-cell table:style-name="ce427" table:content-validation-name="val1"/>
          <table:table-cell table:style-name="ce154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89" table:number-columns-repeated="2"/>
          <table:table-cell table:style-name="ce116"/>
          <table:table-cell table:style-name="ce89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89" table:number-columns-repeated="4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2"/>
          <table:table-cell table:style-name="ce89"/>
          <table:table-cell table:style-name="ce116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2"/>
          <table:table-cell table:style-name="ce89" table:number-columns-repeated="2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2"/>
          <table:table-cell table:style-name="ce89"/>
          <table:table-cell table:style-name="ce120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style-name="ce76" table:number-columns-repeated="2"/>
          <table:table-cell table:style-name="ce89"/>
          <table:table-cell table:style-name="ce76" table:number-columns-repeated="2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2"/>
          <table:table-cell table:style-name="ce89"/>
          <table:table-cell table:style-name="ce76"/>
          <table:table-cell table:style-name="ce120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95" table:number-columns-repeated="4"/>
          <table:table-cell table:style-name="ce133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4"/>
          <table:table-cell table:style-name="ce120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96" table:number-columns-repeated="4"/>
          <table:table-cell table:style-name="ce134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93"/>
          <table:table-cell table:style-name="ce76" table:number-columns-repeated="3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3"/>
          <table:table-cell table:style-name="ce94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89" table:number-columns-repeated="2"/>
          <table:table-cell table:style-name="ce76"/>
          <table:table-cell table:style-name="ce89"/>
          <table:table-cell table:style-name="ce427" table:content-validation-name="val1"/>
          <table:table-cell table:style-name="ce152"/>
          <table:table-cell table:style-name="ce76"/>
          <table:table-cell table:number-columns-repeated="1016"/>
        </table:table-row>
        <table:table-row table:style-name="ro5">
          <table:table-cell table:style-name="ce76"/>
          <table:table-cell table:style-name="ce94"/>
          <table:table-cell table:style-name="ce76" table:number-columns-repeated="3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94"/>
          <table:table-cell table:style-name="ce105"/>
          <table:table-cell table:style-name="ce76" table:number-columns-repeated="2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5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4"/>
          <table:table-cell table:style-name="ce120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2"/>
          <table:table-cell table:style-name="ce89"/>
          <table:table-cell table:style-name="ce76"/>
          <table:table-cell table:style-name="ce120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5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3">
          <table:table-cell table:style-name="ce76" table:number-columns-repeated="4"/>
          <table:table-cell table:style-name="ce120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2"/>
          <table:table-cell table:style-name="ce89"/>
          <table:table-cell table:style-name="ce76"/>
          <table:table-cell table:style-name="ce120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4"/>
          <table:table-cell table:style-name="ce120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4">
          <table:table-cell table:style-name="ce68" table:number-columns-repeated="6"/>
          <table:table-cell table:style-name="ce149" table:number-columns-repeated="2"/>
          <table:table-cell table:number-columns-repeated="1016"/>
        </table:table-row>
        <table:table-row table:style-name="ro23">
          <table:table-cell table:style-name="ce106"/>
          <table:table-cell table:style-name="ce176"/>
          <table:table-cell table:style-name="ce102"/>
          <table:table-cell table:style-name="ce112"/>
          <table:table-cell table:style-name="ce122"/>
          <table:table-cell table:style-name="ce268"/>
          <table:table-cell table:style-name="ce135"/>
          <table:table-cell table:style-name="ce166"/>
          <table:table-cell table:number-columns-repeated="1016"/>
        </table:table-row>
        <table:table-row table:style-name="ro5">
          <table:table-cell table:style-name="ce76" table:number-columns-repeated="3"/>
          <table:table-cell table:style-name="ce120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3">
          <table:table-cell table:style-name="ce76" table:number-columns-repeated="4"/>
          <table:table-cell table:style-name="ce120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3"/>
          <table:table-cell table:style-name="ce120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4"/>
          <table:table-cell table:style-name="ce120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style-name="ce76" table:number-columns-repeated="3"/>
          <table:table-cell table:style-name="ce120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4"/>
          <table:table-cell table:style-name="ce120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3"/>
          <table:table-cell table:style-name="ce120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3">
          <table:table-cell table:style-name="ce76" table:number-columns-repeated="4"/>
          <table:table-cell table:style-name="ce120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93"/>
          <table:table-cell table:style-name="ce76" table:number-columns-repeated="3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3"/>
          <table:table-cell table:style-name="ce94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94"/>
          <table:table-cell table:style-name="ce104"/>
          <table:table-cell table:style-name="ce76" table:number-columns-repeated="2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94"/>
          <table:table-cell table:style-name="ce76" table:number-columns-repeated="3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 table:number-columns-repeated="5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06"/>
          <table:table-cell table:style-name="ce176"/>
          <table:table-cell table:style-name="ce102"/>
          <table:table-cell table:style-name="ce112"/>
          <table:table-cell table:style-name="ce122"/>
          <table:table-cell table:style-name="ce135" table:number-columns-repeated="2"/>
          <table:table-cell table:style-name="ce166"/>
          <table:table-cell table:number-columns-repeated="1016"/>
        </table:table-row>
        <table:table-row table:style-name="ro5" table:number-rows-repeated="5">
          <table:table-cell table:style-name="ce76"/>
          <table:table-cell table:style-name="ce97"/>
          <table:table-cell table:style-name="ce76" table:number-columns-repeated="3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>
          <table:table-cell table:style-name="ce76"/>
          <table:table-cell table:style-name="ce97"/>
          <table:table-cell table:style-name="ce76"/>
          <table:table-cell table:style-name="ce73"/>
          <table:table-cell table:style-name="ce76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style-name="ce76"/>
          <table:table-cell table:style-name="ce97"/>
          <table:table-cell table:style-name="ce76" table:number-columns-repeated="3"/>
          <table:table-cell table:style-name="ce427" table:content-validation-name="val1"/>
          <table:table-cell table:style-name="ce76" table:number-columns-repeated="2"/>
          <table:table-cell table:number-columns-repeated="1016"/>
        </table:table-row>
        <table:table-row table:style-name="ro5" table:number-rows-repeated="2">
          <table:table-cell table:style-name="ce68" table:number-columns-repeated="6"/>
          <table:table-cell table:number-columns-repeated="1018"/>
        </table:table-row>
        <table:table-row table:style-name="ro5">
          <table:table-cell table:style-name="ce79" office:value-type="string" calcext:value-type="string" table:number-columns-spanned="2" table:number-rows-spanned="1">
            <text:p>Environment </text:p>
          </table:table-cell>
          <table:covered-table-cell table:style-name="ce98"/>
          <table:table-cell table:style-name="ce68" table:number-columns-repeated="4"/>
          <table:table-cell table:number-columns-repeated="1018"/>
        </table:table-row>
        <table:table-row table:style-name="ro5">
          <table:table-cell table:style-name="ce411" office:value-type="string" calcext:value-type="string" table:number-columns-spanned="2" table:number-rows-spanned="1">
            <text:p>Linux x64 Chromium 101.0.4951.41</text:p>
          </table:table-cell>
          <table:covered-table-cell table:style-name="ce411"/>
          <table:table-cell table:style-name="ce68" table:number-columns-repeated="4"/>
          <table:table-cell table:number-columns-repeated="1018"/>
        </table:table-row>
        <table:table-row table:style-name="ro5">
          <table:table-cell table:style-name="ce68" table:number-columns-repeated="6"/>
          <table:table-cell table:number-columns-repeated="1018"/>
        </table:table-row>
        <table:table-row table:style-name="ro5">
          <table:table-cell table:style-name="ce68"/>
          <table:table-cell table:style-name="Default"/>
          <table:table-cell table:style-name="ce68" table:number-columns-repeated="4"/>
          <table:table-cell table:number-columns-repeated="1018"/>
        </table:table-row>
        <table:table-row table:style-name="ro5" table:number-rows-repeated="14">
          <table:table-cell table:style-name="ce68" table:number-columns-repeated="6"/>
          <table:table-cell table:number-columns-repeated="1018"/>
        </table:table-row>
        <table:table-row table:style-name="ro5" table:number-rows-repeated="2">
          <table:table-cell/>
          <table:table-cell table:style-name="ce68" table:number-columns-repeated="5"/>
          <table:table-cell table:number-columns-repeated="1018"/>
        </table:table-row>
        <table:table-row table:style-name="ro5" table:number-rows-repeated="104840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Boundary Value'.F44:'Boundary Value'.F73 'Boundary Value'.F125:'Boundary Value'.F142 'Boundary Value'.F75:'Boundary Value'.F119 'Boundary Value'.F146:'Boundary Value'.F153 'Boundary Value'.F29:'Boundary Value'.F39 'Boundary Value'.F3:'Boundary Value'.F13 'Boundary Value'.F19:'Boundary Value'.F26">
            <calcext:condition calcext:apply-style-name="Без имени4" calcext:value="=&quot;Fail&quot;" calcext:base-cell-address="'Boundary Value'.F3"/>
            <calcext:condition calcext:apply-style-name="Без имени3" calcext:value="=&quot;Pass&quot;" calcext:base-cell-address="'Boundary Value'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">
      <number:number number:decimal-places="0" number:min-decimal-places="0" number:min-integer-digits="3"/>
    </number:number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time-style style:name="N126">
      <number:minutes number:style="long"/>
      <number:text>:</number:text>
      <number:seconds number:style="long"/>
    </number:time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">
      <number:number number:decimal-places="0" number:min-decimal-places="0" number:min-integer-digits="4"/>
    </number:number-style>
    <number:number-style style:name="N149">
      <number:number number:decimal-places="0" number:min-decimal-places="0" number:min-integer-digits="2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time-style style:name="N147">
      <number:hours/>
      <number:text>:</number:text>
      <number:minutes number:style="long"/>
    </number:time-style>
    <number:date-style style:name="N118">
      <number:day/>
      <number:text>-</number:text>
      <number:month number:textual="true"/>
    </number:date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5">
      <number:number number:decimal-places="0" number:min-decimal-places="0" number:min-integer-digits="0"/>
    </number:number-style>
    <number:time-style style:name="N114">
      <number:hours/>
      <number:text>:</number:text>
      <number:minutes number:style="long"/>
      <number:text> </number:text>
      <number:am-pm/>
    </number:time-style>
    <number:date-style style:name="N142">
      <number:month number:textual="true"/>
      <number:text>-</number:text>
      <number:year/>
    </number:date-style>
    <number:currency-style style:name="N11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3P0"/>
    </number:currency-style>
    <number:date-style style:name="N111">
      <number:month/>
      <number:text>/</number:text>
      <number:day/>
      <number:text>/</number:text>
      <number:year number:style="long"/>
    </number:date-style>
    <number:currency-style style:name="N11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0P0"/>
    </number:currency-style>
    <number:date-style style:name="N137">
      <number:day/>
      <number:text>-</number:text>
      <number:month number:textual="true"/>
      <number:text>-</number:text>
      <number:year/>
    </number:dat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07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9a1414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f10d0c"/>
    </style:style>
    <style:style style:name="Зеленый_20_Pass" style:display-name="Зеленый Pass" style:family="table-cell" style:parent-style-name="Default">
      <style:table-cell-properties fo:background-color="#158466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Без_20_имени4" style:display-name="Без имени4" style:family="table-cell" style:parent-style-name="Default">
      <style:table-cell-properties fo:background-color="#dd3e4d"/>
    </style:style>
    <style:style style:name="Blocker" style:family="table-cell" style:parent-style-name="Default">
      <style:table-cell-properties fo:background-color="#333333" style:diagonal-bl-tr="none" style:diagonal-tl-br="none"/>
    </style:style>
    <style:style style:name="BLOO" style:family="table-cell" style:parent-style-name="Default">
      <style:table-cell-properties fo:background-color="#342a06" style:diagonal-bl-tr="none" style:diagonal-tl-br="none"/>
    </style:style>
    <style:style style:name="CRIT" style:family="table-cell" style:parent-style-name="Default">
      <style:table-cell-properties fo:background-color="#784b04"/>
    </style:style>
    <style:style style:name="Major" style:family="table-cell" style:parent-style-name="Default"/>
    <style:style style:name="MAJOOR" style:family="table-cell" style:parent-style-name="Default">
      <style:table-cell-properties fo:background-color="#2a6099"/>
    </style:style>
    <style:style style:name="minor" style:family="table-cell" style:parent-style-name="Default">
      <style:table-cell-properties fo:background-color="#e0c2cd"/>
    </style:style>
    <style:style style:name="Trivial" style:family="table-cell" style:parent-style-name="Default">
      <style:table-cell-properties fo:background-color="#dddddd" style:diagonal-bl-tr="none" style:diagonal-tl-br="none"/>
    </style:style>
    <style:style style:name="High" style:family="table-cell" style:parent-style-name="Default">
      <style:table-cell-properties fo:background-color="#d13734"/>
    </style:style>
    <style:style style:name="Medium" style:family="table-cell" style:parent-style-name="Default">
      <style:table-cell-properties fo:background-color="#f4a14d"/>
    </style:style>
    <style:style style:name="Без_20_имени5" style:display-name="Без имени5" style:family="table-cell" style:parent-style-name="Default">
      <style:table-cell-properties fo:background-color="#febcb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 style:data-style-name="N2" text:time-value="09:01:27.1910251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5-11T14:22:38.253885663</dc:date>
    <meta:editing-duration>P1DT22H18M53S</meta:editing-duration>
    <meta:editing-cycles>422</meta:editing-cycles>
    <meta:generator>LibreOffice/7.3.2.2$Linux_X86_64 LibreOffice_project/30$Build-2</meta:generator>
    <meta:document-statistic meta:table-count="5" meta:cell-count="1662" meta:object-count="1"/>
  </office:meta>
</office:document-meta>
</file>

<file path=Object 1/content.xml><?xml version="1.0" encoding="utf-8"?>
<math xmlns="http://www.w3.org/1998/Math/MathML" display="block"/>
</file>